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25cm" svg:stroke-color="#000000" draw:stroke-linejoin="round" draw:fill="solid" draw:fill-color="#eafbd2" fo:padding-top="0.187cm" fo:padding-bottom="0.187cm" fo:padding-left="0.312cm" fo:padding-right="0.312cm"/>
    </style:style>
    <style:style style:name="gr2" style:family="graphic" style:parent-style-name="standard">
      <style:graphic-properties draw:stroke="solid" svg:stroke-width="0.025cm" svg:stroke-color="#000000" draw:stroke-linejoin="round" draw:fill="solid" draw:fill-color="#ffffff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stroke-linejoin="round" draw:fill="solid" draw:fill-color="#fdfefb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615cm" fo:min-width="3.4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615cm" fo:min-width="1.6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15cm" fo:min-width="2.29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615cm" fo:min-width="3.342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0.395cm"/>
    </style:style>
    <style:style style:name="gr11" style:family="graphic" style:parent-style-name="standard">
      <style:graphic-properties draw:stroke="none" svg:stroke-color="#000000" draw:fill="none" draw:fill-color="#ffffff" fo:min-height="9.505cm"/>
    </style:style>
    <style:style style:name="gr12" style:family="graphic" style:parent-style-name="standard">
      <style:graphic-properties draw:stroke="none" svg:stroke-color="#000000" draw:fill="none" draw:fill-color="#ffffff" fo:min-height="8.6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4" style:family="graphic" style:parent-style-name="standard">
      <style:graphic-properties draw:stroke="none" svg:stroke-color="#000000" draw:fill="none" draw:fill-color="#ffffff" draw:textarea-vertical-align="top" fo:min-height="0.789cm"/>
    </style:style>
    <style:style style:name="gr15" style:family="graphic" style:parent-style-name="standard">
      <style:graphic-properties draw:stroke="none" svg:stroke-color="#000000" draw:fill="none" draw:fill-color="#ffffff" fo:min-height="21.805cm"/>
    </style:style>
    <style:style style:name="gr16" style:family="graphic" style:parent-style-name="standard">
      <style:graphic-properties draw:stroke="none" svg:stroke-color="#000000" draw:fill="none" draw:fill-color="#ffffff" fo:min-height="9.0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28cm"/>
    </style:style>
    <style:style style:name="P1" style:family="paragraph">
      <loext:graphic-properties draw:fill="solid" draw:fill-color="#eafbd2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dfef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7d13" style:font-name="sans-serif" fo:font-size="15pt" fo:font-style="normal" fo:font-weight="1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22cm" svg:height="14.697cm" svg:x="0.115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0.477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6" draw:text-style-name="P4" draw:layer="layout" svg:width="1.661cm" svg:height="0.615cm" svg:x="5.821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7" draw:text-style-name="P4" draw:layer="layout" svg:width="2.296cm" svg:height="0.615cm" svg:x="5.519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8" draw:text-style-name="P4" draw:layer="layout" svg:width="3.342cm" svg:height="0.615cm" svg:x="0.689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9" draw:text-style-name="P7" draw:layer="layout" svg:width="8.255cm" svg:height="1.016cm" svg:x="0.381cm" svg:y="2.378cm">
          <draw:text-box>
            <text:p text:style-name="P6">Friends</text:p>
          </draw:text-box>
        </draw:frame>
        <draw:frame draw:style-name="gr10" draw:text-style-name="P8" draw:layer="layout" svg:width="3.81cm" svg:height="0.645cm" svg:x="0.381cm" svg:y="4.146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4.826cm" svg:y="4.146cm">
          <draw:text-box>
            <text:p text:style-name="P6"><text:span text:style-name="T2">S</text:span><text:span text:style-name="T2">e</text:span><text:span text:style-name="T2">l</text:span><text:span text:style-name="T2">f</text:span></text:p>
          </draw:text-box>
        </draw:frame>
        <draw:frame draw:style-name="gr10" draw:text-style-name="P8" draw:layer="layout" svg:width="3.81cm" svg:height="0.645cm" svg:x="0.481cm" svg:y="5.557cm">
          <draw:text-box>
            <text:p text:style-name="P6"><text:span text:style-name="T2">S</text:span><text:span text:style-name="T2">,</text:span><text:span text:style-name="T2"> </text:span><text:span text:style-name="T2">M</text:span><text:span text:style-name="T2"> </text:span><text:span text:style-name="T2">(</text:span><text:span text:style-name="T2">b</text:span><text:span text:style-name="T2">i</text:span><text:span text:style-name="T2">t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k</text:span><text:span text:style-name="T2">e</text:span><text:span text:style-name="T2">u</text:span><text:span text:style-name="T2">p</text:span><text:span text:style-name="T2">)</text:span></text:p>
          </draw:text-box>
        </draw:frame>
        <draw:frame draw:style-name="gr10" draw:text-style-name="P8" draw:layer="layout" svg:width="3.81cm" svg:height="0.645cm" svg:x="4.781cm" svg:y="5.557cm">
          <draw:text-box>
            <text:p text:style-name="P6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1</text:span><text:span text:style-name="T2"> </text:span><text:span text:style-name="T2">m</text:span><text:span text:style-name="T2">i</text:span><text:span text:style-name="T2">n</text:span><text:span text:style-name="T2">.</text:span></text:p>
          </draw:text-box>
        </draw:frame>
        <draw:frame draw:style-name="gr11" draw:text-style-name="P9" draw:layer="layout" svg:width="8.255cm" svg:height="9.755cm" svg:x="0.381cm" svg:y="6.823cm">
          <draw:text-box>
            <text:p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4">:</text:span><text:span text:style-name="T4">O</text:span><text:span text:style-name="T4">n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n</text:span><text:span text:style-name="T4">'</text:span><text:span text:style-name="T4">t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/text:p>
            <text:p><text:span text:style-name="T4"/></text:p>
            <text:p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o</text:span><text:span text:style-name="T3">n</text:span><text:span text:style-name="T3"> </text:span><text:span text:style-name="T3">a</text:span><text:span text:style-name="T3">l</text:span><text:span text:style-name="T3">l</text:span><text:span text:style-name="T3"> </text:span><text:span text:style-name="T3">C</text:span><text:span text:style-name="T3">h</text:span><text:span text:style-name="T3">a</text:span><text:span text:style-name="T3">r</text:span><text:span text:style-name="T3">i</text:span><text:span text:style-name="T3">s</text:span><text:span text:style-name="T3">m</text:span><text:span text:style-name="T3">a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s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a</text:span><text:span text:style-name="T4">t</text:span><text:span text:style-name="T4"> </text:span><text:span text:style-name="T4">o</text:span><text:span text:style-name="T4">n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n</text:span><text:span text:style-name="T4">d</text:span><text:span text:style-name="T4">s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a</text:span><text:span text:style-name="T4">l</text:span><text:span text:style-name="T4">i</text:span><text:span text:style-name="T4">z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y</text:span><text:span text:style-name="T4">o</text:span><text:span text:style-name="T4">u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t</text:span><text:span text:style-name="T4">o</text:span><text:span text:style-name="T4"> </text:span><text:span text:style-name="T4">i</text:span><text:span text:style-name="T4">n</text:span><text:span text:style-name="T4">f</text:span><text:span text:style-name="T4">l</text:span><text:span text:style-name="T4">u</text:span><text:span text:style-name="T4">e</text:span><text:span text:style-name="T4">n</text:span><text:span text:style-name="T4">c</text:span><text:span text:style-name="T4">e</text:span><text:span text:style-name="T4"> </text:span><text:span text:style-name="T4">i</text:span><text:span text:style-name="T4">t</text:span><text:span text:style-name="T4">s</text:span><text:span text:style-name="T4"> </text:span><text:span text:style-name="T4">m</text:span><text:span text:style-name="T4">o</text:span><text:span text:style-name="T4">o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b</text:span><text:span text:style-name="T4">e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4">h</text:span><text:span text:style-name="T4">o</text:span><text:span text:style-name="T4">s</text:span><text:span text:style-name="T4">t</text:span><text:span text:style-name="T4">i</text:span><text:span text:style-name="T4">l</text:span><text:span text:style-name="T4">e</text:span><text:span text:style-name="T4"> </text:span><text:span text:style-name="T4">t</text:span><text:span text:style-name="T4">o</text:span><text:span text:style-name="T4">w</text:span><text:span text:style-name="T4">a</text:span><text:span text:style-name="T4">r</text:span><text:span text:style-name="T4">d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p</text:span><text:span text:style-name="T4">r</text:span><text:span text:style-name="T4">o</text:span><text:span text:style-name="T4">n</text:span><text:span text:style-name="T4">e</text:span><text:span text:style-name="T4"> </text:span><text:span text:style-name="T4">t</text:span><text:span text:style-name="T4">o</text:span><text:span text:style-name="T4"> </text:span><text:span text:style-name="T4">v</text:span><text:span text:style-name="T4">i</text:span><text:span text:style-name="T4">o</text:span><text:span text:style-name="T4">l</text:span><text:span text:style-name="T4">e</text:span><text:span text:style-name="T4">n</text:span><text:span text:style-name="T4">c</text:span><text:span text:style-name="T4">e</text:span><text:span text:style-name="T4"> </text:span><text:span text:style-name="T4">m</text:span><text:span text:style-name="T4">i</text:span><text:span text:style-name="T4">g</text:span><text:span text:style-name="T4">h</text:span><text:span text:style-name="T4">t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A</text:span><text:span text:style-name="T4">n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m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e</text:span><text:span text:style-name="T4">e</text:span><text:span text:style-name="T4">k</text:span><text:span text:style-name="T4"> </text:span><text:span text:style-name="T4">r</text:span><text:span text:style-name="T4">e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w</text:span><text:span text:style-name="T4">a</text:span><text:span text:style-name="T4">y</text:span><text:span text:style-name="T4">s</text:span><text:span text:style-name="T4"> </text:span><text:span text:style-name="T4">(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M</text:span><text:span text:style-name="T4">’</text:span><text:span text:style-name="T4">s</text:span><text:span text:style-name="T4"> </text:span><text:span text:style-name="T4">d</text:span><text:span text:style-name="T4">i</text:span><text:span text:style-name="T4">s</text:span><text:span text:style-name="T4">c</text:span><text:span text:style-name="T4">r</text:span><text:span text:style-name="T4">e</text:span><text:span text:style-name="T4">t</text:span><text:span text:style-name="T4">i</text:span><text:span text:style-name="T4">o</text:span><text:span text:style-name="T4">n</text:span><text:span text:style-name="T4">)</text:span><text:span text:style-name="T4">,</text:span><text:span text:style-name="T4"> 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i</text:span><text:span text:style-name="T4">t</text:span><text:span text:style-name="T4">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6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7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8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9" draw:text-style-name="P7" draw:layer="layout" svg:width="8.255cm" svg:height="1.016cm" svg:x="9.347cm" svg:y="2.372cm">
          <draw:text-box>
            <text:p text:style-name="P6">Firebolt</text:p>
          </draw:text-box>
        </draw:frame>
        <draw:frame draw:style-name="gr10" draw:text-style-name="P8" draw:layer="layout" svg:width="3.81cm" svg:height="0.645cm" svg:x="9.347cm" svg:y="4.14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13.792cm" svg:y="4.14cm">
          <draw:text-box>
            <text:p text:style-name="P6"><text:span text:style-name="T2">1</text:span><text:span text:style-name="T2">2</text:span><text:span text:style-name="T2">0</text:span><text:span text:style-name="T2"> </text:span><text:span text:style-name="T2">f</text:span><text:span text:style-name="T2">e</text:span><text:span text:style-name="T2">e</text:span><text:span text:style-name="T2">t</text:span></text:p>
          </draw:text-box>
        </draw:frame>
        <draw:frame draw:style-name="gr10" draw:text-style-name="P8" draw:layer="layout" svg:width="3.81cm" svg:height="0.645cm" svg:x="9.447cm" svg:y="5.551cm">
          <draw:text-box>
            <text:p text:style-name="P6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10" draw:text-style-name="P8" draw:layer="layout" svg:width="3.81cm" svg:height="0.645cm" svg:x="13.747cm" svg:y="5.551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2" draw:text-style-name="P9" draw:layer="layout" svg:width="8.001cm" svg:height="8.891cm" svg:x="9.474cm" svg:y="6.817cm">
          <draw:text-box>
            <text:p><text:span text:style-name="T4">Y</text:span><text:span text:style-name="T4">o</text:span><text:span text:style-name="T4">u</text:span><text:span text:style-name="T4"> </text:span><text:span text:style-name="T4">h</text:span><text:span text:style-name="T4">u</text:span><text:span text:style-name="T4">r</text:span><text:span text:style-name="T4">l</text:span><text:span text:style-name="T4"> </text:span><text:span text:style-name="T4">a</text:span><text:span text:style-name="T4"> </text:span><text:span text:style-name="T4">m</text:span><text:span text:style-name="T4">o</text:span><text:span text:style-name="T4">t</text:span><text:span text:style-name="T4">e</text:span><text:span text:style-name="T4"> </text:span><text:span text:style-name="T4">o</text:span><text:span text:style-name="T4">f</text:span><text:span text:style-name="T4"> </text:span><text:span text:style-name="T4">f</text:span><text:span text:style-name="T4">i</text:span><text:span text:style-name="T4">r</text:span><text:span text:style-name="T4">e</text:span><text:span text:style-name="T4"> </text:span><text:span text:style-name="T4">a</text:span><text:span text:style-name="T4">t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r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r</text:span><text:span text:style-name="T4">a</text:span><text:span text:style-name="T4">n</text:span><text:span text:style-name="T4">g</text:span><text:span text:style-name="T4">e</text:span><text:span text:style-name="T4">.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r</text:span><text:span text:style-name="T4">a</text:span><text:span text:style-name="T4">n</text:span><text:span text:style-name="T4">g</text:span><text:span text:style-name="T4">e</text:span><text:span text:style-name="T4">d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k</text:span><text:span text:style-name="T4">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h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3">1</text:span><text:span text:style-name="T3">d</text:span><text:span text:style-name="T3">1</text:span><text:span text:style-name="T3">0</text:span><text:span text:style-name="T3"> </text:span><text:span text:style-name="T3">f</text:span><text:span text:style-name="T3">i</text:span><text:span text:style-name="T3">r</text:span><text:span text:style-name="T3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.</text:span><text:span text:style-name="T4"> </text:span><text:span text:style-name="T4">A</text:span><text:span text:style-name="T4"> </text:span><text:span text:style-name="T4">f</text:span><text:span text:style-name="T4">l</text:span><text:span text:style-name="T4">a</text:span><text:span text:style-name="T4">m</text:span><text:span text:style-name="T4">m</text:span><text:span text:style-name="T4">a</text:span><text:span text:style-name="T4">b</text:span><text:span text:style-name="T4">l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h</text:span><text:span text:style-name="T4">i</text:span><text:span text:style-name="T4">t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i</text:span><text:span text:style-name="T4">g</text:span><text:span text:style-name="T4">n</text:span><text:span text:style-name="T4">i</text:span><text:span text:style-name="T4">t</text:span><text:span text:style-name="T4">e</text:span><text:span text:style-name="T4">s</text:span><text:span text:style-name="T4"> </text:span><text:span text:style-name="T4">i</text:span><text:span text:style-name="T4">f</text:span><text:span text:style-name="T4"> </text:span><text:span text:style-name="T4">i</text:span><text:span text:style-name="T4">t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w</text:span><text:span text:style-name="T4">o</text:span><text:span text:style-name="T4">r</text:span><text:span text:style-name="T4">n</text:span><text:span text:style-name="T4"> </text:span><text:span text:style-name="T4">o</text:span><text:span text:style-name="T4">r</text:span><text:span text:style-name="T4"> </text:span><text:span text:style-name="T4">c</text:span><text:span text:style-name="T4">a</text:span><text:span text:style-name="T4">r</text:span><text:span text:style-name="T4">r</text:span><text:span text:style-name="T4">i</text:span><text:span text:style-name="T4">e</text:span><text:span text:style-name="T4">d</text:span><text:span text:style-name="T4">.</text:span><text:span text:style-name="T4"> </text:span></text:p>
            <text:p><text:span text:style-name="T4"/></text:p>
            <text:p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’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b</text:span><text:span text:style-name="T4">y</text:span><text:span text:style-name="T4"> </text:span><text:span text:style-name="T4">1</text:span><text:span text:style-name="T4">d</text:span><text:span text:style-name="T4">1</text:span><text:span text:style-name="T4">0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r</text:span><text:span text:style-name="T4">e</text:span><text:span text:style-name="T4">a</text:span><text:span text:style-name="T4">c</text:span><text:span text:style-name="T4">h</text:span><text:span text:style-name="T4"> </text:span><text:span text:style-name="T4">5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2</text:span><text:span text:style-name="T4">d</text:span><text:span text:style-name="T4">1</text:span><text:span text:style-name="T4">0</text:span><text:span text:style-name="T4">)</text:span><text:span text:style-name="T4">,</text:span><text:span text:style-name="T4"> </text:span><text:span text:style-name="T4">1</text:span><text:span text:style-name="T4">1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3</text:span><text:span text:style-name="T4">d</text:span><text:span text:style-name="T4">1</text:span><text:span text:style-name="T4">0</text:span><text:span text:style-name="T4">)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1</text:span><text:span text:style-name="T4">7</text:span><text:span text:style-name="T4">t</text:span><text:span text:style-name="T4">h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(</text:span><text:span text:style-name="T4">4</text:span><text:span text:style-name="T4">d</text:span><text:span text:style-name="T4">1</text:span><text:span text:style-name="T4">0</text:span><text:span text:style-name="T4">)</text:span><text:span text:style-name="T4">.</text:span></text:p>
          </draw:text-box>
        </draw:frame>
        <draw:polygon draw:style-name="gr1" draw:text-style-name="P1" draw:layer="layout" svg:width="8.822cm" svg:height="14.697cm" svg:x="18.084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18.364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381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18.446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18.446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4cm" svg:y="3.725cm">
          <draw:text-box>
            <text:p/>
          </draw:text-box>
        </draw:frame>
        <draw:frame draw:style-name="gr5" draw:text-style-name="P4" draw:layer="layout" svg:width="3.448cm" svg:height="0.615cm" svg:x="18.604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79cm" svg:y="3.725cm">
          <draw:text-box>
            <text:p/>
          </draw:text-box>
        </draw:frame>
        <draw:frame draw:style-name="gr6" draw:text-style-name="P4" draw:layer="layout" svg:width="1.661cm" svg:height="0.615cm" svg:x="23.79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488cm" svg:y="5.129cm">
          <draw:text-box>
            <text:p/>
          </draw:text-box>
        </draw:frame>
        <draw:frame draw:style-name="gr7" draw:text-style-name="P4" draw:layer="layout" svg:width="2.296cm" svg:height="0.615cm" svg:x="23.488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658cm" svg:y="5.106cm">
          <draw:text-box>
            <text:p/>
          </draw:text-box>
        </draw:frame>
        <draw:frame draw:style-name="gr8" draw:text-style-name="P4" draw:layer="layout" svg:width="3.342cm" svg:height="0.615cm" svg:x="18.658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9.037cm" svg:y="4.267cm">
          <draw:text-box>
            <text:p/>
          </draw:text-box>
        </draw:frame>
        <draw:frame draw:style-name="gr4" draw:text-style-name="P4" draw:layer="layout" svg:width="0.002cm" svg:height="0.937cm" svg:x="23.643cm" svg:y="4.267cm">
          <draw:text-box>
            <text:p/>
          </draw:text-box>
        </draw:frame>
        <draw:frame draw:style-name="gr4" draw:text-style-name="P4" draw:layer="layout" svg:width="0.002cm" svg:height="0.937cm" svg:x="19.665cm" svg:y="5.649cm">
          <draw:text-box>
            <text:p/>
          </draw:text-box>
        </draw:frame>
        <draw:frame draw:style-name="gr4" draw:text-style-name="P4" draw:layer="layout" svg:width="0.002cm" svg:height="0.937cm" svg:x="22.931cm" svg:y="5.7cm">
          <draw:text-box>
            <text:p/>
          </draw:text-box>
        </draw:frame>
        <draw:frame draw:style-name="gr9" draw:text-style-name="P7" draw:layer="layout" svg:width="8.255cm" svg:height="1.016cm" svg:x="18.35cm" svg:y="2.378cm">
          <draw:text-box>
            <text:p text:style-name="P6">Animated Scroll</text:p>
          </draw:text-box>
        </draw:frame>
        <draw:frame draw:style-name="gr10" draw:text-style-name="P8" draw:layer="layout" svg:width="3.81cm" svg:height="0.645cm" svg:x="18.35cm" svg:y="4.146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22.795cm" svg:y="4.146cm">
          <draw:text-box>
            <text:p text:style-name="P6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10" draw:text-style-name="P8" draw:layer="layout" svg:width="3.81cm" svg:height="0.645cm" svg:x="18.45cm" svg:y="5.557cm">
          <draw:text-box>
            <text:p text:style-name="P6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M</text:span><text:span text:style-name="T2"> </text:span><text:span text:style-name="T2">(</text:span><text:span text:style-name="T2">o</text:span><text:span text:style-name="T2">r</text:span><text:span text:style-name="T2">i</text:span><text:span text:style-name="T2">g</text:span><text:span text:style-name="T2">a</text:span><text:span text:style-name="T2">m</text:span><text:span text:style-name="T2">i</text:span><text:span text:style-name="T2">)</text:span></text:p>
          </draw:text-box>
        </draw:frame>
        <draw:frame draw:style-name="gr10" draw:text-style-name="P8" draw:layer="layout" svg:width="3.81cm" svg:height="0.645cm" svg:x="22.75cm" svg:y="5.557cm">
          <draw:text-box>
            <text:p text:style-name="P6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2</text:span><text:span text:style-name="T2">4</text:span><text:span text:style-name="T2">h</text:span></text:p>
          </draw:text-box>
        </draw:frame>
        <draw:frame draw:style-name="gr11" draw:text-style-name="P10" draw:layer="layout" svg:width="8.255cm" svg:height="9.755cm" svg:x="18.35cm" svg:y="6.823cm">
          <draw:text-box>
            <text:p><text:span text:style-name="T5">T</text:span><text:span text:style-name="T5">h</text:span><text:span text:style-name="T5">e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o</text:span><text:span text:style-name="T5">r</text:span><text:span text:style-name="T5"> </text:span><text:span text:style-name="T5">p</text:span><text:span text:style-name="T5">a</text:span><text:span text:style-name="T5">r</text:span><text:span text:style-name="T5">c</text:span><text:span text:style-name="T5">h</text:span><text:span text:style-name="T5">m</text:span><text:span text:style-name="T5">e</text:span><text:span text:style-name="T5">n</text:span><text:span text:style-name="T5">t</text:span><text:span text:style-name="T5"> </text:span><text:span text:style-name="T5">m</text:span><text:span text:style-name="T5">u</text:span><text:span text:style-name="T5">s</text:span><text:span text:style-name="T5">t</text:span><text:span text:style-name="T5"> </text:span><text:span text:style-name="T5">b</text:span><text:span text:style-name="T5">e</text:span><text:span text:style-name="T5"> </text:span><text:span text:style-name="T5">f</text:span><text:span text:style-name="T5">o</text:span><text:span text:style-name="T5">l</text:span><text:span text:style-name="T5">d</text:span><text:span text:style-name="T5">e</text:span><text:span text:style-name="T5">d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h</text:span><text:span text:style-name="T5">a</text:span><text:span text:style-name="T5">p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b</text:span><text:span text:style-name="T5">e</text:span><text:span text:style-name="T5">f</text:span><text:span text:style-name="T5">o</text:span><text:span text:style-name="T5">r</text:span><text:span text:style-name="T5">e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.</text:span><text:span text:style-name="T5"> </text:span><text:span text:style-name="T5">I</text:span><text:span text:style-name="T5">t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b</text:span><text:span text:style-name="T5">e</text:span><text:span text:style-name="T5">c</text:span><text:span text:style-name="T5">o</text:span><text:span text:style-name="T5">m</text:span><text:span text:style-name="T5">e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t</text:span><text:span text:style-name="T5">e</text:span><text:span text:style-name="T5">d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k</text:span><text:span text:style-name="T5">i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o</text:span><text:span text:style-name="T5">l</text:span><text:span text:style-name="T5">d</text:span><text:span text:style-name="T5">e</text:span><text:span text:style-name="T5">d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m</text:span><text:span text:style-name="T5">o</text:span><text:span text:style-name="T5">s</text:span><text:span text:style-name="T5">t</text:span><text:span text:style-name="T5"> </text:span><text:span text:style-name="T5">c</text:span><text:span text:style-name="T5">l</text:span><text:span text:style-name="T5">o</text:span><text:span text:style-name="T5">s</text:span><text:span text:style-name="T5">e</text:span><text:span text:style-name="T5">l</text:span><text:span text:style-name="T5">y</text:span><text:span text:style-name="T5"> </text:span><text:span text:style-name="T5">r</text:span><text:span text:style-name="T5">e</text:span><text:span text:style-name="T5">s</text:span><text:span text:style-name="T5">e</text:span><text:span text:style-name="T5">m</text:span><text:span text:style-name="T5">b</text:span><text:span text:style-name="T5">l</text:span><text:span text:style-name="T5">e</text:span><text:span text:style-name="T5">s</text:span><text:span text:style-name="T5">.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u</text:span><text:span text:style-name="T5">s</text:span><text:span text:style-name="T5">e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a</text:span><text:span text:style-name="T5">t</text:span><text:span text:style-name="T5"> </text:span><text:span text:style-name="T5">b</text:span><text:span text:style-name="T5">l</text:span><text:span text:style-name="T5">o</text:span><text:span text:style-name="T5">c</text:span><text:span text:style-name="T5">k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y</text:span><text:span text:style-name="T5"> </text:span><text:span text:style-name="T5">b</text:span><text:span text:style-name="T5">e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h</text:span><text:span text:style-name="T5">a</text:span><text:span text:style-name="T5">s</text:span><text:span text:style-name="T5"> </text:span><text:span text:style-name="T5">a</text:span><text:span text:style-name="T5"> </text:span><text:span text:style-name="T5">c</text:span><text:span text:style-name="T5">h</text:span><text:span text:style-name="T5">a</text:span><text:span text:style-name="T5">l</text:span><text:span text:style-name="T5">l</text:span><text:span text:style-name="T5">e</text:span><text:span text:style-name="T5">n</text:span><text:span text:style-name="T5">g</text:span><text:span text:style-name="T5">e</text:span><text:span text:style-name="T5"> 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o</text:span><text:span text:style-name="T5">f</text:span><text:span text:style-name="T5"> </text:span><text:span text:style-name="T5">0</text:span><text:span text:style-name="T5">.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m</text:span><text:span text:style-name="T5">a</text:span><text:span text:style-name="T5">d</text:span><text:span text:style-name="T5">e</text:span><text:span text:style-name="T5"> </text:span><text:span text:style-name="T5">o</text:span><text:span text:style-name="T5">f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,</text:span><text:span text:style-name="T5"> </text:span><text:span text:style-name="T5">n</text:span><text:span text:style-name="T5">o</text:span><text:span text:style-name="T5">t</text:span><text:span text:style-name="T5"> </text:span><text:span text:style-name="T5">f</text:span><text:span text:style-name="T5">l</text:span><text:span text:style-name="T5">e</text:span><text:span text:style-name="T5">s</text:span><text:span text:style-name="T5">h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o</text:span><text:span text:style-name="T5">n</text:span><text:span text:style-name="T5">e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i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o</text:span><text:span text:style-name="T5"> </text:span><text:span text:style-name="T5">a</text:span><text:span text:style-name="T5">n</text:span><text:span text:style-name="T5">y</text:span><text:span text:style-name="T5">t</text:span><text:span text:style-name="T5">h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a</text:span><text:span text:style-name="T5">l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o</text:span><text:span text:style-name="T5">:</text:span><text:span text:style-name="T5"> </text:span><text:span text:style-name="T5">a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o</text:span><text:span text:style-name="T5">w</text:span><text:span text:style-name="T5">l</text:span><text:span text:style-name="T5"> </text:span><text:span text:style-name="T5">c</text:span><text:span text:style-name="T5">a</text:span><text:span text:style-name="T5">n</text:span><text:span text:style-name="T5"> </text:span><text:span text:style-name="T5">f</text:span><text:span text:style-name="T5">l</text:span><text:span text:style-name="T5">y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i</text:span><text:span text:style-name="T5">t</text:span><text:span text:style-name="T5">s</text:span><text:span text:style-name="T5"> </text:span><text:span text:style-name="T5">t</text:span><text:span text:style-name="T5">a</text:span><text:span text:style-name="T5">l</text:span><text:span text:style-name="T5">o</text:span><text:span text:style-name="T5">n</text:span><text:span text:style-name="T5">s</text:span><text:span text:style-name="T5">,</text:span><text:span text:style-name="T5"> </text:span><text:span text:style-name="T5">a</text:span><text:span text:style-name="T5"> </text:span><text:span text:style-name="T5">p</text:span><text:span text:style-name="T5">a</text:span><text:span text:style-name="T5">p</text:span><text:span text:style-name="T5">e</text:span><text:span text:style-name="T5">r</text:span><text:span text:style-name="T5"> </text:span><text:span text:style-name="T5">f</text:span><text:span text:style-name="T5">r</text:span><text:span text:style-name="T5">o</text:span><text:span text:style-name="T5">g</text:span><text:span text:style-name="T5"> </text:span><text:span text:style-name="T5">c</text:span><text:span text:style-name="T5">a</text:span><text:span text:style-name="T5">n</text:span><text:span text:style-name="T5"> </text:span><text:span text:style-name="T5">s</text:span><text:span text:style-name="T5">w</text:span><text:span text:style-name="T5">i</text:span><text:span text:style-name="T5">m</text:span><text:span text:style-name="T5"> </text:span><text:span text:style-name="T5">w</text:span><text:span text:style-name="T5">i</text:span><text:span text:style-name="T5">t</text:span><text:span text:style-name="T5">h</text:span><text:span text:style-name="T5">o</text:span><text:span text:style-name="T5">u</text:span><text:span text:style-name="T5">t</text:span><text:span text:style-name="T5"> </text:span><text:span text:style-name="T5">d</text:span><text:span text:style-name="T5">i</text:span><text:span text:style-name="T5">s</text:span><text:span text:style-name="T5">i</text:span><text:span text:style-name="T5">n</text:span><text:span text:style-name="T5">t</text:span><text:span text:style-name="T5">e</text:span><text:span text:style-name="T5">g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 </text:span><text:span text:style-name="T5">w</text:span><text:span text:style-name="T5">a</text:span><text:span text:style-name="T5">t</text:span><text:span text:style-name="T5">e</text:span><text:span text:style-name="T5">r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o</text:span><text:span text:style-name="T5"> </text:span><text:span text:style-name="T5">f</text:span><text:span text:style-name="T5">o</text:span><text:span text:style-name="T5">r</text:span><text:span text:style-name="T5">t</text:span><text:span text:style-name="T5">h</text:span><text:span text:style-name="T5">.</text:span><text:span text:style-name="T5"> </text:span><text:span text:style-name="T5">I</text:span><text:span text:style-name="T5">t</text:span><text:span text:style-name="T5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s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s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e</text:span><text:span text:style-name="T5">s</text:span><text:span text:style-name="T5">t</text:span><text:span text:style-name="T5"> </text:span><text:span text:style-name="T5">o</text:span><text:span text:style-name="T5">f</text:span><text:span text:style-name="T5"> </text:span><text:span text:style-name="T5">i</text:span><text:span text:style-name="T5">t</text:span><text:span text:style-name="T5">s</text:span><text:span text:style-name="T5"> 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,</text:span><text:span text:style-name="T5"> </text:span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c</text:span><text:span text:style-name="T5">a</text:span><text:span text:style-name="T5">r</text:span><text:span text:style-name="T5">r</text:span><text:span text:style-name="T5">y</text:span><text:span text:style-name="T5">i</text:span><text:span text:style-name="T5">n</text:span><text:span text:style-name="T5">g</text:span><text:span text:style-name="T5"> </text:span><text:span text:style-name="T5">m</text:span><text:span text:style-name="T5">e</text:span><text:span text:style-name="T5">s</text:span><text:span text:style-name="T5">s</text:span><text:span text:style-name="T5">a</text:span><text:span text:style-name="T5">g</text:span><text:span text:style-name="T5">e</text:span><text:span text:style-name="T5">s</text:span><text:span text:style-name="T5"> </text:span><text:span text:style-name="T5">t</text:span><text:span text:style-name="T5">o</text:span><text:span text:style-name="T5"> </text:span><text:span text:style-name="T5">a</text:span><text:span text:style-name="T5"> </text:span><text:span text:style-name="T5">r</text:span><text:span text:style-name="T5">e</text:span><text:span text:style-name="T5">c</text:span><text:span text:style-name="T5">i</text:span><text:span text:style-name="T5">p</text:span><text:span text:style-name="T5">i</text:span><text:span text:style-name="T5">e</text:span><text:span text:style-name="T5">n</text:span><text:span text:style-name="T5">t</text:span><text:span text:style-name="T5"> </text:span><text:span text:style-name="T5">w</text:span><text:span text:style-name="T5">h</text:span><text:span text:style-name="T5">o</text:span><text:span text:style-name="T5">s</text:span><text:span text:style-name="T5">e</text:span><text:span text:style-name="T5"> </text:span><text:span text:style-name="T5">l</text:span><text:span text:style-name="T5">o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k</text:span><text:span text:style-name="T5">n</text:span><text:span text:style-name="T5">o</text:span><text:span text:style-name="T5">w</text:span><text:span text:style-name="T5">.</text:span></text:p>
            <text:p><text:span text:style-name="T5"/></text:p>
            <text:p><text:span text:style-name="T5">A</text:span><text:span text:style-name="T5">t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s</text:span><text:span text:style-name="T5">T</text:span><text:span text:style-name="T5">h</text:span><text:span text:style-name="T5">e</text:span><text:span text:style-name="T5"> </text:span><text:span text:style-name="T5">d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s</text:span><text:span text:style-name="T5"> </text:span><text:span text:style-name="T5">b</text:span><text:span text:style-name="T5">y</text:span><text:span text:style-name="T5"> </text:span><text:span text:style-name="T5">2</text:span><text:span text:style-name="T5">4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 </text:span><text:span text:style-name="T5">a</text:span><text:span text:style-name="T5">t</text:span><text:span text:style-name="T5"> </text:span><text:span text:style-name="T5">5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4</text:span><text:span text:style-name="T5">8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,</text:span><text:span text:style-name="T5"> </text:span><text:span text:style-name="T5">1</text:span><text:span text:style-name="T5">1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7</text:span><text:span text:style-name="T5">2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1</text:span><text:span text:style-name="T5">7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9</text:span><text:span text:style-name="T5">6</text:span><text:span text:style-name="T5"> </text:span><text:span text:style-name="T5">h</text:span><text:span text:style-name="T5">o</text:span><text:span text:style-name="T5">u</text:span><text:span text:style-name="T5">r</text:span><text:span text:style-name="T5">s</text:span><text:span text:style-name="T5">)</text:span><text:span text:style-name="T5">.</text:span></text:p>
          </draw:text-box>
        </draw:frame>
        <draw:frame draw:style-name="gr4" draw:text-style-name="P4" draw:layer="layout" svg:width="0.002cm" svg:height="0.937cm" svg:x="27.67cm" svg:y="3.719cm">
          <draw:text-box>
            <text:p/>
          </draw:text-box>
        </draw:frame>
        <draw:frame draw:style-name="gr4" draw:text-style-name="P4" draw:layer="layout" svg:width="0.002cm" svg:height="0.937cm" svg:x="27.724cm" svg:y="5.1cm">
          <draw:text-box>
            <text:p/>
          </draw:text-box>
        </draw:frame>
        <draw:frame draw:style-name="gr13" draw:text-style-name="P11" draw:layer="layout" svg:width="3.652cm" svg:height="1.195cm" svg:x="0.158cm" svg:y="0.075cm">
          <draw:text-box>
            <text:p><text:span text:style-name="T6">C</text:span><text:span text:style-name="T6">a</text:span><text:span text:style-name="T6">n</text:span><text:span text:style-name="T6">t</text:span><text:span text:style-name="T6">r</text:span><text:span text:style-name="T6">i</text:span><text:span text:style-name="T6">p</text:span><text:span text:style-name="T6">s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8.822cm" svg:height="29.181cm" svg:x="0.115cm" svg:y="2.06cm" svg:viewBox="0 0 8823 29182" draw:points="4412,29182 0,29182 0,0 8823,0 8823,29182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23.689cm" svg:x="0.477cm" svg:y="6.79cm" svg:viewBox="0 0 8087 23690" svg:d="M0 0h8087c0 0 0 14576 0 21905 0 1827-1011 1785-1011 1785h-1011-2021-2022-1011c0 0-1011 5-1011-1676 0-6169 0-22014 0-22014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6" draw:text-style-name="P4" draw:layer="layout" svg:width="1.661cm" svg:height="0.615cm" svg:x="5.821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7" draw:text-style-name="P4" draw:layer="layout" svg:width="2.296cm" svg:height="0.615cm" svg:x="5.519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8" draw:text-style-name="P4" draw:layer="layout" svg:width="3.342cm" svg:height="0.615cm" svg:x="0.689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9" draw:text-style-name="P7" draw:layer="layout" svg:width="8.255cm" svg:height="1.016cm" svg:x="0.381cm" svg:y="2.378cm">
          <draw:text-box>
            <text:p text:style-name="P6">Find Familiar</text:p>
          </draw:text-box>
        </draw:frame>
        <draw:frame draw:style-name="gr10" draw:text-style-name="P8" draw:layer="layout" svg:width="3.81cm" svg:height="0.645cm" svg:x="0.381cm" svg:y="4.146cm">
          <draw:text-box>
            <text:p text:style-name="P6"><text:span text:style-name="T2">1</text:span><text:span text:style-name="T2"> </text:span><text:span text:style-name="T2">h</text:span><text:span text:style-name="T2">o</text:span><text:span text:style-name="T2">u</text:span><text:span text:style-name="T2">r</text:span></text:p>
          </draw:text-box>
        </draw:frame>
        <draw:frame draw:style-name="gr10" draw:text-style-name="P8" draw:layer="layout" svg:width="3.81cm" svg:height="0.645cm" svg:x="4.826cm" svg:y="4.146cm">
          <draw:text-box>
            <text:p text:style-name="P6"><text:span text:style-name="T2">1</text:span><text:span text:style-name="T2">0</text:span><text:span text:style-name="T2"> </text:span><text:span text:style-name="T2">f</text:span><text:span text:style-name="T2">e</text:span><text:span text:style-name="T2">e</text:span><text:span text:style-name="T2">t</text:span></text:p>
          </draw:text-box>
        </draw:frame>
        <draw:frame draw:style-name="gr14" draw:text-style-name="P8" draw:layer="layout" svg:width="4.218cm" svg:height="1.039cm" svg:x="0.354cm" svg:y="5.565cm">
          <draw:text-box>
            <text:p text:style-name="P6"><text:span text:style-name="T2">V</text:span><text:span text:style-name="T2">,</text:span><text:span text:style-name="T2">S</text:span><text:span text:style-name="T2">,</text:span><text:span text:style-name="T2">M</text:span><text:span text:style-name="T2"> </text:span><text:span text:style-name="T2">(</text:span><text:span text:style-name="T2">1</text:span><text:span text:style-name="T2">0</text:span><text:span text:style-name="T2">g</text:span><text:span text:style-name="T2">p</text:span><text:span text:style-name="T2"> </text:span><text:span text:style-name="T2">h</text:span><text:span text:style-name="T2">e</text:span><text:span text:style-name="T2">r</text:span><text:span text:style-name="T2">b</text:span><text:span text:style-name="T2">s</text:span><text:span text:style-name="T2">)</text:span></text:p>
          </draw:text-box>
        </draw:frame>
        <draw:frame draw:style-name="gr10" draw:text-style-name="P8" draw:layer="layout" svg:width="3.81cm" svg:height="0.645cm" svg:x="4.781cm" svg:y="5.557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5" draw:text-style-name="P10" draw:layer="layout" svg:width="8.255cm" svg:height="22.055cm" svg:x="0.381cm" svg:y="6.858cm">
          <draw:text-box>
            <text:p><text:span text:style-name="T5">Y</text:span><text:span text:style-name="T5">o</text:span><text:span text:style-name="T5">u</text:span><text:span text:style-name="T5"> </text:span><text:span text:style-name="T5">g</text:span><text:span text:style-name="T5">a</text:span><text:span text:style-name="T5">i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,</text:span><text:span text:style-name="T5"> </text:span><text:span text:style-name="T5">a</text:span><text:span text:style-name="T5"> </text:span><text:span text:style-name="T5">s</text:span><text:span text:style-name="T5">p</text:span><text:span text:style-name="T5">i</text:span><text:span text:style-name="T5">r</text:span><text:span text:style-name="T5">i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t</text:span><text:span text:style-name="T5">a</text:span><text:span text:style-name="T5">k</text:span><text:span text:style-name="T5">e</text:span><text:span text:style-name="T5">s</text:span><text:span text:style-name="T5"> </text:span><text:span text:style-name="T5">a</text:span><text:span text:style-name="T5"> </text:span><text:span text:style-name="T5">s</text:span><text:span text:style-name="T5">m</text:span><text:span text:style-name="T5">a</text:span><text:span text:style-name="T5">l</text:span><text:span text:style-name="T5">l</text:span><text:span text:style-name="T5"> </text:span><text:span text:style-name="T5">a</text:span><text:span text:style-name="T5">n</text:span><text:span text:style-name="T5">i</text:span><text:span text:style-name="T5">m</text:span><text:span text:style-name="T5">a</text:span><text:span text:style-name="T5">l</text:span><text:span text:style-name="T5"> </text:span><text:span text:style-name="T5">f</text:span><text:span text:style-name="T5">o</text:span><text:span text:style-name="T5">r</text:span><text:span text:style-name="T5">m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h</text:span><text:span text:style-name="T5">o</text:span><text:span text:style-name="T5">o</text:span><text:span text:style-name="T5">s</text:span><text:span text:style-name="T5">e</text:span><text:span text:style-name="T5">.</text:span><text:span text:style-name="T5"> 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 </text:span><text:span text:style-name="T5">a</text:span><text:span text:style-name="T5">n</text:span><text:span text:style-name="T5"> </text:span><text:span text:style-name="T5">u</text:span><text:span text:style-name="T5">n</text:span><text:span text:style-name="T5">o</text:span><text:span text:style-name="T5">c</text:span><text:span text:style-name="T5">c</text:span><text:span text:style-name="T5">u</text:span><text:span text:style-name="T5">p</text:span><text:span text:style-name="T5">i</text:span><text:span text:style-name="T5">e</text:span><text:span text:style-name="T5">d</text:span><text:span text:style-name="T5"> </text:span><text:span text:style-name="T5">s</text:span><text:span text:style-name="T5">p</text:span><text:span text:style-name="T5">a</text:span><text:span text:style-name="T5">c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r</text:span><text:span text:style-name="T5">a</text:span><text:span text:style-name="T5">n</text:span><text:span text:style-name="T5">g</text:span><text:span text:style-name="T5">e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h</text:span><text:span text:style-name="T5">a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a</text:span><text:span text:style-name="T5">t</text:span><text:span text:style-name="T5">i</text:span><text:span text:style-name="T5">s</text:span><text:span text:style-name="T5">t</text:span><text:span text:style-name="T5">i</text:span><text:span text:style-name="T5">c</text:span><text:span text:style-name="T5">s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h</text:span><text:span text:style-name="T5">o</text:span><text:span text:style-name="T5">s</text:span><text:span text:style-name="T5">e</text:span><text:span text:style-name="T5">n</text:span><text:span text:style-name="T5"> </text:span><text:span text:style-name="T5">f</text:span><text:span text:style-name="T5">o</text:span><text:span text:style-name="T5">r</text:span><text:span text:style-name="T5">m</text:span><text:span text:style-name="T5">,</text:span><text:span text:style-name="T5"> </text:span><text:span text:style-name="T5">t</text:span><text:span text:style-name="T5">h</text:span><text:span text:style-name="T5">o</text:span><text:span text:style-name="T5">u</text:span><text:span text:style-name="T5">g</text:span><text:span text:style-name="T5">h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c</text:span><text:span text:style-name="T5">e</text:span><text:span text:style-name="T5">l</text:span><text:span text:style-name="T5">e</text:span><text:span text:style-name="T5">s</text:span><text:span text:style-name="T5">t</text:span><text:span text:style-name="T5">i</text:span><text:span text:style-name="T5">a</text:span><text:span text:style-name="T5">l</text:span><text:span text:style-name="T5">,</text:span><text:span text:style-name="T5"> </text:span><text:span text:style-name="T5">f</text:span><text:span text:style-name="T5">e</text:span><text:span text:style-name="T5">y</text:span><text:span text:style-name="T5">,</text:span><text:span text:style-name="T5"> </text:span><text:span text:style-name="T5">o</text:span><text:span text:style-name="T5">r</text:span><text:span text:style-name="T5"> </text:span><text:span text:style-name="T5">f</text:span><text:span text:style-name="T5">i</text:span><text:span text:style-name="T5">e</text:span><text:span text:style-name="T5">n</text:span><text:span text:style-name="T5">d</text:span><text:span text:style-name="T5"> </text:span><text:span text:style-name="T5">(</text:span><text:span text:style-name="T5">y</text:span><text:span text:style-name="T5">o</text:span><text:span text:style-name="T5">u</text:span><text:span text:style-name="T5">r</text:span><text:span text:style-name="T5"> </text:span><text:span text:style-name="T5">c</text:span><text:span text:style-name="T5">h</text:span><text:span text:style-name="T5">o</text:span><text:span text:style-name="T5">i</text:span><text:span text:style-name="T5">c</text:span><text:span text:style-name="T5">e</text:span><text:span text:style-name="T5">)</text:span><text:span text:style-name="T5"> </text:span><text:span text:style-name="T5">i</text:span><text:span text:style-name="T5">n</text:span><text:span text:style-name="T5">s</text:span><text:span text:style-name="T5">t</text:span><text:span text:style-name="T5">e</text:span><text:span text:style-name="T5">a</text:span><text:span text:style-name="T5">d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b</text:span><text:span text:style-name="T5">e</text:span><text:span text:style-name="T5">a</text:span><text:span text:style-name="T5">s</text:span><text:span text:style-name="T5">t</text:span><text:span text:style-name="T5">.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a</text:span><text:span text:style-name="T5">c</text:span><text:span text:style-name="T5">t</text:span><text:span text:style-name="T5">s</text:span><text:span text:style-name="T5"> </text:span><text:span text:style-name="T5">i</text:span><text:span text:style-name="T5">n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e</text:span><text:span text:style-name="T5">n</text:span><text:span text:style-name="T5">t</text:span><text:span text:style-name="T5">l</text:span><text:span text:style-name="T5">y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i</text:span><text:span text:style-name="T5">t</text:span><text:span text:style-name="T5"> </text:span><text:span text:style-name="T5">a</text:span><text:span text:style-name="T5">l</text:span><text:span text:style-name="T5">w</text:span><text:span text:style-name="T5">a</text:span><text:span text:style-name="T5">y</text:span><text:span text:style-name="T5">s</text:span><text:span text:style-name="T5"> </text:span><text:span text:style-name="T5">o</text:span><text:span text:style-name="T5">b</text:span><text:span text:style-name="T5">e</text:span><text:span text:style-name="T5">y</text:span><text:span text:style-name="T5">s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s</text:span><text:span text:style-name="T5">.</text:span><text:span text:style-name="T5"> </text:span><text:span text:style-name="T5">I</text:span><text:span text:style-name="T5">n</text:span><text:span text:style-name="T5"> </text:span><text:span text:style-name="T5">c</text:span><text:span text:style-name="T5">o</text:span><text:span text:style-name="T5">m</text:span><text:span text:style-name="T5">b</text:span><text:span text:style-name="T5">a</text:span><text:span text:style-name="T5">t</text:span><text:span text:style-name="T5">,</text:span><text:span text:style-name="T5"> </text:span><text:span text:style-name="T5">i</text:span><text:span text:style-name="T5">t</text:span><text:span text:style-name="T5"> </text:span><text:span text:style-name="T5">r</text:span><text:span text:style-name="T5">o</text:span><text:span text:style-name="T5">l</text:span><text:span text:style-name="T5">l</text:span><text:span text:style-name="T5">s</text:span><text:span text:style-name="T5"> </text:span><text:span text:style-name="T5">i</text:span><text:span text:style-name="T5">t</text:span><text:span text:style-name="T5">s</text:span><text:span text:style-name="T5"> </text:span><text:span text:style-name="T5">o</text:span><text:span text:style-name="T5">w</text:span><text:span text:style-name="T5">n</text:span><text:span text:style-name="T5"> </text:span><text:span text:style-name="T5">i</text:span><text:span text:style-name="T5">n</text:span><text:span text:style-name="T5">i</text:span><text:span text:style-name="T5">t</text:span><text:span text:style-name="T5">i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a</text:span><text:span text:style-name="T5">c</text:span><text:span text:style-name="T5">t</text:span><text:span text:style-name="T5">s</text:span><text:span text:style-name="T5"> </text:span><text:span text:style-name="T5">o</text:span><text:span text:style-name="T5">n</text:span><text:span text:style-name="T5"> </text:span><text:span text:style-name="T5">i</text:span><text:span text:style-name="T5">t</text:span><text:span text:style-name="T5">s</text:span><text:span text:style-name="T5"> </text:span><text:span text:style-name="T5">o</text:span><text:span text:style-name="T5">w</text:span><text:span text:style-name="T5">n</text:span><text:span text:style-name="T5"> </text:span><text:span text:style-name="T5">t</text:span><text:span text:style-name="T5">u</text:span><text:span text:style-name="T5">r</text:span><text:span text:style-name="T5">n</text:span><text:span text:style-name="T5">.</text:span><text:span text:style-name="T5"> </text:span><text:span text:style-name="T5">A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c</text:span><text:span text:style-name="T5">a</text:span><text:span text:style-name="T5">n</text:span><text:span text:style-name="T5">’</text:span><text:span text:style-name="T5">t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,</text:span><text:span text:style-name="T5"> </text:span><text:span text:style-name="T5">b</text:span><text:span text:style-name="T5">u</text:span><text:span text:style-name="T5">t</text:span><text:span text:style-name="T5"> </text:span><text:span text:style-name="T5">i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t</text:span><text:span text:style-name="T5">a</text:span><text:span text:style-name="T5">k</text:span><text:span text:style-name="T5">e</text:span><text:span text:style-name="T5"> </text:span><text:span text:style-name="T5">o</text:span><text:span text:style-name="T5">t</text:span><text:span text:style-name="T5">h</text:span><text:span text:style-name="T5">e</text:span><text:span text:style-name="T5">r</text:span><text:span text:style-name="T5">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a</text:span><text:span text:style-name="T5">s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.</text:span><text:span text:style-name="T5"> </text:span><text:span text:style-name="T5">W</text:span><text:span text:style-name="T5">h</text:span><text:span text:style-name="T5">e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d</text:span><text:span text:style-name="T5">r</text:span><text:span text:style-name="T5">o</text:span><text:span text:style-name="T5">p</text:span><text:span text:style-name="T5">s</text:span><text:span text:style-name="T5"> </text:span><text:span text:style-name="T5">t</text:span><text:span text:style-name="T5">o</text:span><text:span text:style-name="T5"> </text:span><text:span text:style-name="T5">0</text:span><text:span text:style-name="T5"> </text:span><text:span text:style-name="T5">h</text:span><text:span text:style-name="T5">i</text:span><text:span text:style-name="T5">t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,</text:span><text:span text:style-name="T5"> </text:span><text:span text:style-name="T5">i</text:span><text:span text:style-name="T5">t</text:span><text:span text:style-name="T5"> </text:span><text:span text:style-name="T5">d</text:span><text:span text:style-name="T5">i</text:span><text:span text:style-name="T5">s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s</text:span><text:span text:style-name="T5">,</text:span><text:span text:style-name="T5"> </text:span><text:span text:style-name="T5">l</text:span><text:span text:style-name="T5">e</text:span><text:span text:style-name="T5">a</text:span><text:span text:style-name="T5">v</text:span><text:span text:style-name="T5">i</text:span><text:span text:style-name="T5">n</text:span><text:span text:style-name="T5">g</text:span><text:span text:style-name="T5"> </text:span><text:span text:style-name="T5">b</text:span><text:span text:style-name="T5">e</text:span><text:span text:style-name="T5">h</text:span><text:span text:style-name="T5">i</text:span><text:span text:style-name="T5">n</text:span><text:span text:style-name="T5">d</text:span><text:span text:style-name="T5"> </text:span><text:span text:style-name="T5">n</text:span><text:span text:style-name="T5">o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a</text:span><text:span text:style-name="T5">l</text:span><text:span text:style-name="T5"> </text:span><text:span text:style-name="T5">f</text:span><text:span text:style-name="T5">o</text:span><text:span text:style-name="T5">r</text:span><text:span text:style-name="T5">m</text:span><text:span text:style-name="T5">.</text:span><text:span text:style-name="T5"> </text:span><text:span text:style-name="T5">I</text:span><text:span text:style-name="T5">t</text:span><text:span text:style-name="T5"> </text:span><text:span text:style-name="T5">r</text:span><text:span text:style-name="T5">e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s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a</text:span><text:span text:style-name="T5">g</text:span><text:span text:style-name="T5">a</text:span><text:span text:style-name="T5">i</text:span><text:span text:style-name="T5">n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i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1</text:span><text:span text:style-name="T5">0</text:span><text:span text:style-name="T5">0</text:span><text:span text:style-name="T5"> </text:span><text:span text:style-name="T5">f</text:span><text:span text:style-name="T5">e</text:span><text:span text:style-name="T5">e</text:span><text:span text:style-name="T5">t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</text:span><text:span text:style-name="T5">c</text:span><text:span text:style-name="T5">a</text:span><text:span text:style-name="T5">t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i</text:span><text:span text:style-name="T5">t</text:span><text:span text:style-name="T5"> </text:span><text:span text:style-name="T5">t</text:span><text:span text:style-name="T5">e</text:span><text:span text:style-name="T5">l</text:span><text:span text:style-name="T5">e</text:span><text:span text:style-name="T5">p</text:span><text:span text:style-name="T5">a</text:span><text:span text:style-name="T5">t</text:span><text:span text:style-name="T5">h</text:span><text:span text:style-name="T5">i</text:span><text:span text:style-name="T5">c</text:span><text:span text:style-name="T5">a</text:span><text:span text:style-name="T5">l</text:span><text:span text:style-name="T5">l</text:span><text:span text:style-name="T5">y</text:span><text:span text:style-name="T5">.</text:span><text:span text:style-name="T5"> </text:span><text:span text:style-name="T5">A</text:span><text:span text:style-name="T5">d</text:span><text:span text:style-name="T5">d</text:span><text:span text:style-name="T5">i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l</text:span><text:span text:style-name="T5">y</text:span><text:span text:style-name="T5">,</text:span><text:span text:style-name="T5"> </text:span><text:span text:style-name="T5">a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s</text:span><text:span text:style-name="T5">e</text:span><text:span text:style-name="T5">e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’</text:span><text:span text:style-name="T5">s</text:span><text:span text:style-name="T5"> </text:span><text:span text:style-name="T5">e</text:span><text:span text:style-name="T5">y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h</text:span><text:span text:style-name="T5">e</text:span><text:span text:style-name="T5">a</text:span><text:span text:style-name="T5">r</text:span><text:span text:style-name="T5"> </text:span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t</text:span><text:span text:style-name="T5"> </text:span><text:span text:style-name="T5">h</text:span><text:span text:style-name="T5">e</text:span><text:span text:style-name="T5">a</text:span><text:span text:style-name="T5">r</text:span><text:span text:style-name="T5">s</text:span><text:span text:style-name="T5"> </text:span><text:span text:style-name="T5">u</text:span><text:span text:style-name="T5">n</text:span><text:span text:style-name="T5">t</text:span><text:span text:style-name="T5">i</text:span><text:span text:style-name="T5">l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n</text:span><text:span text:style-name="T5">e</text:span><text:span text:style-name="T5">x</text:span><text:span text:style-name="T5">t</text:span><text:span text:style-name="T5"> </text:span><text:span text:style-name="T5">t</text:span><text:span text:style-name="T5">u</text:span><text:span text:style-name="T5">r</text:span><text:span text:style-name="T5">n</text:span><text:span text:style-name="T5">,</text:span><text:span text:style-name="T5"> </text:span><text:span text:style-name="T5">g</text:span><text:span text:style-name="T5">a</text:span><text:span text:style-name="T5">i</text:span><text:span text:style-name="T5">n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e</text:span><text:span text:style-name="T5"> </text:span><text:span text:style-name="T5">b</text:span><text:span text:style-name="T5">e</text:span><text:span text:style-name="T5">n</text:span><text:span text:style-name="T5">e</text:span><text:span text:style-name="T5">f</text:span><text:span text:style-name="T5">i</text:span><text:span text:style-name="T5">t</text:span><text:span text:style-name="T5">s</text:span><text:span text:style-name="T5"> </text:span><text:span text:style-name="T5">o</text:span><text:span text:style-name="T5">f</text:span><text:span text:style-name="T5"> </text:span><text:span text:style-name="T5">a</text:span><text:span text:style-name="T5">n</text:span><text:span text:style-name="T5">y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a</text:span><text:span text:style-name="T5">l</text:span><text:span text:style-name="T5"> </text:span><text:span text:style-name="T5">s</text:span><text:span text:style-name="T5">e</text:span><text:span text:style-name="T5">n</text:span><text:span text:style-name="T5">s</text:span><text:span text:style-name="T5">e</text:span><text:span text:style-name="T5">s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h</text:span><text:span text:style-name="T5">a</text:span><text:span text:style-name="T5">s</text:span><text:span text:style-name="T5">.</text:span><text:span text:style-name="T5"> </text:span><text:span text:style-name="T5">D</text:span><text:span text:style-name="T5">u</text:span><text:span text:style-name="T5">r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t</text:span><text:span text:style-name="T5">i</text:span><text:span text:style-name="T5">m</text:span><text:span text:style-name="T5">e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a</text:span><text:span text:style-name="T5">r</text:span><text:span text:style-name="T5">e</text:span><text:span text:style-name="T5"> </text:span><text:span text:style-name="T5">d</text:span><text:span text:style-name="T5">e</text:span><text:span text:style-name="T5">a</text:span><text:span text:style-name="T5">f</text:span><text:span text:style-name="T5"> </text:span><text:span text:style-name="T5">a</text:span><text:span text:style-name="T5">n</text:span><text:span text:style-name="T5">d</text:span><text:span text:style-name="T5"> </text:span><text:span text:style-name="T5">b</text:span><text:span text:style-name="T5">l</text:span><text:span text:style-name="T5">i</text:span><text:span text:style-name="T5">n</text:span><text:span text:style-name="T5">d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r</text:span><text:span text:style-name="T5">e</text:span><text:span text:style-name="T5">g</text:span><text:span text:style-name="T5">a</text:span><text:span text:style-name="T5">r</text:span><text:span text:style-name="T5">d</text:span><text:span text:style-name="T5"> </text:span><text:span text:style-name="T5">t</text:span><text:span text:style-name="T5">o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o</text:span><text:span text:style-name="T5">w</text:span><text:span text:style-name="T5">n</text:span><text:span text:style-name="T5"> </text:span><text:span text:style-name="T5">s</text:span><text:span text:style-name="T5">e</text:span><text:span text:style-name="T5">n</text:span><text:span text:style-name="T5">s</text:span><text:span text:style-name="T5">e</text:span><text:span text:style-name="T5">s</text:span><text:span text:style-name="T5">.</text:span><text:span text:style-name="T5"> </text:span><text:span text:style-name="T5">A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t</text:span><text:span text:style-name="T5">e</text:span><text:span text:style-name="T5">m</text:span><text:span text:style-name="T5">p</text:span><text:span text:style-name="T5">o</text:span><text:span text:style-name="T5">r</text:span><text:span text:style-name="T5">a</text:span><text:span text:style-name="T5">r</text:span><text:span text:style-name="T5">i</text:span><text:span text:style-name="T5">l</text:span><text:span text:style-name="T5">y</text:span><text:span text:style-name="T5"> </text:span><text:span text:style-name="T5">d</text:span><text:span text:style-name="T5">i</text:span><text:span text:style-name="T5">s</text:span><text:span text:style-name="T5">m</text:span><text:span text:style-name="T5">i</text:span><text:span text:style-name="T5">s</text:span><text:span text:style-name="T5">s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.</text:span><text:span text:style-name="T5"> </text:span><text:span text:style-name="T5">I</text:span><text:span text:style-name="T5">t</text:span><text:span text:style-name="T5"> </text:span><text:span text:style-name="T5">d</text:span><text:span text:style-name="T5">i</text:span><text:span text:style-name="T5">s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s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a</text:span><text:span text:style-name="T5"> </text:span><text:span text:style-name="T5">p</text:span><text:span text:style-name="T5">o</text:span><text:span text:style-name="T5">c</text:span><text:span text:style-name="T5">k</text:span><text:span text:style-name="T5">e</text:span><text:span text:style-name="T5">t</text:span><text:span text:style-name="T5"> </text:span><text:span text:style-name="T5">d</text:span><text:span text:style-name="T5">i</text:span><text:span text:style-name="T5">m</text:span><text:span text:style-name="T5">e</text:span><text:span text:style-name="T5">n</text:span><text:span text:style-name="T5">s</text:span><text:span text:style-name="T5">i</text:span><text:span text:style-name="T5">o</text:span><text:span text:style-name="T5">n</text:span><text:span text:style-name="T5"> </text:span><text:span text:style-name="T5">w</text:span><text:span text:style-name="T5">h</text:span><text:span text:style-name="T5">e</text:span><text:span text:style-name="T5">r</text:span><text:span text:style-name="T5">e</text:span><text:span text:style-name="T5"> </text:span><text:span text:style-name="T5">i</text:span><text:span text:style-name="T5">t</text:span><text:span text:style-name="T5"> </text:span><text:span text:style-name="T5">a</text:span><text:span text:style-name="T5">w</text:span><text:span text:style-name="T5">a</text:span><text:span text:style-name="T5">i</text:span><text:span text:style-name="T5">t</text:span><text:span text:style-name="T5">s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s</text:span><text:span text:style-name="T5">u</text:span><text:span text:style-name="T5">m</text:span><text:span text:style-name="T5">m</text:span><text:span text:style-name="T5">o</text:span><text:span text:style-name="T5">n</text:span><text:span text:style-name="T5">s</text:span><text:span text:style-name="T5">.</text:span><text:span text:style-name="T5"> </text:span><text:span text:style-name="T5">A</text:span><text:span text:style-name="T5">l</text:span><text:span text:style-name="T5">t</text:span><text:span text:style-name="T5">e</text:span><text:span text:style-name="T5">r</text:span><text:span text:style-name="T5">n</text:span><text:span text:style-name="T5">a</text:span><text:span text:style-name="T5">t</text:span><text:span text:style-name="T5">i</text:span><text:span text:style-name="T5">v</text:span><text:span text:style-name="T5">e</text:span><text:span text:style-name="T5">l</text:span><text:span text:style-name="T5">y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i</text:span><text:span text:style-name="T5">s</text:span><text:span text:style-name="T5">m</text:span><text:span text:style-name="T5">i</text:span><text:span text:style-name="T5">s</text:span><text:span text:style-name="T5">s</text:span><text:span text:style-name="T5"> </text:span><text:span text:style-name="T5">i</text:span><text:span text:style-name="T5">t</text:span><text:span text:style-name="T5"> </text:span><text:span text:style-name="T5">f</text:span><text:span text:style-name="T5">o</text:span><text:span text:style-name="T5">r</text:span><text:span text:style-name="T5">e</text:span><text:span text:style-name="T5">v</text:span><text:span text:style-name="T5">e</text:span><text:span text:style-name="T5">r</text:span><text:span text:style-name="T5">.</text:span><text:span text:style-name="T5"> </text:span><text:span text:style-name="T5">A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t</text:span><text:span text:style-name="T5">e</text:span><text:span text:style-name="T5">m</text:span><text:span text:style-name="T5">p</text:span><text:span text:style-name="T5">o</text:span><text:span text:style-name="T5">r</text:span><text:span text:style-name="T5">a</text:span><text:span text:style-name="T5">r</text:span><text:span text:style-name="T5">i</text:span><text:span text:style-name="T5">l</text:span><text:span text:style-name="T5">y</text:span><text:span text:style-name="T5"> </text:span><text:span text:style-name="T5">d</text:span><text:span text:style-name="T5">i</text:span><text:span text:style-name="T5">s</text:span><text:span text:style-name="T5">m</text:span><text:span text:style-name="T5">i</text:span><text:span text:style-name="T5">s</text:span><text:span text:style-name="T5">s</text:span><text:span text:style-name="T5">e</text:span><text:span text:style-name="T5">d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 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i</text:span><text:span text:style-name="T5">t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a</text:span><text:span text:style-name="T5">p</text:span><text:span text:style-name="T5">p</text:span><text:span text:style-name="T5">e</text:span><text:span text:style-name="T5">a</text:span><text:span text:style-name="T5">r</text:span><text:span text:style-name="T5"> </text:span><text:span text:style-name="T5">i</text:span><text:span text:style-name="T5">n</text:span><text:span text:style-name="T5"> </text:span><text:span text:style-name="T5">a</text:span><text:span text:style-name="T5">n</text:span><text:span text:style-name="T5">y</text:span><text:span text:style-name="T5"> </text:span><text:span text:style-name="T5">u</text:span><text:span text:style-name="T5">n</text:span><text:span text:style-name="T5">o</text:span><text:span text:style-name="T5">c</text:span><text:span text:style-name="T5">c</text:span><text:span text:style-name="T5">u</text:span><text:span text:style-name="T5">p</text:span><text:span text:style-name="T5">i</text:span><text:span text:style-name="T5">e</text:span><text:span text:style-name="T5">d</text:span><text:span text:style-name="T5"> </text:span><text:span text:style-name="T5">s</text:span><text:span text:style-name="T5">p</text:span><text:span text:style-name="T5">a</text:span><text:span text:style-name="T5">c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3</text:span><text:span text:style-name="T5">0</text:span><text:span text:style-name="T5"> </text:span><text:span text:style-name="T5">f</text:span><text:span text:style-name="T5">e</text:span><text:span text:style-name="T5">e</text:span><text:span text:style-name="T5">t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.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n</text:span><text:span text:style-name="T5">’</text:span><text:span text:style-name="T5">t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m</text:span><text:span text:style-name="T5">o</text:span><text:span text:style-name="T5">r</text:span><text:span text:style-name="T5">e</text:span><text:span text:style-name="T5"> </text:span><text:span text:style-name="T5">t</text:span><text:span text:style-name="T5">h</text:span><text:span text:style-name="T5">a</text:span><text:span text:style-name="T5">n</text:span><text:span text:style-name="T5"> </text:span><text:span text:style-name="T5">o</text:span><text:span text:style-name="T5">n</text:span><text:span text:style-name="T5">e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a</text:span><text:span text:style-name="T5">t</text:span><text:span text:style-name="T5"> </text:span><text:span text:style-name="T5">a</text:span><text:span text:style-name="T5"> </text:span><text:span text:style-name="T5">t</text:span><text:span text:style-name="T5">i</text:span><text:span text:style-name="T5">m</text:span><text:span text:style-name="T5">e</text:span><text:span text:style-name="T5">.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y</text:span><text:span text:style-name="T5">o</text:span><text:span text:style-name="T5">u</text:span><text:span text:style-name="T5"> </text:span><text:span text:style-name="T5">a</text:span><text:span text:style-name="T5">l</text:span><text:span text:style-name="T5">r</text:span><text:span text:style-name="T5">e</text:span><text:span text:style-name="T5">a</text:span><text:span text:style-name="T5">d</text:span><text:span text:style-name="T5">y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a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i</text:span><text:span text:style-name="T5">n</text:span><text:span text:style-name="T5">s</text:span><text:span text:style-name="T5">t</text:span><text:span text:style-name="T5">e</text:span><text:span text:style-name="T5">a</text:span><text:span text:style-name="T5">d</text:span><text:span text:style-name="T5"> 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i</text:span><text:span text:style-name="T5">t</text:span><text:span text:style-name="T5"> </text:span><text:span text:style-name="T5">t</text:span><text:span text:style-name="T5">o</text:span><text:span text:style-name="T5"> </text:span><text:span text:style-name="T5">a</text:span><text:span text:style-name="T5">d</text:span><text:span text:style-name="T5">o</text:span><text:span text:style-name="T5">p</text:span><text:span text:style-name="T5">t</text:span><text:span text:style-name="T5"> </text:span><text:span text:style-name="T5">a</text:span><text:span text:style-name="T5"> </text:span><text:span text:style-name="T5">n</text:span><text:span text:style-name="T5">e</text:span><text:span text:style-name="T5">w</text:span><text:span text:style-name="T5"> </text:span><text:span text:style-name="T5">f</text:span><text:span text:style-name="T5">o</text:span><text:span text:style-name="T5">r</text:span><text:span text:style-name="T5">m</text:span><text:span text:style-name="T5">.</text:span><text:span text:style-name="T5"> </text:span><text:span text:style-name="T5">C</text:span><text:span text:style-name="T5">h</text:span><text:span text:style-name="T5">o</text:span><text:span text:style-name="T5">o</text:span><text:span text:style-name="T5">s</text:span><text:span text:style-name="T5">e</text:span><text:span text:style-name="T5"> </text:span><text:span text:style-name="T5">o</text:span><text:span text:style-name="T5">n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f</text:span><text:span text:style-name="T5">o</text:span><text:span text:style-name="T5">r</text:span><text:span text:style-name="T5">m</text:span><text:span text:style-name="T5">s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b</text:span><text:span text:style-name="T5">o</text:span><text:span text:style-name="T5">v</text:span><text:span text:style-name="T5">e</text:span><text:span text:style-name="T5"> </text:span><text:span text:style-name="T5">l</text:span><text:span text:style-name="T5">i</text:span><text:span text:style-name="T5">s</text:span><text:span text:style-name="T5">t</text:span><text:span text:style-name="T5">.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o</text:span><text:span text:style-name="T5">r</text:span><text:span text:style-name="T5">m</text:span><text:span text:style-name="T5">s</text:span><text:span text:style-name="T5"> </text:span><text:span text:style-name="T5">i</text:span><text:span text:style-name="T5">n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c</text:span><text:span text:style-name="T5">h</text:span><text:span text:style-name="T5">o</text:span><text:span text:style-name="T5">s</text:span><text:span text:style-name="T5">e</text:span><text:span text:style-name="T5">n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.</text:span><text:span text:style-name="T5"> </text:span><text:span text:style-name="T5">F</text:span><text:span text:style-name="T5">i</text:span><text:span text:style-name="T5">n</text:span><text:span text:style-name="T5">a</text:span><text:span text:style-name="T5">l</text:span><text:span text:style-name="T5">l</text:span><text:span text:style-name="T5">y</text:span><text:span text:style-name="T5">,</text:span><text:span text:style-name="T5"> </text:span><text:span text:style-name="T5">w</text:span><text:span text:style-name="T5">h</text:span><text:span text:style-name="T5">e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a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a</text:span><text:span text:style-name="T5"> </text:span><text:span text:style-name="T5">r</text:span><text:span text:style-name="T5">a</text:span><text:span text:style-name="T5">n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o</text:span><text:span text:style-name="T5">u</text:span><text:span text:style-name="T5">c</text:span><text:span text:style-name="T5">h</text:span><text:span text:style-name="T5">,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c</text:span><text:span text:style-name="T5">a</text:span><text:span text:style-name="T5">n</text:span><text:span text:style-name="T5"> </text:span><text:span text:style-name="T5">d</text:span><text:span text:style-name="T5">e</text:span><text:span text:style-name="T5">l</text:span><text:span text:style-name="T5">i</text:span><text:span text:style-name="T5">v</text:span><text:span text:style-name="T5">e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a</text:span><text:span text:style-name="T5">s</text:span><text:span text:style-name="T5"> </text:span><text:span text:style-name="T5">i</text:span><text:span text:style-name="T5">f</text:span><text:span text:style-name="T5"> </text:span><text:span text:style-name="T5">i</text:span><text:span text:style-name="T5">t</text:span><text:span text:style-name="T5"> </text:span><text:span text:style-name="T5">h</text:span><text:span text:style-name="T5">a</text:span><text:span text:style-name="T5">d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.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i</text:span><text:span text:style-name="T5">a</text:span><text:span text:style-name="T5">r</text:span><text:span text:style-name="T5"> </text:span><text:span text:style-name="T5">m</text:span><text:span text:style-name="T5">u</text:span><text:span text:style-name="T5">s</text:span><text:span text:style-name="T5">t</text:span><text:span text:style-name="T5"> </text:span><text:span text:style-name="T5">b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1</text:span><text:span text:style-name="T5">0</text:span><text:span text:style-name="T5">0</text:span><text:span text:style-name="T5"> </text:span><text:span text:style-name="T5">f</text:span><text:span text:style-name="T5">e</text:span><text:span text:style-name="T5">e</text:span><text:span text:style-name="T5">t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i</text:span><text:span text:style-name="T5">t</text:span><text:span text:style-name="T5"> </text:span><text:span text:style-name="T5">m</text:span><text:span text:style-name="T5">u</text:span><text:span text:style-name="T5">s</text:span><text:span text:style-name="T5">t</text:span><text:span text:style-name="T5"> </text:span><text:span text:style-name="T5">u</text:span><text:span text:style-name="T5">s</text:span><text:span text:style-name="T5">e</text:span><text:span text:style-name="T5"> </text:span><text:span text:style-name="T5">i</text:span><text:span text:style-name="T5">t</text:span><text:span text:style-name="T5">s</text:span><text:span text:style-name="T5"> </text:span><text:span text:style-name="T5">r</text:span><text:span text:style-name="T5">e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o</text:span><text:span text:style-name="T5"> </text:span><text:span text:style-name="T5">d</text:span><text:span text:style-name="T5">e</text:span><text:span text:style-name="T5">l</text:span><text:span text:style-name="T5">i</text:span><text:span text:style-name="T5">v</text:span><text:span text:style-name="T5">e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w</text:span><text:span text:style-name="T5">h</text:span><text:span text:style-name="T5">e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i</text:span><text:span text:style-name="T5">t</text:span><text:span text:style-name="T5">.</text:span><text:span text:style-name="T5"> </text:span><text:span text:style-name="T5">I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 </text:span><text:span text:style-name="T5">r</text:span><text:span text:style-name="T5">o</text:span><text:span text:style-name="T5">l</text:span><text:span text:style-name="T5">l</text:span><text:span text:style-name="T5">,</text:span><text:span text:style-name="T5"> </text:span><text:span text:style-name="T5">y</text:span><text:span text:style-name="T5">o</text:span><text:span text:style-name="T5">u</text:span><text:span text:style-name="T5"> </text:span><text:span text:style-name="T5">u</text:span><text:span text:style-name="T5">s</text:span><text:span text:style-name="T5">e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 </text:span><text:span text:style-name="T5">m</text:span><text:span text:style-name="T5">o</text:span><text:span text:style-name="T5">d</text:span><text:span text:style-name="T5">i</text:span><text:span text:style-name="T5">f</text:span><text:span text:style-name="T5">i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o</text:span><text:span text:style-name="T5">l</text:span><text:span text:style-name="T5">l</text:span><text:span text:style-name="T5">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6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7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8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9" draw:text-style-name="P7" draw:layer="layout" svg:width="8.255cm" svg:height="1.016cm" svg:x="9.347cm" svg:y="2.372cm">
          <draw:text-box>
            <text:p text:style-name="P6">Thunderwave</text:p>
          </draw:text-box>
        </draw:frame>
        <draw:frame draw:style-name="gr10" draw:text-style-name="P8" draw:layer="layout" svg:width="3.81cm" svg:height="0.645cm" svg:x="9.347cm" svg:y="4.14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13.792cm" svg:y="4.14cm">
          <draw:text-box>
            <text:p text:style-name="P6"><text:span text:style-name="T2">S</text:span><text:span text:style-name="T2">e</text:span><text:span text:style-name="T2">l</text:span><text:span text:style-name="T2">f</text:span><text:span text:style-name="T2"> </text:span><text:span text:style-name="T2">(</text:span><text:span text:style-name="T2">1</text:span><text:span text:style-name="T2">5</text:span><text:span text:style-name="T2"> </text:span><text:span text:style-name="T2">f</text:span><text:span text:style-name="T2">t</text:span><text:span text:style-name="T2">.</text:span><text:span text:style-name="T2"> </text:span><text:span text:style-name="T2">c</text:span><text:span text:style-name="T2">u</text:span><text:span text:style-name="T2">b</text:span><text:span text:style-name="T2">e</text:span><text:span text:style-name="T2">)</text:span></text:p>
          </draw:text-box>
        </draw:frame>
        <draw:frame draw:style-name="gr10" draw:text-style-name="P8" draw:layer="layout" svg:width="3.81cm" svg:height="0.645cm" svg:x="9.447cm" svg:y="5.551cm">
          <draw:text-box>
            <text:p text:style-name="P6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10" draw:text-style-name="P8" draw:layer="layout" svg:width="3.81cm" svg:height="0.645cm" svg:x="13.747cm" svg:y="5.551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6" draw:text-style-name="P9" draw:layer="layout" svg:width="8.001cm" svg:height="9.323cm" svg:x="9.474cm" svg:y="6.817cm">
          <draw:text-box>
            <text:p><text:span text:style-name="T4">A</text:span><text:span text:style-name="T4"> </text:span><text:span text:style-name="T4">w</text:span><text:span text:style-name="T4">a</text:span><text:span text:style-name="T4">v</text:span><text:span text:style-name="T4">e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o</text:span><text:span text:style-name="T4">u</text:span><text:span text:style-name="T4">s</text:span><text:span text:style-name="T4"> </text:span><text:span text:style-name="T4">f</text:span><text:span text:style-name="T4">o</text:span><text:span text:style-name="T4">r</text:span><text:span text:style-name="T4">c</text:span><text:span text:style-name="T4">e</text:span><text:span text:style-name="T4"> </text:span><text:span text:style-name="T4">s</text:span><text:span text:style-name="T4">w</text:span><text:span text:style-name="T4">e</text:span><text:span text:style-name="T4">e</text:span><text:span text:style-name="T4">p</text:span><text:span text:style-name="T4">s</text:span><text:span text:style-name="T4"> </text:span><text:span text:style-name="T4">o</text:span><text:span text:style-name="T4">u</text:span><text:span text:style-name="T4">t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1</text:span><text:span text:style-name="T3">5</text:span><text:span text:style-name="T3">-</text:span><text:span text:style-name="T3">f</text:span><text:span text:style-name="T3">o</text:span><text:span text:style-name="T3">o</text:span><text:span text:style-name="T3">t</text:span><text:span text:style-name="T3"> </text:span><text:span text:style-name="T3">c</text:span><text:span text:style-name="T3">u</text:span><text:span text:style-name="T3">b</text:span><text:span text:style-name="T3">e</text:span><text:span text:style-name="T4"> </text:span><text:span text:style-name="T4">o</text:span><text:span text:style-name="T4">r</text:span><text:span text:style-name="T4">i</text:span><text:span text:style-name="T4">g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m</text:span><text:span text:style-name="T4">a</text:span><text:span text:style-name="T4">k</text:span><text:span text:style-name="T4">e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a</text:span><text:span text:style-name="T4">v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o</text:span><text:span text:style-name="T4">w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f</text:span><text:span text:style-name="T4">a</text:span><text:span text:style-name="T4">i</text:span><text:span text:style-name="T4">l</text:span><text:span text:style-name="T4">e</text:span><text:span text:style-name="T4">d</text:span><text:span text:style-name="T4"> </text:span><text:span text:style-name="T4">s</text:span><text:span text:style-name="T4">a</text:span><text:span text:style-name="T4">v</text:span><text:span text:style-name="T4">e</text:span><text:span text:style-name="T4">,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3">2</text:span><text:span text:style-name="T3">d</text:span><text:span text:style-name="T3">8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1</text:span><text:span text:style-name="T3">0</text:span><text:span text:style-name="T3"> </text:span><text:span text:style-name="T3">f</text:span><text:span text:style-name="T3">e</text:span><text:span text:style-name="T3">e</text:span><text:span text:style-name="T3">t</text:span><text:span text:style-name="T4"> </text:span><text:span text:style-name="T4">a</text:span><text:span text:style-name="T4">w</text:span><text:span text:style-name="T4">a</text:span><text:span text:style-name="T4">y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O</text:span><text:span text:style-name="T4">n</text:span><text:span text:style-name="T4"> </text:span><text:span text:style-name="T4">a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f</text:span><text:span text:style-name="T4">u</text:span><text:span text:style-name="T4">l</text:span><text:span text:style-name="T4"> </text:span><text:span text:style-name="T4">s</text:span><text:span text:style-name="T4">a</text:span><text:span text:style-name="T4">v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t</text:span><text:span text:style-name="T4">a</text:span><text:span text:style-name="T4">k</text:span><text:span text:style-name="T4">e</text:span><text:span text:style-name="T4">s</text:span><text:span text:style-name="T4"> </text:span><text:span text:style-name="T4">h</text:span><text:span text:style-name="T4">a</text:span><text:span text:style-name="T4">l</text:span><text:span text:style-name="T4">f</text:span><text:span text:style-name="T4"> </text:span><text:span text:style-name="T4">a</text:span><text:span text:style-name="T4">s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s</text:span><text:span text:style-name="T4">n</text:span><text:span text:style-name="T4">’</text:span><text:span text:style-name="T4">t</text:span><text:span text:style-name="T4"> </text:span><text:span text:style-name="T4">p</text:span><text:span text:style-name="T4">u</text:span><text:span text:style-name="T4">s</text:span><text:span text:style-name="T4">h</text:span><text:span text:style-name="T4">e</text:span><text:span text:style-name="T4">d</text:span><text:span text:style-name="T4">.</text:span><text:span text:style-name="T4"> </text:span><text:span text:style-name="T4">I</text:span><text:span text:style-name="T4">n</text:span><text:span text:style-name="T4"> </text:span><text:span text:style-name="T4">a</text:span><text:span text:style-name="T4">d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u</text:span><text:span text:style-name="T4">n</text:span><text:span text:style-name="T4">s</text:span><text:span text:style-name="T4">e</text:span><text:span text:style-name="T4">c</text:span><text:span text:style-name="T4">u</text:span><text:span text:style-name="T4">r</text:span><text:span text:style-name="T4">e</text:span><text:span text:style-name="T4">d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l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e</text:span><text:span text:style-name="T4">a</text:span><text:span text:style-name="T4"> </text:span><text:span text:style-name="T4">o</text:span><text:span text:style-name="T4">f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p</text:span><text:span text:style-name="T4">u</text:span><text:span text:style-name="T4">s</text:span><text:span text:style-name="T4">h</text:span><text:span text:style-name="T4">e</text:span><text:span text:style-name="T4">d</text:span><text:span text:style-name="T4"> </text:span><text:span text:style-name="T4">1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a</text:span><text:span text:style-name="T4">w</text:span><text:span text:style-name="T4">a</text:span><text:span text:style-name="T4">y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y</text:span><text:span text:style-name="T4">o</text:span><text:span text:style-name="T4">u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’</text:span><text:span text:style-name="T4">s</text:span><text:span text:style-name="T4"> </text:span><text:span text:style-name="T4">e</text:span><text:span text:style-name="T4">f</text:span><text:span text:style-name="T4">f</text:span><text:span text:style-name="T4">e</text:span><text:span text:style-name="T4">c</text:span><text:span text:style-name="T4">t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m</text:span><text:span text:style-name="T4">i</text:span><text:span text:style-name="T4">t</text:span><text:span text:style-name="T4">s</text:span><text:span text:style-name="T4"> </text:span><text:span text:style-name="T4">a</text:span><text:span text:style-name="T4"> </text:span><text:span text:style-name="T4">t</text:span><text:span text:style-name="T4">h</text:span><text:span text:style-name="T4">u</text:span><text:span text:style-name="T4">n</text:span><text:span text:style-name="T4">d</text:span><text:span text:style-name="T4">e</text:span><text:span text:style-name="T4">r</text:span><text:span text:style-name="T4">o</text:span><text:span text:style-name="T4">u</text:span><text:span text:style-name="T4">s</text:span><text:span text:style-name="T4"> </text:span><text:span text:style-name="T4">b</text:span><text:span text:style-name="T4">o</text:span><text:span text:style-name="T4">o</text:span><text:span text:style-name="T4">m</text:span><text:span text:style-name="T4"> </text:span><text:span text:style-name="T4">a</text:span><text:span text:style-name="T4">u</text:span><text:span text:style-name="T4">d</text:span><text:span text:style-name="T4">i</text:span><text:span text:style-name="T4">b</text:span><text:span text:style-name="T4">l</text:span><text:span text:style-name="T4">e</text:span><text:span text:style-name="T4"> </text:span><text:span text:style-name="T4">o</text:span><text:span text:style-name="T4">u</text:span><text:span text:style-name="T4">t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.</text:span></text:p>
            <text:p><text:span text:style-name="T4"/></text:p>
            <text:p><text:span text:style-name="T4">A</text:span><text:span text:style-name="T4">t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s</text:span><text:span text:style-name="T4">t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s</text:span><text:span text:style-name="T4">l</text:span><text:span text:style-name="T4">o</text:span><text:span text:style-name="T4">t</text:span><text:span text:style-name="T4"> </text:span><text:span text:style-name="T4">o</text:span><text:span text:style-name="T4">f</text:span><text:span text:style-name="T4"> </text:span><text:span text:style-name="T4">2</text:span><text:span text:style-name="T4">n</text:span><text:span text:style-name="T4">d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o</text:span><text:span text:style-name="T4">r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b</text:span><text:span text:style-name="T4">y</text:span><text:span text:style-name="T4"> </text:span><text:span text:style-name="T4">1</text:span><text:span text:style-name="T4">d</text:span><text:span text:style-name="T4">8</text:span><text:span text:style-name="T4"> </text:span><text:span text:style-name="T4">f</text:span><text:span text:style-name="T4">o</text:span><text:span text:style-name="T4">r</text:span><text:span text:style-name="T4"> </text:span><text:span text:style-name="T4">e</text:span><text:span text:style-name="T4">a</text:span><text:span text:style-name="T4">c</text:span><text:span text:style-name="T4">h</text:span><text:span text:style-name="T4"> </text:span><text:span text:style-name="T4">s</text:span><text:span text:style-name="T4">l</text:span><text:span text:style-name="T4">o</text:span><text:span text:style-name="T4">t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a</text:span><text:span text:style-name="T4">b</text:span><text:span text:style-name="T4">o</text:span><text:span text:style-name="T4">v</text:span><text:span text:style-name="T4">e</text:span><text:span text:style-name="T4"> </text:span><text:span text:style-name="T4">1</text:span><text:span text:style-name="T4">s</text:span><text:span text:style-name="T4">t</text:span><text:span text:style-name="T4">.</text:span></text:p>
          </draw:text-box>
        </draw:frame>
        <draw:frame draw:style-name="gr17" draw:text-style-name="P11" draw:layer="layout" svg:width="3.228cm" svg:height="1.195cm" svg:x="0.158cm" svg:y="0.075cm">
          <draw:text-box>
            <text:p><text:span text:style-name="T6">L</text:span><text:span text:style-name="T6">e</text:span><text:span text:style-name="T6">v</text:span><text:span text:style-name="T6">e</text:span><text:span text:style-name="T6">l</text:span><text:span text:style-name="T6"> </text:span><text:span text:style-name="T6">1</text:span></text:p>
          </draw:text-box>
        </draw:frame>
        <draw:polygon draw:style-name="gr1" draw:text-style-name="P1" draw:layer="layout" svg:width="8.822cm" svg:height="14.697cm" svg:x="17.982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18.262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279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22.65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22.65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18.344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18.344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2cm" svg:y="3.719cm">
          <draw:text-box>
            <text:p/>
          </draw:text-box>
        </draw:frame>
        <draw:frame draw:style-name="gr5" draw:text-style-name="P4" draw:layer="layout" svg:width="3.448cm" svg:height="0.615cm" svg:x="18.502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688cm" svg:y="3.719cm">
          <draw:text-box>
            <text:p/>
          </draw:text-box>
        </draw:frame>
        <draw:frame draw:style-name="gr6" draw:text-style-name="P4" draw:layer="layout" svg:width="1.661cm" svg:height="0.615cm" svg:x="23.688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386cm" svg:y="5.123cm">
          <draw:text-box>
            <text:p/>
          </draw:text-box>
        </draw:frame>
        <draw:frame draw:style-name="gr7" draw:text-style-name="P4" draw:layer="layout" svg:width="2.296cm" svg:height="0.615cm" svg:x="23.386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556cm" svg:y="5.1cm">
          <draw:text-box>
            <text:p/>
          </draw:text-box>
        </draw:frame>
        <draw:frame draw:style-name="gr8" draw:text-style-name="P4" draw:layer="layout" svg:width="3.342cm" svg:height="0.615cm" svg:x="18.556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8.935cm" svg:y="4.261cm">
          <draw:text-box>
            <text:p/>
          </draw:text-box>
        </draw:frame>
        <draw:frame draw:style-name="gr4" draw:text-style-name="P4" draw:layer="layout" svg:width="0.002cm" svg:height="0.937cm" svg:x="23.541cm" svg:y="4.261cm">
          <draw:text-box>
            <text:p/>
          </draw:text-box>
        </draw:frame>
        <draw:frame draw:style-name="gr4" draw:text-style-name="P4" draw:layer="layout" svg:width="0.002cm" svg:height="0.937cm" svg:x="19.563cm" svg:y="5.643cm">
          <draw:text-box>
            <text:p/>
          </draw:text-box>
        </draw:frame>
        <draw:frame draw:style-name="gr4" draw:text-style-name="P4" draw:layer="layout" svg:width="0.002cm" svg:height="0.937cm" svg:x="22.829cm" svg:y="5.694cm">
          <draw:text-box>
            <text:p/>
          </draw:text-box>
        </draw:frame>
        <draw:frame draw:style-name="gr9" draw:text-style-name="P7" draw:layer="layout" svg:width="8.255cm" svg:height="1.016cm" svg:x="18.248cm" svg:y="2.372cm">
          <draw:text-box>
            <text:p text:style-name="P6">Detect Magic</text:p>
          </draw:text-box>
        </draw:frame>
        <draw:frame draw:style-name="gr10" draw:text-style-name="P8" draw:layer="layout" svg:width="3.81cm" svg:height="0.645cm" svg:x="18.248cm" svg:y="4.14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22.693cm" svg:y="4.14cm">
          <draw:text-box>
            <text:p text:style-name="P6"><text:span text:style-name="T2">S</text:span><text:span text:style-name="T2">e</text:span><text:span text:style-name="T2">l</text:span><text:span text:style-name="T2">f</text:span><text:span text:style-name="T2"> </text:span><text:span text:style-name="T2">(</text:span><text:span text:style-name="T2">3</text:span><text:span text:style-name="T2">0</text:span><text:span text:style-name="T2"> </text:span><text:span text:style-name="T2">f</text:span><text:span text:style-name="T2">t</text:span><text:span text:style-name="T2">.</text:span><text:span text:style-name="T2"> </text:span><text:span text:style-name="T2">c</text:span><text:span text:style-name="T2">u</text:span><text:span text:style-name="T2">b</text:span><text:span text:style-name="T2">e</text:span><text:span text:style-name="T2">)</text:span></text:p>
          </draw:text-box>
        </draw:frame>
        <draw:frame draw:style-name="gr10" draw:text-style-name="P8" draw:layer="layout" svg:width="3.81cm" svg:height="0.645cm" svg:x="18.348cm" svg:y="5.551cm">
          <draw:text-box>
            <text:p text:style-name="P6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10" draw:text-style-name="P8" draw:layer="layout" svg:width="3.81cm" svg:height="0.645cm" svg:x="22.648cm" svg:y="5.551cm">
          <draw:text-box>
            <text:p text:style-name="P6"><text:span text:style-name="T2">1</text:span><text:span text:style-name="T2">0</text:span><text:span text:style-name="T2"> </text:span><text:span text:style-name="T2">m</text:span><text:span text:style-name="T2"> </text:span><text:span text:style-name="T2">(</text:span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</draw:text-box>
        </draw:frame>
        <draw:frame draw:style-name="gr16" draw:text-style-name="P9" draw:layer="layout" svg:width="8.001cm" svg:height="9.323cm" svg:x="18.375cm" svg:y="6.817cm">
          <draw:text-box>
            <text:p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e</text:span><text:span text:style-name="T4">n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c</text:span><text:span text:style-name="T4">e</text:span><text:span text:style-name="T4"> </text:span><text:span text:style-name="T4">o</text:span><text:span text:style-name="T4">f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3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.</text:span><text:span text:style-name="T4"> </text:span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e</text:span><text:span text:style-name="T4">n</text:span><text:span text:style-name="T4">s</text:span><text:span text:style-name="T4">e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w</text:span><text:span text:style-name="T4">a</text:span><text:span text:style-name="T4">y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u</text:span><text:span text:style-name="T4">s</text:span><text:span text:style-name="T4">e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o</text:span><text:span text:style-name="T4"> </text:span><text:span text:style-name="T4">s</text:span><text:span text:style-name="T4">e</text:span><text:span text:style-name="T4">e</text:span><text:span text:style-name="T4"> </text:span><text:span text:style-name="T4">a</text:span><text:span text:style-name="T4"> </text:span><text:span text:style-name="T4">f</text:span><text:span text:style-name="T4">a</text:span><text:span text:style-name="T4">i</text:span><text:span text:style-name="T4">n</text:span><text:span text:style-name="T4">t</text:span><text:span text:style-name="T4"> </text:span><text:span text:style-name="T4">a</text:span><text:span text:style-name="T4">u</text:span><text:span text:style-name="T4">r</text:span><text:span text:style-name="T4">a</text:span><text:span text:style-name="T4"> </text:span><text:span text:style-name="T4">a</text:span><text:span text:style-name="T4">r</text:span><text:span text:style-name="T4">o</text:span><text:span text:style-name="T4">u</text:span><text:span text:style-name="T4">n</text:span><text:span text:style-name="T4">d</text:span><text:span text:style-name="T4"> </text:span><text:span text:style-name="T4">a</text:span><text:span text:style-name="T4">n</text:span><text:span text:style-name="T4">y</text:span><text:span text:style-name="T4"> </text:span><text:span text:style-name="T4">v</text:span><text:span text:style-name="T4">i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r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r</text:span><text:span text:style-name="T4">e</text:span><text:span text:style-name="T4">a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b</text:span><text:span text:style-name="T4">e</text:span><text:span text:style-name="T4">a</text:span><text:span text:style-name="T4">r</text:span><text:span text:style-name="T4">s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i</text:span><text:span text:style-name="T4">t</text:span><text:span text:style-name="T4">s</text:span><text:span text:style-name="T4"> </text:span><text:span text:style-name="T4">s</text:span><text:span text:style-name="T4">c</text:span><text:span text:style-name="T4">h</text:span><text:span text:style-name="T4">o</text:span><text:span text:style-name="T4">o</text:span><text:span text:style-name="T4">l</text:span><text:span text:style-name="T4"> </text:span><text:span text:style-name="T4">o</text:span><text:span text:style-name="T4">f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,</text:span><text:span text:style-name="T4"> </text:span><text:span text:style-name="T4">i</text:span><text:span text:style-name="T4">f</text:span><text:span text:style-name="T4"> </text:span><text:span text:style-name="T4">a</text:span><text:span text:style-name="T4">n</text:span><text:span text:style-name="T4">y</text:span><text:span text:style-name="T4">.</text:span></text:p>
            <text:p><text:span text:style-name="T4"/></text:p>
            <text:p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c</text:span><text:span text:style-name="T4">a</text:span><text:span text:style-name="T4">n</text:span><text:span text:style-name="T4"> </text:span><text:span text:style-name="T4">p</text:span><text:span text:style-name="T4">e</text:span><text:span text:style-name="T4">n</text:span><text:span text:style-name="T4">e</text:span><text:span text:style-name="T4">t</text:span><text:span text:style-name="T4">r</text:span><text:span text:style-name="T4">a</text:span><text:span text:style-name="T4">t</text:span><text:span text:style-name="T4">e</text:span><text:span text:style-name="T4"> </text:span><text:span text:style-name="T4">m</text:span><text:span text:style-name="T4">o</text:span><text:span text:style-name="T4">s</text:span><text:span text:style-name="T4">t</text:span><text:span text:style-name="T4"> </text:span><text:span text:style-name="T4">b</text:span><text:span text:style-name="T4">a</text:span><text:span text:style-name="T4">r</text:span><text:span text:style-name="T4">r</text:span><text:span text:style-name="T4">i</text:span><text:span text:style-name="T4">e</text:span><text:span text:style-name="T4">r</text:span><text:span text:style-name="T4">s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i</text:span><text:span text:style-name="T4">t</text:span><text:span text:style-name="T4"> </text:span><text:span text:style-name="T4">i</text:span><text:span text:style-name="T4">s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1</text:span><text:span text:style-name="T4"> </text:span><text:span text:style-name="T4">f</text:span><text:span text:style-name="T4">o</text:span><text:span text:style-name="T4">o</text:span><text:span text:style-name="T4">t</text:span><text:span text:style-name="T4"> </text:span><text:span text:style-name="T4">o</text:span><text:span text:style-name="T4">f</text:span><text:span text:style-name="T4"> </text:span><text:span text:style-name="T4">s</text:span><text:span text:style-name="T4">t</text:span><text:span text:style-name="T4">o</text:span><text:span text:style-name="T4">n</text:span><text:span text:style-name="T4">e</text:span><text:span text:style-name="T4">,</text:span><text:span text:style-name="T4"> </text:span><text:span text:style-name="T4">1</text:span><text:span text:style-name="T4"> </text:span><text:span text:style-name="T4">i</text:span><text:span text:style-name="T4">n</text:span><text:span text:style-name="T4">c</text:span><text:span text:style-name="T4">h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m</text:span><text:span text:style-name="T4">m</text:span><text:span text:style-name="T4">o</text:span><text:span text:style-name="T4">n</text:span><text:span text:style-name="T4"> </text:span><text:span text:style-name="T4">m</text:span><text:span text:style-name="T4">e</text:span><text:span text:style-name="T4">t</text:span><text:span text:style-name="T4">a</text:span><text:span text:style-name="T4">l</text:span><text:span text:style-name="T4">,</text:span><text:span text:style-name="T4"> </text:span><text:span text:style-name="T4">a</text:span><text:span text:style-name="T4"> </text:span><text:span text:style-name="T4">t</text:span><text:span text:style-name="T4">h</text:span><text:span text:style-name="T4">i</text:span><text:span text:style-name="T4">n</text:span><text:span text:style-name="T4"> </text:span><text:span text:style-name="T4">s</text:span><text:span text:style-name="T4">h</text:span><text:span text:style-name="T4">e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l</text:span><text:span text:style-name="T4">e</text:span><text:span text:style-name="T4">a</text:span><text:span text:style-name="T4">d</text:span><text:span text:style-name="T4">,</text:span><text:span text:style-name="T4"> </text:span><text:span text:style-name="T4">o</text:span><text:span text:style-name="T4">r</text:span><text:span text:style-name="T4"> </text:span><text:span text:style-name="T4">3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w</text:span><text:span text:style-name="T4">o</text:span><text:span text:style-name="T4">o</text:span><text:span text:style-name="T4">d</text:span><text:span text:style-name="T4"> </text:span><text:span text:style-name="T4">o</text:span><text:span text:style-name="T4">r</text:span><text:span text:style-name="T4"> </text:span><text:span text:style-name="T4">d</text:span><text:span text:style-name="T4">i</text:span><text:span text:style-name="T4">r</text:span><text:span text:style-name="T4">t</text:span><text:span text:style-name="T4">.</text:span></text:p>
            <text:p><text:span text:style-name="T4"/></text:p>
          </draw:text-box>
        </draw:frame>
        <draw:polygon draw:style-name="gr1" draw:text-style-name="P1" draw:layer="layout" svg:width="8.822cm" svg:height="14.697cm" svg:x="9.084cm" svg:y="16.891cm" svg:viewBox="0 0 8823 14698" draw:points="4412,14698 0,14698 0,0 8823,0 8823,14698">
          <text:p/>
        </draw:polygon>
        <draw:path draw:style-name="gr2" draw:text-style-name="P2" draw:layer="layout" svg:width="8.25cm" svg:height="1.077cm" svg:x="9.364cm" svg:y="17.162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81cm" svg:y="18.415cm" svg:viewBox="0 0 3779 1207" draw:points="1889,1207 0,1207 0,0 3779,0 3779,1207">
          <text:p/>
        </draw:polygon>
        <draw:polygon draw:style-name="gr2" draw:text-style-name="P2" draw:layer="layout" svg:width="3.778cm" svg:height="1.206cm" svg:x="13.752cm" svg:y="18.419cm" svg:viewBox="0 0 3779 1207" draw:points="1889,1207 0,1207 0,0 3779,0 3779,1207">
          <text:p/>
        </draw:polygon>
        <draw:polygon draw:style-name="gr2" draw:text-style-name="P2" draw:layer="layout" svg:width="3.778cm" svg:height="1.206cm" svg:x="13.752cm" svg:y="19.824cm" svg:viewBox="0 0 3779 1207" draw:points="1889,1207 0,1207 0,0 3779,0 3779,1207">
          <text:p/>
        </draw:polygon>
        <draw:polygon draw:style-name="gr2" draw:text-style-name="P2" draw:layer="layout" svg:width="3.778cm" svg:height="1.206cm" svg:x="9.446cm" svg:y="19.824cm" svg:viewBox="0 0 3779 1207" draw:points="1889,1207 0,1207 0,0 3779,0 3779,1207">
          <text:p/>
        </draw:polygon>
        <draw:path draw:style-name="gr3" draw:text-style-name="P3" draw:layer="layout" svg:width="8.086cm" svg:height="9.557cm" svg:x="9.446cm" svg:y="21.621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4cm" svg:y="18.556cm">
          <draw:text-box>
            <text:p/>
          </draw:text-box>
        </draw:frame>
        <draw:frame draw:style-name="gr5" draw:text-style-name="P4" draw:layer="layout" svg:width="3.448cm" svg:height="0.615cm" svg:x="9.604cm" svg:y="18.456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9cm" svg:y="18.556cm">
          <draw:text-box>
            <text:p/>
          </draw:text-box>
        </draw:frame>
        <draw:frame draw:style-name="gr6" draw:text-style-name="P4" draw:layer="layout" svg:width="1.661cm" svg:height="0.615cm" svg:x="14.79cm" svg:y="18.456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8cm" svg:y="19.96cm">
          <draw:text-box>
            <text:p/>
          </draw:text-box>
        </draw:frame>
        <draw:frame draw:style-name="gr7" draw:text-style-name="P4" draw:layer="layout" svg:width="2.296cm" svg:height="0.615cm" svg:x="14.488cm" svg:y="19.86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8cm" svg:y="19.937cm">
          <draw:text-box>
            <text:p/>
          </draw:text-box>
        </draw:frame>
        <draw:frame draw:style-name="gr8" draw:text-style-name="P4" draw:layer="layout" svg:width="3.342cm" svg:height="0.615cm" svg:x="9.658cm" svg:y="19.837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7cm" svg:y="19.098cm">
          <draw:text-box>
            <text:p/>
          </draw:text-box>
        </draw:frame>
        <draw:frame draw:style-name="gr4" draw:text-style-name="P4" draw:layer="layout" svg:width="0.002cm" svg:height="0.937cm" svg:x="14.643cm" svg:y="19.098cm">
          <draw:text-box>
            <text:p/>
          </draw:text-box>
        </draw:frame>
        <draw:frame draw:style-name="gr4" draw:text-style-name="P4" draw:layer="layout" svg:width="0.002cm" svg:height="0.937cm" svg:x="10.665cm" svg:y="20.48cm">
          <draw:text-box>
            <text:p/>
          </draw:text-box>
        </draw:frame>
        <draw:frame draw:style-name="gr4" draw:text-style-name="P4" draw:layer="layout" svg:width="0.002cm" svg:height="0.937cm" svg:x="13.931cm" svg:y="20.531cm">
          <draw:text-box>
            <text:p/>
          </draw:text-box>
        </draw:frame>
        <draw:frame draw:style-name="gr9" draw:text-style-name="P7" draw:layer="layout" svg:width="8.255cm" svg:height="1.016cm" svg:x="9.35cm" svg:y="17.209cm">
          <draw:text-box>
            <text:p text:style-name="P6">Mage Armor</text:p>
          </draw:text-box>
        </draw:frame>
        <draw:frame draw:style-name="gr10" draw:text-style-name="P8" draw:layer="layout" svg:width="3.81cm" svg:height="0.645cm" svg:x="9.35cm" svg:y="18.977cm">
          <draw:text-box>
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10" draw:text-style-name="P8" draw:layer="layout" svg:width="3.81cm" svg:height="0.645cm" svg:x="13.795cm" svg:y="18.977cm">
          <draw:text-box>
            <text:p text:style-name="P6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10" draw:text-style-name="P8" draw:layer="layout" svg:width="3.81cm" svg:height="0.645cm" svg:x="9.45cm" svg:y="20.388cm">
          <draw:text-box>
            <text:p text:style-name="P6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p</text:span><text:span text:style-name="T2">i</text:span><text:span text:style-name="T2">e</text:span><text:span text:style-name="T2">c</text:span><text:span text:style-name="T2">e</text:span><text:span text:style-name="T2"> </text:span><text:span text:style-name="T2">o</text:span><text:span text:style-name="T2">f</text:span><text:span text:style-name="T2"> </text:span><text:span text:style-name="T2">l</text:span><text:span text:style-name="T2">e</text:span><text:span text:style-name="T2">a</text:span><text:span text:style-name="T2">t</text:span><text:span text:style-name="T2">h</text:span><text:span text:style-name="T2">e</text:span><text:span text:style-name="T2">r</text:span></text:p>
          </draw:text-box>
        </draw:frame>
        <draw:frame draw:style-name="gr10" draw:text-style-name="P8" draw:layer="layout" svg:width="3.81cm" svg:height="0.645cm" svg:x="13.75cm" svg:y="20.388cm">
          <draw:text-box>
            <text:p text:style-name="P6"><text:span text:style-name="T2">8</text:span><text:span text:style-name="T2"> </text:span><text:span text:style-name="T2">h</text:span><text:span text:style-name="T2">o</text:span><text:span text:style-name="T2">u</text:span><text:span text:style-name="T2">r</text:span><text:span text:style-name="T2">s</text:span></text:p>
          </draw:text-box>
        </draw:frame>
        <draw:frame draw:style-name="gr16" draw:text-style-name="P9" draw:layer="layout" svg:width="8.001cm" svg:height="9.323cm" svg:x="9.477cm" svg:y="21.654cm">
          <draw:text-box>
            <text:p><text:span text:style-name="T4">Y</text:span><text:span text:style-name="T4">o</text:span><text:span text:style-name="T4">u</text:span><text:span text:style-name="T4"> </text:span><text:span text:style-name="T4">t</text:span><text:span text:style-name="T4">o</text:span><text:span text:style-name="T4">u</text:span><text:span text:style-name="T4">c</text:span><text:span text:style-name="T4">h</text:span><text:span text:style-name="T4"> </text:span><text:span text:style-name="T4">a</text:span><text:span text:style-name="T4"> </text:span><text:span text:style-name="T4">w</text:span><text:span text:style-name="T4">i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s</text:span><text:span text:style-name="T4">n</text:span><text:span text:style-name="T4">'</text:span><text:span text:style-name="T4">t</text:span><text:span text:style-name="T4"> </text:span><text:span text:style-name="T4">w</text:span><text:span text:style-name="T4">e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r</text:span><text:span text:style-name="T4">m</text:span><text:span text:style-name="T4">o</text:span><text:span text:style-name="T4">r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a</text:span><text:span text:style-name="T4">l</text:span><text:span text:style-name="T4"> </text:span><text:span text:style-name="T4">f</text:span><text:span text:style-name="T4">o</text:span><text:span text:style-name="T4">r</text:span><text:span text:style-name="T4">c</text:span><text:span text:style-name="T4">e</text:span><text:span text:style-name="T4"> </text:span><text:span text:style-name="T4">s</text:span><text:span text:style-name="T4">u</text:span><text:span text:style-name="T4">r</text:span><text:span text:style-name="T4">r</text:span><text:span text:style-name="T4">o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t</text:span><text:span text:style-name="T4"> </text:span><text:span text:style-name="T4">u</text:span><text:span text:style-name="T4">n</text:span><text:span text:style-name="T4">t</text:span><text:span text:style-name="T4">i</text:span><text:span text:style-name="T4">l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n</text:span><text:span text:style-name="T4">d</text:span><text:span text:style-name="T4">s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'</text:span><text:span text:style-name="T4">s</text:span><text:span text:style-name="T4"> </text:span><text:span text:style-name="T4">b</text:span><text:span text:style-name="T4">a</text:span><text:span text:style-name="T4">s</text:span><text:span text:style-name="T4">e</text:span><text:span text:style-name="T4"> </text:span><text:span text:style-name="T4">A</text:span><text:span text:style-name="T4">C</text:span><text:span text:style-name="T4"> </text:span><text:span text:style-name="T4">b</text:span><text:span text:style-name="T4">e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3">1</text:span><text:span text:style-name="T3">3</text:span><text:span text:style-name="T3"> </text:span><text:span text:style-name="T3">+</text:span><text:span text:style-name="T3"> </text:span><text:span text:style-name="T3">i</text:span><text:span text:style-name="T3">t</text:span><text:span text:style-name="T3">s</text:span><text:span text:style-name="T3"> </text:span><text:span text:style-name="T3">D</text:span><text:span text:style-name="T3">e</text:span><text:span text:style-name="T3">x</text:span><text:span text:style-name="T3">t</text:span><text:span text:style-name="T3">e</text:span><text:span text:style-name="T3">r</text:span><text:span text:style-name="T3">i</text:span><text:span text:style-name="T3">t</text:span><text:span text:style-name="T3">y</text:span><text:span text:style-name="T3"> </text:span><text:span text:style-name="T4">m</text:span><text:span text:style-name="T4">o</text:span><text:span text:style-name="T4">d</text:span><text:span text:style-name="T4">i</text:span><text:span text:style-name="T4">f</text:span><text:span text:style-name="T4">i</text:span><text:span text:style-name="T4">e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e</text:span><text:span text:style-name="T4">n</text:span><text:span text:style-name="T4">d</text:span><text:span text:style-name="T4">s</text:span><text:span text:style-name="T4"> 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d</text:span><text:span text:style-name="T4">o</text:span><text:span text:style-name="T4">n</text:span><text:span text:style-name="T4">s</text:span><text:span text:style-name="T4"> </text:span><text:span text:style-name="T4">a</text:span><text:span text:style-name="T4">r</text:span><text:span text:style-name="T4">m</text:span><text:span text:style-name="T4">o</text:span><text:span text:style-name="T4">r</text:span><text:span text:style-name="T4"> </text:span><text:span text:style-name="T4">o</text:span><text:span text:style-name="T4">r</text:span><text:span text:style-name="T4"> </text:span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d</text:span><text:span text:style-name="T4">i</text:span><text:span text:style-name="T4">s</text:span><text:span text:style-name="T4">m</text:span><text:span text:style-name="T4">i</text:span><text:span text:style-name="T4">s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a</text:span><text:span text:style-name="T4">s</text:span><text:span text:style-name="T4"> </text:span><text:span text:style-name="T4">a</text:span><text:span text:style-name="T4">n</text:span><text:span text:style-name="T4"> 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.</text:span></text:p>
          </draw:text-box>
        </draw:frame>
        <draw:polygon draw:style-name="gr1" draw:text-style-name="P1" draw:layer="layout" svg:width="8.822cm" svg:height="14.697cm" svg:x="17.983cm" svg:y="16.854cm" svg:viewBox="0 0 8823 14698" draw:points="4412,14698 0,14698 0,0 8823,0 8823,14698">
          <text:p/>
        </draw:polygon>
        <draw:path draw:style-name="gr2" draw:text-style-name="P2" draw:layer="layout" svg:width="8.25cm" svg:height="1.077cm" svg:x="18.263cm" svg:y="17.1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28cm" svg:y="18.378cm" svg:viewBox="0 0 3779 1207" draw:points="1889,1207 0,1207 0,0 3779,0 3779,1207">
          <text:p/>
        </draw:polygon>
        <draw:polygon draw:style-name="gr2" draw:text-style-name="P2" draw:layer="layout" svg:width="3.778cm" svg:height="1.206cm" svg:x="22.651cm" svg:y="18.382cm" svg:viewBox="0 0 3779 1207" draw:points="1889,1207 0,1207 0,0 3779,0 3779,1207">
          <text:p/>
        </draw:polygon>
        <draw:polygon draw:style-name="gr2" draw:text-style-name="P2" draw:layer="layout" svg:width="3.778cm" svg:height="1.206cm" svg:x="22.651cm" svg:y="19.787cm" svg:viewBox="0 0 3779 1207" draw:points="1889,1207 0,1207 0,0 3779,0 3779,1207">
          <text:p/>
        </draw:polygon>
        <draw:polygon draw:style-name="gr2" draw:text-style-name="P2" draw:layer="layout" svg:width="3.778cm" svg:height="1.206cm" svg:x="18.345cm" svg:y="19.787cm" svg:viewBox="0 0 3779 1207" draw:points="1889,1207 0,1207 0,0 3779,0 3779,1207">
          <text:p/>
        </draw:polygon>
        <draw:path draw:style-name="gr3" draw:text-style-name="P3" draw:layer="layout" svg:width="8.086cm" svg:height="9.557cm" svg:x="18.345cm" svg:y="21.5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3cm" svg:y="18.519cm">
          <draw:text-box>
            <text:p/>
          </draw:text-box>
        </draw:frame>
        <draw:frame draw:style-name="gr5" draw:text-style-name="P4" draw:layer="layout" svg:width="3.448cm" svg:height="0.615cm" svg:x="18.503cm" svg:y="18.4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689cm" svg:y="18.519cm">
          <draw:text-box>
            <text:p/>
          </draw:text-box>
        </draw:frame>
        <draw:frame draw:style-name="gr6" draw:text-style-name="P4" draw:layer="layout" svg:width="1.661cm" svg:height="0.615cm" svg:x="23.689cm" svg:y="18.4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387cm" svg:y="19.923cm">
          <draw:text-box>
            <text:p/>
          </draw:text-box>
        </draw:frame>
        <draw:frame draw:style-name="gr7" draw:text-style-name="P4" draw:layer="layout" svg:width="2.296cm" svg:height="0.615cm" svg:x="23.387cm" svg:y="19.8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557cm" svg:y="19.9cm">
          <draw:text-box>
            <text:p/>
          </draw:text-box>
        </draw:frame>
        <draw:frame draw:style-name="gr8" draw:text-style-name="P4" draw:layer="layout" svg:width="3.342cm" svg:height="0.615cm" svg:x="18.557cm" svg:y="19.8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8.936cm" svg:y="19.061cm">
          <draw:text-box>
            <text:p/>
          </draw:text-box>
        </draw:frame>
        <draw:frame draw:style-name="gr4" draw:text-style-name="P4" draw:layer="layout" svg:width="0.002cm" svg:height="0.937cm" svg:x="23.542cm" svg:y="19.061cm">
          <draw:text-box>
            <text:p/>
          </draw:text-box>
        </draw:frame>
        <draw:frame draw:style-name="gr4" draw:text-style-name="P4" draw:layer="layout" svg:width="0.002cm" svg:height="0.937cm" svg:x="19.564cm" svg:y="20.443cm">
          <draw:text-box>
            <text:p/>
          </draw:text-box>
        </draw:frame>
        <draw:frame draw:style-name="gr4" draw:text-style-name="P4" draw:layer="layout" svg:width="0.002cm" svg:height="0.937cm" svg:x="22.83cm" svg:y="20.494cm">
          <draw:text-box>
            <text:p/>
          </draw:text-box>
        </draw:frame>
        <draw:frame draw:style-name="gr9" draw:text-style-name="P7" draw:layer="layout" svg:width="8.255cm" svg:height="1.016cm" svg:x="18.249cm" svg:y="17.172cm">
          <draw:text-box>
            <text:p text:style-name="P6">Identify</text:p>
          </draw:text-box>
        </draw:frame>
        <draw:frame draw:style-name="gr10" draw:text-style-name="P8" draw:layer="layout" svg:width="3.81cm" svg:height="0.645cm" svg:x="18.249cm" svg:y="18.94cm">
          <draw:text-box>
            <text:p text:style-name="P6"><text:span text:style-name="T2">1</text:span><text:span text:style-name="T2"> </text:span><text:span text:style-name="T2">m</text:span><text:span text:style-name="T2">i</text:span><text:span text:style-name="T2">n</text:span><text:span text:style-name="T2">u</text:span><text:span text:style-name="T2">t</text:span><text:span text:style-name="T2">e</text:span><text:span text:style-name="T2"> </text:span><text:span text:style-name="T2">/</text:span><text:span text:style-name="T2"> </text:span><text:span text:style-name="T2">r</text:span><text:span text:style-name="T2">i</text:span><text:span text:style-name="T2">t</text:span><text:span text:style-name="T2">u</text:span><text:span text:style-name="T2">a</text:span><text:span text:style-name="T2">l</text:span></text:p>
          </draw:text-box>
        </draw:frame>
        <draw:frame draw:style-name="gr10" draw:text-style-name="P8" draw:layer="layout" svg:width="3.81cm" svg:height="0.645cm" svg:x="22.694cm" svg:y="18.94cm">
          <draw:text-box>
            <text:p text:style-name="P6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10" draw:text-style-name="P8" draw:layer="layout" svg:width="3.81cm" svg:height="0.645cm" svg:x="18.349cm" svg:y="20.351cm">
          <draw:text-box>
            <text:p text:style-name="P6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1</text:span><text:span text:style-name="T2">0</text:span><text:span text:style-name="T2">0</text:span><text:span text:style-name="T2">g</text:span><text:span text:style-name="T2">p</text:span><text:span text:style-name="T2"> </text:span><text:span text:style-name="T2">P</text:span><text:span text:style-name="T2">e</text:span><text:span text:style-name="T2">a</text:span><text:span text:style-name="T2">r</text:span><text:span text:style-name="T2">l</text:span></text:p>
          </draw:text-box>
        </draw:frame>
        <draw:frame draw:style-name="gr10" draw:text-style-name="P8" draw:layer="layout" svg:width="3.81cm" svg:height="0.645cm" svg:x="22.649cm" svg:y="20.351cm">
          <draw:text-box>
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16" draw:text-style-name="P9" draw:layer="layout" svg:width="8.001cm" svg:height="9.323cm" svg:x="18.376cm" svg:y="21.617cm">
          <draw:text-box>
            <text:p><text:span text:style-name="T4">Y</text:span><text:span text:style-name="T4">o</text:span><text:span text:style-name="T4">u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o</text:span><text:span text:style-name="T4">n</text:span><text:span text:style-name="T4">e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y</text:span><text:span text:style-name="T4">o</text:span><text:span text:style-name="T4">u</text:span><text:span text:style-name="T4"> </text:span><text:span text:style-name="T4">m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u</text:span><text:span text:style-name="T4">c</text:span><text:span text:style-name="T4">h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text:span text:style-name="T4">o</text:span><text:span text:style-name="T4">u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.</text:span><text:span text:style-name="T4"> </text:span><text:span text:style-name="T4">I</text:span><text:span text:style-name="T4">f</text:span><text:span text:style-name="T4"> </text:span><text:span text:style-name="T4">i</text:span><text:span text:style-name="T4">t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 </text:span><text:span text:style-name="T4">i</text:span><text:span text:style-name="T4">t</text:span><text:span text:style-name="T4">e</text:span><text:span text:style-name="T4">m</text:span><text:span text:style-name="T4"> </text:span><text:span text:style-name="T4">o</text:span><text:span text:style-name="T4">r</text:span><text:span text:style-name="T4"> </text:span><text:span text:style-name="T4">s</text:span><text:span text:style-name="T4">o</text:span><text:span text:style-name="T4">m</text:span><text:span text:style-name="T4">e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m</text:span><text:span text:style-name="T4">a</text:span><text:span text:style-name="T4">g</text:span><text:span text:style-name="T4">i</text:span><text:span text:style-name="T4">c</text:span><text:span text:style-name="T4">-</text:span><text:span text:style-name="T4">i</text:span><text:span text:style-name="T4">m</text:span><text:span text:style-name="T4">b</text:span><text:span text:style-name="T4">u</text:span><text:span text:style-name="T4">e</text:span><text:span text:style-name="T4">d</text:span><text:span text:style-name="T4"> </text:span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i</text:span><text:span text:style-name="T4">t</text:span><text:span text:style-name="T4">s</text:span><text:span text:style-name="T4"> </text:span><text:span text:style-name="T4">p</text:span><text:span text:style-name="T4">r</text:span><text:span text:style-name="T4">o</text:span><text:span text:style-name="T4">p</text:span><text:span text:style-name="T4">e</text:span><text:span text:style-name="T4">r</text:span><text:span text:style-name="T4">t</text:span><text:span text:style-name="T4">i</text:span><text:span text:style-name="T4">e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o</text:span><text:span text:style-name="T4">w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m</text:span><text:span text:style-name="T4">,</text:span><text:span text:style-name="T4"> </text:span><text:span text:style-name="T4">w</text:span><text:span text:style-name="T4">h</text:span><text:span text:style-name="T4">e</text:span><text:span text:style-name="T4">t</text:span><text:span text:style-name="T4">h</text:span><text:span text:style-name="T4">e</text:span><text:span text:style-name="T4">r</text:span><text:span text:style-name="T4"> </text:span><text:span text:style-name="T4">i</text:span><text:span text:style-name="T4">t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s</text:span><text:span text:style-name="T4"> </text:span><text:span text:style-name="T4">a</text:span><text:span text:style-name="T4">t</text:span><text:span text:style-name="T4">t</text:span><text:span text:style-name="T4">u</text:span><text:span text:style-name="T4">n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text:span text:style-name="T4">t</text:span><text:span text:style-name="T4">o</text:span><text:span text:style-name="T4"> </text:span><text:span text:style-name="T4">u</text:span><text:span text:style-name="T4">s</text:span><text:span text:style-name="T4">e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o</text:span><text:span text:style-name="T4">w</text:span><text:span text:style-name="T4"> </text:span><text:span text:style-name="T4">m</text:span><text:span text:style-name="T4">a</text:span><text:span text:style-name="T4">n</text:span><text:span text:style-name="T4">y</text:span><text:span text:style-name="T4"> </text:span><text:span text:style-name="T4">c</text:span><text:span text:style-name="T4">h</text:span><text:span text:style-name="T4">a</text:span><text:span text:style-name="T4">r</text:span><text:span text:style-name="T4">g</text:span><text:span text:style-name="T4">e</text:span><text:span text:style-name="T4">s</text:span><text:span text:style-name="T4"> </text:span><text:span text:style-name="T4">i</text:span><text:span text:style-name="T4">t</text:span><text:span text:style-name="T4"> </text:span><text:span text:style-name="T4">h</text:span><text:span text:style-name="T4">a</text:span><text:span text:style-name="T4">s</text:span><text:span text:style-name="T4">,</text:span><text:span text:style-name="T4"> </text:span><text:span text:style-name="T4">i</text:span><text:span text:style-name="T4">f</text:span><text:span text:style-name="T4"> </text:span><text:span text:style-name="T4">a</text:span><text:span text:style-name="T4">n</text:span><text:span text:style-name="T4">y</text:span><text:span text:style-name="T4">.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w</text:span><text:span text:style-name="T4">h</text:span><text:span text:style-name="T4">e</text:span><text:span text:style-name="T4">t</text:span><text:span text:style-name="T4">h</text:span><text:span text:style-name="T4">e</text:span><text:span text:style-name="T4">r</text:span><text:span text:style-name="T4"> </text:span><text:span text:style-name="T4">a</text:span><text:span text:style-name="T4">n</text:span><text:span text:style-name="T4">y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a</text:span><text:span text:style-name="T4">f</text:span><text:span text:style-name="T4">f</text:span><text:span text:style-name="T4">e</text:span><text:span text:style-name="T4">c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t</text:span><text:span text:style-name="T4">e</text:span><text:span text:style-name="T4">m</text:span><text:span text:style-name="T4"> </text:span><text:span text:style-name="T4">a</text:span><text:span text:style-name="T4">n</text:span><text:span text:style-name="T4">d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y</text:span><text:span text:style-name="T4"> </text:span><text:span text:style-name="T4">a</text:span><text:span text:style-name="T4">r</text:span><text:span text:style-name="T4">e</text:span><text:span text:style-name="T4">.</text:span><text:span text:style-name="T4"> 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i</text:span><text:span text:style-name="T4">t</text:span><text:span text:style-name="T4">e</text:span><text:span text:style-name="T4">m</text:span><text:span text:style-name="T4"> </text:span><text:span text:style-name="T4">w</text:span><text:span text:style-name="T4">a</text:span><text:span text:style-name="T4">s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d</text:span><text:span text:style-name="T4"> </text:span><text:span text:style-name="T4">i</text:span><text:span text:style-name="T4">t</text:span><text:span text:style-name="T4">.</text:span></text:p>
            <text:p><text:span text:style-name="T4"/></text:p>
            <text:p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i</text:span><text:span text:style-name="T4">n</text:span><text:span text:style-name="T4">s</text:span><text:span text:style-name="T4">t</text:span><text:span text:style-name="T4">e</text:span><text:span text:style-name="T4">a</text:span><text:span text:style-name="T4">d</text:span><text:span text:style-name="T4"> </text:span><text:span text:style-name="T4">t</text:span><text:span text:style-name="T4">o</text:span><text:span text:style-name="T4">u</text:span><text:span text:style-name="T4">c</text:span><text:span text:style-name="T4">h</text:span><text:span text:style-name="T4"> </text:span><text:span text:style-name="T4">a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t</text:span><text:span text:style-name="T4">h</text:span><text:span text:style-name="T4">r</text:span><text:span text:style-name="T4">o</text:span><text:span text:style-name="T4">u</text:span><text:span text:style-name="T4">g</text:span><text:span text:style-name="T4">h</text:span><text:span text:style-name="T4">o</text:span><text:span text:style-name="T4">u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n</text:span><text:span text:style-name="T4">g</text:span><text:span text:style-name="T4">,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s</text:span><text:span text:style-name="T4">,</text:span><text:span text:style-name="T4"> </text:span><text:span text:style-name="T4">i</text:span><text:span text:style-name="T4">f</text:span><text:span text:style-name="T4"> </text:span><text:span text:style-name="T4">a</text:span><text:span text:style-name="T4">n</text:span><text:span text:style-name="T4">y</text:span><text:span text:style-name="T4">,</text:span><text:span text:style-name="T4"> </text:span><text:span text:style-name="T4">a</text:span><text:span text:style-name="T4">r</text:span><text:span text:style-name="T4">e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a</text:span><text:span text:style-name="T4">f</text:span><text:span text:style-name="T4">f</text:span><text:span text:style-name="T4">e</text:span><text:span text:style-name="T4">c</text:span><text:span text:style-name="T4">t</text:span><text:span text:style-name="T4">i</text:span><text:span text:style-name="T4">n</text:span><text:span text:style-name="T4">g</text:span><text:span text:style-name="T4"> </text:span><text:span text:style-name="T4">i</text:span><text:span text:style-name="T4">t</text:span><text:span text:style-name="T4">.</text:span></text:p>
          </draw:text-box>
        </draw:frame>
      </draw:page>
      <draw:page draw:name="page3" draw:style-name="dp1" draw:master-page-name="Default">
        <draw:frame draw:style-name="gr17" draw:text-style-name="P11" draw:layer="layout" svg:width="3.228cm" svg:height="1.195cm" svg:x="0.158cm" svg:y="0.076cm">
          <draw:text-box>
            <text:p><text:span text:style-name="T6">Level 1</text:span></text:p>
          </draw:text-box>
        </draw:frame>
        <draw:g>
          <draw:polygon draw:style-name="gr1" draw:text-style-name="P1" draw:layer="layout" svg:width="8.822cm" svg:height="18.087cm" svg:x="0.167cm" svg:y="1.851cm" svg:viewBox="0 0 8823 18088" draw:points="4412,18088 0,18088 0,0 8823,0 8823,18088">
            <text:p/>
          </draw:polygon>
          <draw:path draw:style-name="gr2" draw:text-style-name="P2" draw:layer="layout" svg:width="8.25cm" svg:height="1.077cm" svg:x="0.447cm" svg:y="2.122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0.464cm" svg:y="3.375cm" svg:viewBox="0 0 3779 1207" draw:points="1889,1207 0,1207 0,0 3779,0 3779,1207">
            <text:p/>
          </draw:polygon>
          <draw:polygon draw:style-name="gr2" draw:text-style-name="P2" draw:layer="layout" svg:width="3.778cm" svg:height="1.206cm" svg:x="4.835cm" svg:y="3.379cm" svg:viewBox="0 0 3779 1207" draw:points="1889,1207 0,1207 0,0 3779,0 3779,1207">
            <text:p/>
          </draw:polygon>
          <draw:polygon draw:style-name="gr2" draw:text-style-name="P2" draw:layer="layout" svg:width="3.778cm" svg:height="1.206cm" svg:x="4.835cm" svg:y="4.784cm" svg:viewBox="0 0 3779 1207" draw:points="1889,1207 0,1207 0,0 3779,0 3779,1207">
            <text:p/>
          </draw:polygon>
          <draw:polygon draw:style-name="gr2" draw:text-style-name="P2" draw:layer="layout" svg:width="3.778cm" svg:height="1.206cm" svg:x="0.529cm" svg:y="4.784cm" svg:viewBox="0 0 3779 1207" draw:points="1889,1207 0,1207 0,0 3779,0 3779,1207">
            <text:p/>
          </draw:polygon>
          <draw:path draw:style-name="gr3" draw:text-style-name="P3" draw:layer="layout" svg:width="8.086cm" svg:height="12.849cm" svg:x="0.529cm" svg:y="6.581cm" svg:viewBox="0 0 8087 12850" svg:d="M0 0h8087c0 0 0 7907 0 11882 0 991-1011 968-1011 968h-1011-2021-2022-1011c0 0-1011 3-1011-909 0-3346 0-11941 0-11941z">
            <text:p/>
          </draw:path>
          <draw:frame draw:style-name="gr4" draw:text-style-name="P4" draw:layer="layout" svg:width="0.002cm" svg:height="0.937cm" svg:x="0.687cm" svg:y="3.516cm">
            <draw:text-box>
              <text:p/>
            </draw:text-box>
          </draw:frame>
          <draw:frame draw:style-name="gr5" draw:text-style-name="P4" draw:layer="layout" svg:width="3.448cm" svg:height="0.615cm" svg:x="0.687cm" svg:y="3.416cm">
            <draw:text-box>
              <text:p text:style-name="P5"><text:span text:style-name="T1">Casting </text:span><text:span text:style-name="T1">Time</text:span></text:p>
            </draw:text-box>
          </draw:frame>
          <draw:frame draw:style-name="gr4" draw:text-style-name="P4" draw:layer="layout" svg:width="0.002cm" svg:height="0.937cm" svg:x="5.873cm" svg:y="3.516cm">
            <draw:text-box>
              <text:p/>
            </draw:text-box>
          </draw:frame>
          <draw:frame draw:style-name="gr6" draw:text-style-name="P4" draw:layer="layout" svg:width="1.661cm" svg:height="0.615cm" svg:x="5.873cm" svg:y="3.416cm">
            <draw:text-box>
              <text:p text:style-name="P5"><text:span text:style-name="T1">Range</text:span></text:p>
            </draw:text-box>
          </draw:frame>
          <draw:frame draw:style-name="gr4" draw:text-style-name="P4" draw:layer="layout" svg:width="0.002cm" svg:height="0.937cm" svg:x="5.571cm" svg:y="4.92cm">
            <draw:text-box>
              <text:p/>
            </draw:text-box>
          </draw:frame>
          <draw:frame draw:style-name="gr7" draw:text-style-name="P4" draw:layer="layout" svg:width="2.296cm" svg:height="0.615cm" svg:x="5.571cm" svg:y="4.82cm">
            <draw:text-box>
              <text:p text:style-name="P5"><text:span text:style-name="T1">Duration</text:span></text:p>
            </draw:text-box>
          </draw:frame>
          <draw:frame draw:style-name="gr4" draw:text-style-name="P4" draw:layer="layout" svg:width="0.002cm" svg:height="0.937cm" svg:x="0.741cm" svg:y="4.897cm">
            <draw:text-box>
              <text:p/>
            </draw:text-box>
          </draw:frame>
          <draw:frame draw:style-name="gr8" draw:text-style-name="P4" draw:layer="layout" svg:width="3.342cm" svg:height="0.615cm" svg:x="0.741cm" svg:y="4.797cm">
            <draw:text-box>
              <text:p text:style-name="P5"><text:span text:style-name="T1">Components</text:span></text:p>
            </draw:text-box>
          </draw:frame>
          <draw:frame draw:style-name="gr4" draw:text-style-name="P4" draw:layer="layout" svg:width="0.002cm" svg:height="0.937cm" svg:x="1.12cm" svg:y="4.058cm">
            <draw:text-box>
              <text:p/>
            </draw:text-box>
          </draw:frame>
          <draw:frame draw:style-name="gr4" draw:text-style-name="P4" draw:layer="layout" svg:width="0.002cm" svg:height="0.937cm" svg:x="5.726cm" svg:y="4.058cm">
            <draw:text-box>
              <text:p/>
            </draw:text-box>
          </draw:frame>
          <draw:frame draw:style-name="gr4" draw:text-style-name="P4" draw:layer="layout" svg:width="0.002cm" svg:height="0.937cm" svg:x="1.748cm" svg:y="5.44cm">
            <draw:text-box>
              <text:p/>
            </draw:text-box>
          </draw:frame>
          <draw:frame draw:style-name="gr4" draw:text-style-name="P4" draw:layer="layout" svg:width="0.002cm" svg:height="0.937cm" svg:x="5.014cm" svg:y="5.491cm">
            <draw:text-box>
              <text:p/>
            </draw:text-box>
          </draw:frame>
          <draw:frame draw:style-name="gr9" draw:text-style-name="P7" draw:layer="layout" svg:width="8.255cm" svg:height="1.016cm" svg:x="0.433cm" svg:y="2.169cm">
            <draw:text-box>
              <text:p text:style-name="P6">Disguise Self</text:p>
            </draw:text-box>
          </draw:frame>
          <draw:frame draw:style-name="gr10" draw:text-style-name="P8" draw:layer="layout" svg:width="3.81cm" svg:height="0.645cm" svg:x="0.433cm" svg:y="3.937cm">
            <draw:text-box>
              <text:p text:style-name="P6"><text:span text:style-name="T2">1 action</text:span></text:p>
            </draw:text-box>
          </draw:frame>
          <draw:frame draw:style-name="gr10" draw:text-style-name="P8" draw:layer="layout" svg:width="3.81cm" svg:height="0.645cm" svg:x="4.878cm" svg:y="3.937cm">
            <draw:text-box>
              <text:p text:style-name="P6"><text:span text:style-name="T2">Self</text:span></text:p>
            </draw:text-box>
          </draw:frame>
          <draw:frame draw:style-name="gr10" draw:text-style-name="P8" draw:layer="layout" svg:width="3.81cm" svg:height="0.645cm" svg:x="0.533cm" svg:y="5.348cm">
            <draw:text-box>
              <text:p text:style-name="P6"><text:span text:style-name="T2">V, S</text:span></text:p>
            </draw:text-box>
          </draw:frame>
          <draw:frame draw:style-name="gr10" draw:text-style-name="P8" draw:layer="layout" svg:width="3.81cm" svg:height="0.645cm" svg:x="4.833cm" svg:y="5.348cm">
            <draw:text-box>
              <text:p text:style-name="P6"><text:span text:style-name="T2">1 hour</text:span></text:p>
            </draw:text-box>
          </draw:frame>
          <draw:frame draw:style-name="gr16" draw:text-style-name="P9" draw:layer="layout" svg:width="8.001cm" svg:height="12.347cm" svg:x="0.56cm" svg:y="6.614cm">
            <draw:text-box>
              <text:p><text:span text:style-name="T4">You make yourself--including your clothing, </text:span><text:span text:style-name="T4">armor, weapons, and other belongings on </text:span><text:span text:style-name="T4">your person--look different until the spell </text:span><text:span text:style-name="T4">ends or until you use your action to dismiss </text:span><text:span text:style-name="T4">it. You can seem 1 foot shorter or taller and </text:span><text:span text:style-name="T4">can appear thin, fat, or in between. You can't </text:span><text:span text:style-name="T4">change your body type, so you must adopt a </text:span><text:span text:style-name="T4">form that has the same basic arrangement of </text:span><text:span text:style-name="T4">limbs. Otherwise, the extent of the illusion is </text:span><text:span text:style-name="T4">up to you.</text:span></text:p>
              <text:p><text:span text:style-name="T4"/></text:p>
              <text:p><text:span text:style-name="T4">The changes wrought by this spell fail to </text:span><text:span text:style-name="T4">hold up to physical inspection. For example, </text:span><text:span text:style-name="T4">if you use this spell to add a hat to your </text:span><text:span text:style-name="T4">outfit, objects pass through the hat, and </text:span><text:span text:style-name="T4">anyone who touches it would feel nothing or </text:span><text:span text:style-name="T4">would feel your head and hair. If you use this </text:span><text:span text:style-name="T4">spell to appear thinner than you are, the </text:span><text:span text:style-name="T4">hand of someone who reaches out to touch </text:span><text:span text:style-name="T4">you would bump into you while it was </text:span><text:span text:style-name="T4">seemingly still in midair.</text:span></text:p>
              <text:p><text:span text:style-name="T4"/></text:p>
              <text:p><text:span text:style-name="T4">To discern that you are disguised, a creature </text:span><text:span text:style-name="T4">can use its action to inspect your </text:span><text:span text:style-name="T4">appearance and must succeed on an </text:span><text:span text:style-name="T4">Intelligence (</text:span><text:span text:style-name="T3">Investigation</text:span><text:span text:style-name="T4">) check against </text:span><text:span text:style-name="T4">your</text:span><text:span text:style-name="T3"> spell save DC</text:span><text:span text:style-name="T4">.</text:span></text:p>
              <text:p><text:span text:style-name="T4"/></text:p>
            </draw:text-box>
          </draw:frame>
        </draw:g>
        <draw:g>
          <draw:polygon draw:style-name="gr1" draw:text-style-name="P1" draw:layer="layout" svg:width="8.822cm" svg:height="14.697cm" svg:x="9.144cm" svg:y="1.851cm" svg:viewBox="0 0 8823 14698" draw:points="4412,14698 0,14698 0,0 8823,0 8823,14698">
            <text:p/>
          </draw:polygon>
          <draw:path draw:style-name="gr2" draw:text-style-name="P2" draw:layer="layout" svg:width="8.25cm" svg:height="1.077cm" svg:x="9.424cm" svg:y="2.122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9.441cm" svg:y="3.375cm" svg:viewBox="0 0 3779 1207" draw:points="1889,1207 0,1207 0,0 3779,0 3779,1207">
            <text:p/>
          </draw:polygon>
          <draw:polygon draw:style-name="gr2" draw:text-style-name="P2" draw:layer="layout" svg:width="3.778cm" svg:height="1.206cm" svg:x="13.812cm" svg:y="3.379cm" svg:viewBox="0 0 3779 1207" draw:points="1889,1207 0,1207 0,0 3779,0 3779,1207">
            <text:p/>
          </draw:polygon>
          <draw:polygon draw:style-name="gr2" draw:text-style-name="P2" draw:layer="layout" svg:width="3.778cm" svg:height="1.206cm" svg:x="13.812cm" svg:y="4.784cm" svg:viewBox="0 0 3779 1207" draw:points="1889,1207 0,1207 0,0 3779,0 3779,1207">
            <text:p/>
          </draw:polygon>
          <draw:polygon draw:style-name="gr2" draw:text-style-name="P2" draw:layer="layout" svg:width="3.778cm" svg:height="1.206cm" svg:x="9.506cm" svg:y="4.784cm" svg:viewBox="0 0 3779 1207" draw:points="1889,1207 0,1207 0,0 3779,0 3779,1207">
            <text:p/>
          </draw:polygon>
          <draw:path draw:style-name="gr3" draw:text-style-name="P3" draw:layer="layout" svg:width="8.086cm" svg:height="9.557cm" svg:x="9.506cm" svg:y="6.581cm" svg:viewBox="0 0 8087 9558" svg:d="M0 0h8087c0 0 0 5881 0 8838 0 737-1011 720-1011 720h-1011-2021-2022-1011c0 0-1011 2-1011-676 0-2489 0-8882 0-8882z">
            <text:p/>
          </draw:path>
          <draw:frame draw:style-name="gr4" draw:text-style-name="P4" draw:layer="layout" svg:width="0.002cm" svg:height="0.937cm" svg:x="9.664cm" svg:y="3.516cm">
            <draw:text-box>
              <text:p/>
            </draw:text-box>
          </draw:frame>
          <draw:frame draw:style-name="gr5" draw:text-style-name="P4" draw:layer="layout" svg:width="3.448cm" svg:height="0.615cm" svg:x="9.664cm" svg:y="3.416cm">
            <draw:text-box>
  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  </draw:text-box>
          </draw:frame>
          <draw:frame draw:style-name="gr4" draw:text-style-name="P4" draw:layer="layout" svg:width="0.002cm" svg:height="0.937cm" svg:x="14.85cm" svg:y="3.516cm">
            <draw:text-box>
              <text:p/>
            </draw:text-box>
          </draw:frame>
          <draw:frame draw:style-name="gr6" draw:text-style-name="P4" draw:layer="layout" svg:width="1.661cm" svg:height="0.615cm" svg:x="14.85cm" svg:y="3.416cm">
            <draw:text-box>
  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  </draw:text-box>
          </draw:frame>
          <draw:frame draw:style-name="gr4" draw:text-style-name="P4" draw:layer="layout" svg:width="0.002cm" svg:height="0.937cm" svg:x="14.548cm" svg:y="4.92cm">
            <draw:text-box>
              <text:p/>
            </draw:text-box>
          </draw:frame>
          <draw:frame draw:style-name="gr7" draw:text-style-name="P4" draw:layer="layout" svg:width="2.296cm" svg:height="0.615cm" svg:x="14.548cm" svg:y="4.82cm">
            <draw:text-box>
              <text:p text:style-name="P5"><text:span text:style-name="T1">Duration</text:span></text:p>
            </draw:text-box>
          </draw:frame>
          <draw:frame draw:style-name="gr4" draw:text-style-name="P4" draw:layer="layout" svg:width="0.002cm" svg:height="0.937cm" svg:x="9.718cm" svg:y="4.897cm">
            <draw:text-box>
              <text:p/>
            </draw:text-box>
          </draw:frame>
          <draw:frame draw:style-name="gr8" draw:text-style-name="P4" draw:layer="layout" svg:width="3.342cm" svg:height="0.615cm" svg:x="9.718cm" svg:y="4.797cm">
            <draw:text-box>
              <text:p text:style-name="P5"><text:span text:style-name="T1">Component</text:span><text:span text:style-name="T1">s</text:span></text:p>
            </draw:text-box>
          </draw:frame>
          <draw:frame draw:style-name="gr4" draw:text-style-name="P4" draw:layer="layout" svg:width="0.002cm" svg:height="0.937cm" svg:x="10.097cm" svg:y="4.058cm">
            <draw:text-box>
              <text:p/>
            </draw:text-box>
          </draw:frame>
          <draw:frame draw:style-name="gr4" draw:text-style-name="P4" draw:layer="layout" svg:width="0.002cm" svg:height="0.937cm" svg:x="14.703cm" svg:y="4.058cm">
            <draw:text-box>
              <text:p/>
            </draw:text-box>
          </draw:frame>
          <draw:frame draw:style-name="gr4" draw:text-style-name="P4" draw:layer="layout" svg:width="0.002cm" svg:height="0.937cm" svg:x="10.725cm" svg:y="5.44cm">
            <draw:text-box>
              <text:p/>
            </draw:text-box>
          </draw:frame>
          <draw:frame draw:style-name="gr4" draw:text-style-name="P4" draw:layer="layout" svg:width="0.002cm" svg:height="0.937cm" svg:x="13.991cm" svg:y="5.491cm">
            <draw:text-box>
              <text:p/>
            </draw:text-box>
          </draw:frame>
          <draw:frame draw:style-name="gr9" draw:text-style-name="P7" draw:layer="layout" svg:width="8.255cm" svg:height="1.016cm" svg:x="9.41cm" svg:y="2.169cm">
            <draw:text-box>
              <text:p text:style-name="P6">Magic Missile</text:p>
            </draw:text-box>
          </draw:frame>
          <draw:frame draw:style-name="gr10" draw:text-style-name="P8" draw:layer="layout" svg:width="3.81cm" svg:height="0.645cm" svg:x="9.41cm" svg:y="3.937cm">
            <draw:text-box>
              <text:p text:style-name="P6"><text:span text:style-name="T2">1 Action</text:span></text:p>
            </draw:text-box>
          </draw:frame>
          <draw:frame draw:style-name="gr10" draw:text-style-name="P8" draw:layer="layout" svg:width="3.81cm" svg:height="0.645cm" svg:x="13.855cm" svg:y="3.937cm">
            <draw:text-box>
              <text:p text:style-name="P6"><text:span text:style-name="T2">120 ft.</text:span></text:p>
            </draw:text-box>
          </draw:frame>
          <draw:frame draw:style-name="gr10" draw:text-style-name="P8" draw:layer="layout" svg:width="3.81cm" svg:height="0.645cm" svg:x="9.51cm" svg:y="5.348cm">
            <draw:text-box>
              <text:p text:style-name="P6"><text:span text:style-name="T2">V, S</text:span></text:p>
            </draw:text-box>
          </draw:frame>
          <draw:frame draw:style-name="gr10" draw:text-style-name="P8" draw:layer="layout" svg:width="3.81cm" svg:height="0.645cm" svg:x="13.81cm" svg:y="5.348cm">
            <draw:text-box>
              <text:p text:style-name="P6"><text:span text:style-name="T2">Instantaneous</text:span></text:p>
            </draw:text-box>
          </draw:frame>
          <draw:frame draw:style-name="gr16" draw:text-style-name="P9" draw:layer="layout" svg:width="8.001cm" svg:height="9.323cm" svg:x="9.537cm" svg:y="6.614cm">
            <draw:text-box>
              <text:p><text:span text:style-name="T4">You create </text:span><text:span text:style-name="T3">three</text:span><text:span text:style-name="T4"> glowing darts of magical </text:span><text:span text:style-name="T4">force. Each dart hits a creature of your </text:span><text:span text:style-name="T4">choice that you can see within range. A dart </text:span><text:span text:style-name="T4">deals </text:span><text:span text:style-name="T3">1d4 + 1</text:span><text:span text:style-name="T4"> force damage to its target. </text:span><text:span text:style-name="T4">The darts all strike simultaneously, and you </text:span><text:span text:style-name="T4">can direct them to hit one creature or </text:span><text:span text:style-name="T4">several.</text:span></text:p>
              <text:p><text:span text:style-name="T4"/></text:p>
              <text:p><text:span text:style-name="T4">At Higher Levels. When you cast this spell </text:span><text:span text:style-name="T4">using a spell slot of 2nd level or higher, the </text:span><text:span text:style-name="T4">spell creates one more dart for each slot </text:span><text:span text:style-name="T4">level above 1st</text:span></text:p>
            </draw:text-box>
          </draw:frame>
        </draw:g>
        <draw:g>
          <draw:polygon draw:style-name="gr1" draw:text-style-name="P1" draw:layer="layout" svg:width="8.822cm" svg:height="14.697cm" svg:x="18.045cm" svg:y="1.851cm" svg:viewBox="0 0 8823 14698" draw:points="4412,14698 0,14698 0,0 8823,0 8823,14698">
            <text:p/>
          </draw:polygon>
          <draw:path draw:style-name="gr2" draw:text-style-name="P2" draw:layer="layout" svg:width="8.25cm" svg:height="1.077cm" svg:x="18.325cm" svg:y="2.122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18.342cm" svg:y="3.375cm" svg:viewBox="0 0 3779 1207" draw:points="1889,1207 0,1207 0,0 3779,0 3779,1207">
            <text:p/>
          </draw:polygon>
          <draw:polygon draw:style-name="gr2" draw:text-style-name="P2" draw:layer="layout" svg:width="3.778cm" svg:height="1.206cm" svg:x="22.713cm" svg:y="3.379cm" svg:viewBox="0 0 3779 1207" draw:points="1889,1207 0,1207 0,0 3779,0 3779,1207">
            <text:p/>
          </draw:polygon>
          <draw:polygon draw:style-name="gr2" draw:text-style-name="P2" draw:layer="layout" svg:width="3.778cm" svg:height="1.206cm" svg:x="22.713cm" svg:y="4.784cm" svg:viewBox="0 0 3779 1207" draw:points="1889,1207 0,1207 0,0 3779,0 3779,1207">
            <text:p/>
          </draw:polygon>
          <draw:polygon draw:style-name="gr2" draw:text-style-name="P2" draw:layer="layout" svg:width="3.778cm" svg:height="1.206cm" svg:x="18.407cm" svg:y="4.784cm" svg:viewBox="0 0 3779 1207" draw:points="1889,1207 0,1207 0,0 3779,0 3779,1207">
            <text:p/>
          </draw:polygon>
          <draw:path draw:style-name="gr3" draw:text-style-name="P3" draw:layer="layout" svg:width="8.086cm" svg:height="9.557cm" svg:x="18.407cm" svg:y="6.581cm" svg:viewBox="0 0 8087 9558" svg:d="M0 0h8087c0 0 0 5881 0 8838 0 737-1011 720-1011 720h-1011-2021-2022-1011c0 0-1011 2-1011-676 0-2489 0-8882 0-8882z">
            <text:p/>
          </draw:path>
          <draw:frame draw:style-name="gr4" draw:text-style-name="P4" draw:layer="layout" svg:width="0.002cm" svg:height="0.937cm" svg:x="18.565cm" svg:y="3.516cm">
            <draw:text-box>
              <text:p/>
            </draw:text-box>
          </draw:frame>
          <draw:frame draw:style-name="gr5" draw:text-style-name="P4" draw:layer="layout" svg:width="3.448cm" svg:height="0.615cm" svg:x="18.565cm" svg:y="3.416cm">
            <draw:text-box>
              <text:p text:style-name="P5"><text:span text:style-name="T1">Casti</text:span><text:span text:style-name="T1">ng </text:span><text:span text:style-name="T1">Time</text:span></text:p>
            </draw:text-box>
          </draw:frame>
          <draw:frame draw:style-name="gr4" draw:text-style-name="P4" draw:layer="layout" svg:width="0.002cm" svg:height="0.937cm" svg:x="23.751cm" svg:y="3.516cm">
            <draw:text-box>
              <text:p/>
            </draw:text-box>
          </draw:frame>
          <draw:frame draw:style-name="gr6" draw:text-style-name="P4" draw:layer="layout" svg:width="1.661cm" svg:height="0.615cm" svg:x="23.751cm" svg:y="3.416cm">
            <draw:text-box>
              <text:p text:style-name="P5"><text:span text:style-name="T1">Range</text:span></text:p>
            </draw:text-box>
          </draw:frame>
          <draw:frame draw:style-name="gr4" draw:text-style-name="P4" draw:layer="layout" svg:width="0.002cm" svg:height="0.937cm" svg:x="23.449cm" svg:y="4.92cm">
            <draw:text-box>
              <text:p/>
            </draw:text-box>
          </draw:frame>
          <draw:frame draw:style-name="gr7" draw:text-style-name="P4" draw:layer="layout" svg:width="2.296cm" svg:height="0.615cm" svg:x="23.449cm" svg:y="4.82cm">
            <draw:text-box>
              <text:p text:style-name="P5"><text:span text:style-name="T1">Duration</text:span></text:p>
            </draw:text-box>
          </draw:frame>
          <draw:frame draw:style-name="gr4" draw:text-style-name="P4" draw:layer="layout" svg:width="0.002cm" svg:height="0.937cm" svg:x="18.619cm" svg:y="4.897cm">
            <draw:text-box>
              <text:p/>
            </draw:text-box>
          </draw:frame>
          <draw:frame draw:style-name="gr8" draw:text-style-name="P4" draw:layer="layout" svg:width="3.342cm" svg:height="0.615cm" svg:x="18.619cm" svg:y="4.797cm">
            <draw:text-box>
              <text:p text:style-name="P5"><text:span text:style-name="T1">Component</text:span><text:span text:style-name="T1">s</text:span></text:p>
            </draw:text-box>
          </draw:frame>
          <draw:frame draw:style-name="gr4" draw:text-style-name="P4" draw:layer="layout" svg:width="0.002cm" svg:height="0.937cm" svg:x="18.998cm" svg:y="4.058cm">
            <draw:text-box>
              <text:p/>
            </draw:text-box>
          </draw:frame>
          <draw:frame draw:style-name="gr4" draw:text-style-name="P4" draw:layer="layout" svg:width="0.002cm" svg:height="0.937cm" svg:x="23.604cm" svg:y="4.058cm">
            <draw:text-box>
              <text:p/>
            </draw:text-box>
          </draw:frame>
          <draw:frame draw:style-name="gr4" draw:text-style-name="P4" draw:layer="layout" svg:width="0.002cm" svg:height="0.937cm" svg:x="19.626cm" svg:y="5.44cm">
            <draw:text-box>
              <text:p/>
            </draw:text-box>
          </draw:frame>
          <draw:frame draw:style-name="gr4" draw:text-style-name="P4" draw:layer="layout" svg:width="0.002cm" svg:height="0.937cm" svg:x="22.892cm" svg:y="5.491cm">
            <draw:text-box>
              <text:p/>
            </draw:text-box>
          </draw:frame>
          <draw:frame draw:style-name="gr9" draw:text-style-name="P7" draw:layer="layout" svg:width="8.255cm" svg:height="1.016cm" svg:x="18.311cm" svg:y="2.169cm">
            <draw:text-box>
              <text:p text:style-name="P6">Avoid Grievous Injury</text:p>
            </draw:text-box>
          </draw:frame>
          <draw:frame draw:style-name="gr10" draw:text-style-name="P8" draw:layer="layout" svg:width="3.81cm" svg:height="0.645cm" svg:x="18.311cm" svg:y="3.937cm">
            <draw:text-box>
              <text:p text:style-name="P6"><text:span text:style-name="T2">1 reaction</text:span></text:p>
            </draw:text-box>
          </draw:frame>
          <draw:frame draw:style-name="gr10" draw:text-style-name="P8" draw:layer="layout" svg:width="3.81cm" svg:height="0.645cm" svg:x="22.756cm" svg:y="3.937cm">
            <draw:text-box>
              <text:p text:style-name="P6"><text:span text:style-name="T2">Self (30 ft.)</text:span></text:p>
            </draw:text-box>
          </draw:frame>
          <draw:frame draw:style-name="gr10" draw:text-style-name="P8" draw:layer="layout" svg:width="3.81cm" svg:height="0.645cm" svg:x="18.411cm" svg:y="5.348cm">
            <draw:text-box>
              <text:p text:style-name="P6"><text:span text:style-name="T2">V, S</text:span></text:p>
            </draw:text-box>
          </draw:frame>
          <draw:frame draw:style-name="gr10" draw:text-style-name="P8" draw:layer="layout" svg:width="3.81cm" svg:height="0.645cm" svg:x="22.711cm" svg:y="5.348cm">
            <draw:text-box>
              <text:p text:style-name="P6"><text:span text:style-name="T2">1 hour</text:span></text:p>
            </draw:text-box>
          </draw:frame>
          <draw:frame draw:style-name="gr16" draw:text-style-name="P9" draw:layer="layout" svg:width="8.001cm" svg:height="9.323cm" svg:x="18.438cm" svg:y="6.614cm">
            <draw:text-box>
              <text:p><text:span text:style-name="T4">You cast this spell when a foe strikes you </text:span><text:span text:style-name="T4">with a critical hit but before damage dice are </text:span><text:span text:style-name="T4">rolled. The critical hit against you becomes a </text:span><text:span text:style-name="T4">normal hit.</text:span></text:p>
            </draw:text-box>
          </draw:frame>
        </draw:g>
        <draw:g>
          <draw:polygon draw:style-name="gr1" draw:text-style-name="P1" draw:layer="layout" svg:width="8.822cm" svg:height="14.697cm" svg:x="0.167cm" svg:y="19.993cm" svg:viewBox="0 0 8823 14698" draw:points="4412,14698 0,14698 0,0 8823,0 8823,14698">
            <text:p/>
          </draw:polygon>
          <draw:path draw:style-name="gr2" draw:text-style-name="P2" draw:layer="layout" svg:width="8.25cm" svg:height="1.077cm" svg:x="0.447cm" svg:y="20.264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0.464cm" svg:y="21.517cm" svg:viewBox="0 0 3779 1207" draw:points="1889,1207 0,1207 0,0 3779,0 3779,1207">
            <text:p/>
          </draw:polygon>
          <draw:polygon draw:style-name="gr2" draw:text-style-name="P2" draw:layer="layout" svg:width="3.778cm" svg:height="1.206cm" svg:x="4.835cm" svg:y="21.521cm" svg:viewBox="0 0 3779 1207" draw:points="1889,1207 0,1207 0,0 3779,0 3779,1207">
            <text:p/>
          </draw:polygon>
          <draw:polygon draw:style-name="gr2" draw:text-style-name="P2" draw:layer="layout" svg:width="3.778cm" svg:height="1.206cm" svg:x="4.835cm" svg:y="22.926cm" svg:viewBox="0 0 3779 1207" draw:points="1889,1207 0,1207 0,0 3779,0 3779,1207">
            <text:p/>
          </draw:polygon>
          <draw:polygon draw:style-name="gr2" draw:text-style-name="P2" draw:layer="layout" svg:width="3.778cm" svg:height="1.206cm" svg:x="0.529cm" svg:y="22.926cm" svg:viewBox="0 0 3779 1207" draw:points="1889,1207 0,1207 0,0 3779,0 3779,1207">
            <text:p/>
          </draw:polygon>
          <draw:path draw:style-name="gr3" draw:text-style-name="P3" draw:layer="layout" svg:width="8.086cm" svg:height="9.557cm" svg:x="0.529cm" svg:y="24.723cm" svg:viewBox="0 0 8087 9558" svg:d="M0 0h8087c0 0 0 5881 0 8838 0 737-1011 720-1011 720h-1011-2021-2022-1011c0 0-1011 2-1011-676 0-2489 0-8882 0-8882z">
            <text:p/>
          </draw:path>
          <draw:frame draw:style-name="gr4" draw:text-style-name="P4" draw:layer="layout" svg:width="0.002cm" svg:height="0.937cm" svg:x="0.687cm" svg:y="21.658cm">
            <draw:text-box>
              <text:p/>
            </draw:text-box>
          </draw:frame>
          <draw:frame draw:style-name="gr5" draw:text-style-name="P4" draw:layer="layout" svg:width="3.448cm" svg:height="0.615cm" svg:x="0.687cm" svg:y="21.558cm">
            <draw:text-box>
  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  </draw:text-box>
          </draw:frame>
          <draw:frame draw:style-name="gr4" draw:text-style-name="P4" draw:layer="layout" svg:width="0.002cm" svg:height="0.937cm" svg:x="5.873cm" svg:y="21.658cm">
            <draw:text-box>
              <text:p/>
            </draw:text-box>
          </draw:frame>
          <draw:frame draw:style-name="gr6" draw:text-style-name="P4" draw:layer="layout" svg:width="1.661cm" svg:height="0.615cm" svg:x="5.873cm" svg:y="21.558cm">
            <draw:text-box>
  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  </draw:text-box>
          </draw:frame>
          <draw:frame draw:style-name="gr4" draw:text-style-name="P4" draw:layer="layout" svg:width="0.002cm" svg:height="0.937cm" svg:x="5.571cm" svg:y="23.062cm">
            <draw:text-box>
              <text:p/>
            </draw:text-box>
          </draw:frame>
          <draw:frame draw:style-name="gr7" draw:text-style-name="P4" draw:layer="layout" svg:width="2.296cm" svg:height="0.615cm" svg:x="5.571cm" svg:y="22.962cm">
            <draw:text-box>
  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4" draw:text-style-name="P4" draw:layer="layout" svg:width="0.002cm" svg:height="0.937cm" svg:x="0.741cm" svg:y="23.039cm">
            <draw:text-box>
              <text:p/>
            </draw:text-box>
          </draw:frame>
          <draw:frame draw:style-name="gr8" draw:text-style-name="P4" draw:layer="layout" svg:width="3.342cm" svg:height="0.615cm" svg:x="0.741cm" svg:y="22.939cm">
            <draw:text-box>
  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  </draw:text-box>
          </draw:frame>
          <draw:frame draw:style-name="gr4" draw:text-style-name="P4" draw:layer="layout" svg:width="0.002cm" svg:height="0.937cm" svg:x="1.12cm" svg:y="22.2cm">
            <draw:text-box>
              <text:p/>
            </draw:text-box>
          </draw:frame>
          <draw:frame draw:style-name="gr4" draw:text-style-name="P4" draw:layer="layout" svg:width="0.002cm" svg:height="0.937cm" svg:x="5.726cm" svg:y="22.2cm">
            <draw:text-box>
              <text:p/>
            </draw:text-box>
          </draw:frame>
          <draw:frame draw:style-name="gr4" draw:text-style-name="P4" draw:layer="layout" svg:width="0.002cm" svg:height="0.937cm" svg:x="1.748cm" svg:y="23.582cm">
            <draw:text-box>
              <text:p/>
            </draw:text-box>
          </draw:frame>
          <draw:frame draw:style-name="gr4" draw:text-style-name="P4" draw:layer="layout" svg:width="0.002cm" svg:height="0.937cm" svg:x="5.014cm" svg:y="23.633cm">
            <draw:text-box>
              <text:p/>
            </draw:text-box>
          </draw:frame>
          <draw:frame draw:style-name="gr9" draw:text-style-name="P7" draw:layer="layout" svg:width="8.255cm" svg:height="1.016cm" svg:x="0.433cm" svg:y="20.311cm">
            <draw:text-box>
              <text:p text:style-name="P6">Mud Pack</text:p>
            </draw:text-box>
          </draw:frame>
          <draw:frame draw:style-name="gr10" draw:text-style-name="P8" draw:layer="layout" svg:width="3.81cm" svg:height="0.645cm" svg:x="0.433cm" svg:y="22.079cm">
            <draw:text-box>
              <text:p text:style-name="P6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/</text:span><text:span text:style-name="T2"> </text:span><text:span text:style-name="T2">R</text:span><text:span text:style-name="T2">i</text:span><text:span text:style-name="T2">t</text:span><text:span text:style-name="T2">u</text:span><text:span text:style-name="T2">a</text:span><text:span text:style-name="T2">l</text:span></text:p>
            </draw:text-box>
          </draw:frame>
          <draw:frame draw:style-name="gr10" draw:text-style-name="P8" draw:layer="layout" svg:width="3.81cm" svg:height="0.645cm" svg:x="4.878cm" svg:y="22.079cm">
            <draw:text-box>
              <text:p text:style-name="P6"><text:span text:style-name="T2">T</text:span><text:span text:style-name="T2">o</text:span><text:span text:style-name="T2">u</text:span><text:span text:style-name="T2">c</text:span><text:span text:style-name="T2">h</text:span><text:span text:style-name="T2"> </text:span><text:span text:style-name="T2">(</text:span><text:span text:style-name="T2">6</text:span><text:span text:style-name="T2">0</text:span><text:span text:style-name="T2"> </text:span><text:span text:style-name="T2">f</text:span><text:span text:style-name="T2">t</text:span><text:span text:style-name="T2">.</text:span><text:span text:style-name="T2">)</text:span></text:p>
            </draw:text-box>
          </draw:frame>
          <draw:frame draw:style-name="gr10" draw:text-style-name="P8" draw:layer="layout" svg:width="3.81cm" svg:height="0.645cm" svg:x="0.533cm" svg:y="23.49cm">
            <draw:text-box>
              <text:p text:style-name="P6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a</text:span><text:span text:style-name="T2"> </text:span><text:span text:style-name="T2">c</text:span><text:span text:style-name="T2">u</text:span><text:span text:style-name="T2">p</text:span><text:span text:style-name="T2"> </text:span><text:span text:style-name="T2">o</text:span><text:span text:style-name="T2">f</text:span><text:span text:style-name="T2"> </text:span><text:span text:style-name="T2">m</text:span><text:span text:style-name="T2">u</text:span><text:span text:style-name="T2">d</text:span></text:p>
            </draw:text-box>
          </draw:frame>
          <draw:frame draw:style-name="gr10" draw:text-style-name="P8" draw:layer="layout" svg:width="3.81cm" svg:height="0.645cm" svg:x="4.833cm" svg:y="23.49cm">
            <draw:text-box>
              <text:p text:style-name="P6"><text:span text:style-name="T2">1</text:span><text:span text:style-name="T2"> </text:span><text:span text:style-name="T2">h</text:span><text:span text:style-name="T2">r</text:span><text:span text:style-name="T2"> </text:span><text:span text:style-name="T2">(</text:span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</draw:text-box>
          </draw:frame>
          <draw:frame draw:style-name="gr16" draw:text-style-name="P9" draw:layer="layout" svg:width="8.001cm" svg:height="9.323cm" svg:x="0.56cm" svg:y="24.756cm">
            <draw:text-box>
              <text:p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c</text:span><text:span text:style-name="T4">o</text:span><text:span text:style-name="T4">v</text:span><text:span text:style-name="T4">e</text:span><text:span text:style-name="T4">r</text:span><text:span text:style-name="T4">s</text:span><text:span text:style-name="T4"> </text:span><text:span text:style-name="T4">y</text:span><text:span text:style-name="T4">o</text:span><text:span text:style-name="T4">u</text:span><text:span text:style-name="T4"> </text:span><text:span text:style-name="T4">o</text:span><text:span text:style-name="T4">r</text:span><text:span text:style-name="T4"> </text:span><text:span text:style-name="T4">a</text:span><text:span text:style-name="T4"> </text:span><text:span text:style-name="T4">w</text:span><text:span text:style-name="T4">i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t</text:span><text:span text:style-name="T4">o</text:span><text:span text:style-name="T4">u</text:span><text:span text:style-name="T4">c</text:span><text:span text:style-name="T4">h</text:span><text:span text:style-name="T4"> </text:span><text:span text:style-name="T4">i</text:span><text:span text:style-name="T4">n</text:span><text:span text:style-name="T4"> </text:span><text:span text:style-name="T4">m</text:span><text:span text:style-name="T4">u</text:span><text:span text:style-name="T4">d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s</text:span><text:span text:style-name="T4">t</text:span><text:span text:style-name="T4">e</text:span><text:span text:style-name="T4">n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u</text:span><text:span text:style-name="T4">r</text:span><text:span text:style-name="T4">r</text:span><text:span text:style-name="T4">o</text:span><text:span text:style-name="T4">u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r</text:span><text:span text:style-name="T4">r</text:span><text:span text:style-name="T4">a</text:span><text:span text:style-name="T4">i</text:span><text:span text:style-name="T4">n</text:span><text:span text:style-name="T4">.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e</text:span><text:span text:style-name="T4">x</text:span><text:span text:style-name="T4">t</text:span><text:span text:style-name="T4">r</text:span><text:span text:style-name="T4">e</text:span><text:span text:style-name="T4">m</text:span><text:span text:style-name="T4">e</text:span><text:span text:style-name="T4"> </text:span><text:span text:style-name="T4">c</text:span><text:span text:style-name="T4">o</text:span><text:span text:style-name="T4">l</text:span><text:span text:style-name="T4">d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e</text:span><text:span text:style-name="T4">a</text:span><text:span text:style-name="T4">t</text:span><text:span text:style-name="T4">,</text:span><text:span text:style-name="T4"> </text:span><text:span text:style-name="T4">a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t</text:span><text:span text:style-name="T4">o</text:span><text:span text:style-name="T4"> </text:span><text:span text:style-name="T4">a</text:span><text:span text:style-name="T4">u</text:span><text:span text:style-name="T4">t</text:span><text:span text:style-name="T4">o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e</text:span><text:span text:style-name="T4">d</text:span><text:span text:style-name="T4"> 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a</text:span><text:span text:style-name="T4">v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o</text:span><text:span text:style-name="T4">w</text:span><text:span text:style-name="T4">s</text:span><text:span text:style-name="T4">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</text:span><text:span text:style-name="T4"> </text:span><text:span text:style-name="T4">e</text:span><text:span text:style-name="T4">n</text:span><text:span text:style-name="T4">v</text:span><text:span text:style-name="T4">i</text:span><text:span text:style-name="T4">r</text:span><text:span text:style-name="T4">o</text:span><text:span text:style-name="T4">n</text:span><text:span text:style-name="T4">m</text:span><text:span text:style-name="T4">e</text:span><text:span text:style-name="T4">n</text:span><text:span text:style-name="T4">t</text:span><text:span text:style-name="T4">a</text:span><text:span text:style-name="T4">l</text:span><text:span text:style-name="T4"> </text:span><text:span text:style-name="T4">h</text:span><text:span text:style-name="T4">a</text:span><text:span text:style-name="T4">z</text:span><text:span text:style-name="T4">a</text:span><text:span text:style-name="T4">r</text:span><text:span text:style-name="T4">d</text:span><text:span text:style-name="T4">s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e</text:span><text:span text:style-name="T4">m</text:span><text:span text:style-name="T4">p</text:span><text:span text:style-name="T4">e</text:span><text:span text:style-name="T4">r</text:span><text:span text:style-name="T4">a</text:span><text:span text:style-name="T4">t</text:span><text:span text:style-name="T4">u</text:span><text:span text:style-name="T4">r</text:span><text:span text:style-name="T4">e</text:span><text:span text:style-name="T4">.</text:span><text:span text:style-name="T4"> </text:span><text:span text:style-name="T4">I</text:span><text:span text:style-name="T4">n</text:span><text:span text:style-name="T4"> </text:span><text:span text:style-name="T4">a</text:span><text:span text:style-name="T4">d</text:span><text:span text:style-name="T4">d</text:span><text:span text:style-name="T4">i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h</text:span><text:span text:style-name="T4">a</text:span><text:span text:style-name="T4">s</text:span><text:span text:style-name="T4"> </text:span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o</text:span><text:span text:style-name="T3">n</text:span><text:span text:style-name="T3"> </text:span><text:span text:style-name="T3">D</text:span><text:span text:style-name="T3">e</text:span><text:span text:style-name="T3">x</text:span><text:span text:style-name="T3">t</text:span><text:span text:style-name="T3">e</text:span><text:span text:style-name="T3">r</text:span><text:span text:style-name="T3">i</text:span><text:span text:style-name="T3">t</text:span><text:span text:style-name="T3">y</text:span><text:span text:style-name="T3"> </text:span><text:span text:style-name="T3">(</text:span><text:span text:style-name="T3">S</text:span><text:span text:style-name="T3">t</text:span><text:span text:style-name="T3">e</text:span><text:span text:style-name="T3">a</text:span><text:span text:style-name="T3">l</text:span><text:span text:style-name="T3">t</text:span><text:span text:style-name="T3">h</text:span><text:span text:style-name="T3">)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s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t</text:span><text:span text:style-name="T4">r</text:span><text:span text:style-name="T4">a</text:span><text:span text:style-name="T4">v</text:span><text:span text:style-name="T4">e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t</text:span><text:span text:style-name="T4"> </text:span><text:span text:style-name="T4">a</text:span><text:span text:style-name="T4"> </text:span><text:span text:style-name="T4">s</text:span><text:span text:style-name="T4">l</text:span><text:span text:style-name="T4">o</text:span><text:span text:style-name="T4">w</text:span><text:span text:style-name="T4"> </text:span><text:span text:style-name="T4">p</text:span><text:span text:style-name="T4">a</text:span><text:span text:style-name="T4">c</text:span><text:span text:style-name="T4">e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e</text:span><text:span text:style-name="T4">r</text:span><text:span text:style-name="T4">r</text:span><text:span text:style-name="T4">a</text:span><text:span text:style-name="T4">i</text:span><text:span text:style-name="T4">n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.</text:span><text:span text:style-name="T4"> </text:span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i</text:span><text:span text:style-name="T4">s</text:span><text:span text:style-name="T4"> </text:span><text:span text:style-name="T4">s</text:span><text:span text:style-name="T4">u</text:span><text:span text:style-name="T4">b</text:span><text:span text:style-name="T4">j</text:span><text:span text:style-name="T4">e</text:span><text:span text:style-name="T4">c</text:span><text:span text:style-name="T4">t</text:span><text:span text:style-name="T4"> </text:span><text:span text:style-name="T4">t</text:span><text:span text:style-name="T4">o</text:span><text:span text:style-name="T4"> </text:span><text:span text:style-name="T4">h</text:span><text:span text:style-name="T4">e</text:span><text:span text:style-name="T4">a</text:span><text:span text:style-name="T4">v</text:span><text:span text:style-name="T4">y</text:span><text:span text:style-name="T4"> </text:span><text:span text:style-name="T4">p</text:span><text:span text:style-name="T4">r</text:span><text:span text:style-name="T4">e</text:span><text:span text:style-name="T4">c</text:span><text:span text:style-name="T4">i</text:span><text:span text:style-name="T4">p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o</text:span><text:span text:style-name="T4">r</text:span><text:span text:style-name="T4"> </text:span><text:span text:style-name="T4">1</text:span><text:span text:style-name="T4"> </text:span><text:span text:style-name="T4">m</text:span><text:span text:style-name="T4">i</text:span><text:span text:style-name="T4">n</text:span><text:span text:style-name="T4">u</text:span><text:span text:style-name="T4">t</text:span><text:span text:style-name="T4">e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e</text:span><text:span text:style-name="T4">c</text:span><text:span text:style-name="T4">i</text:span><text:span text:style-name="T4">p</text:span><text:span text:style-name="T4">i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r</text:span><text:span text:style-name="T4">e</text:span><text:span text:style-name="T4">m</text:span><text:span text:style-name="T4">o</text:span><text:span text:style-name="T4">v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u</text:span><text:span text:style-name="T4">d</text:span><text:span text:style-name="T4">,</text:span><text:span text:style-name="T4"> </text:span><text:span text:style-name="T4">e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.</text:span></text:p>
              <text:p><text:span text:style-name="T4"/></text:p>
              <text:p><text:span text:style-name="T4">A</text:span><text:span text:style-name="T4">t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text:span text:style-name="T4">:</text:span><text:span text:style-name="T4"> </text:span><text:span text:style-name="T4">W</text:span><text:span text:style-name="T4">h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s</text:span><text:span text:style-name="T4">t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a</text:span><text:span text:style-name="T4"> </text:span><text:span text:style-name="T4">s</text:span><text:span text:style-name="T4">p</text:span><text:span text:style-name="T4">e</text:span><text:span text:style-name="T4">l</text:span><text:span text:style-name="T4">l</text:span><text:span text:style-name="T4"> </text:span><text:span text:style-name="T4">s</text:span><text:span text:style-name="T4">l</text:span><text:span text:style-name="T4">o</text:span><text:span text:style-name="T4">t</text:span><text:span text:style-name="T4"> </text:span><text:span text:style-name="T4">o</text:span><text:span text:style-name="T4">f</text:span><text:span text:style-name="T4"> </text:span><text:span text:style-name="T4">3</text:span><text:span text:style-name="T4">r</text:span><text:span text:style-name="T4">d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 </text:span><text:span text:style-name="T4">o</text:span><text:span text:style-name="T4">r</text:span><text:span text:style-name="T4"> </text:span><text:span text:style-name="T4">h</text:span><text:span text:style-name="T4">i</text:span><text:span text:style-name="T4">g</text:span><text:span text:style-name="T4">h</text:span><text:span text:style-name="T4">e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8</text:span><text:span text:style-name="T4"> </text:span><text:span text:style-name="T4">h</text:span><text:span text:style-name="T4">o</text:span><text:span text:style-name="T4">u</text:span><text:span text:style-name="T4">r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a</text:span><text:span text:style-name="T4">n</text:span><text:span text:style-name="T4"> </text:span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 </text:span><text:span text:style-name="T4">u</text:span><text:span text:style-name="T4">p</text:span><text:span text:style-name="T4"> </text:span><text:span text:style-name="T4">t</text:span><text:span text:style-name="T4">o</text:span><text:span text:style-name="T4"> </text:span><text:span text:style-name="T4">t</text:span><text:span text:style-name="T4">e</text:span><text:span text:style-name="T4">n</text:span><text:span text:style-name="T4"> </text:span><text:span text:style-name="T4">w</text:span><text:span text:style-name="T4">i</text:span><text:span text:style-name="T4">l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w</text:span><text:span text:style-name="T4">i</text:span><text:span text:style-name="T4">t</text:span><text:span text:style-name="T4">h</text:span><text:span text:style-name="T4">i</text:span><text:span text:style-name="T4">n</text:span><text:span text:style-name="T4"> </text:span><text:span text:style-name="T4">3</text:span><text:span text:style-name="T4">0</text:span><text:span text:style-name="T4"> </text:span><text:span text:style-name="T4">f</text:span><text:span text:style-name="T4">e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.</text:span></text:p>
            </draw:text-box>
          </draw:frame>
        </draw:g>
        <draw:g>
          <draw:polygon draw:style-name="gr1" draw:text-style-name="P1" draw:layer="layout" svg:width="8.822cm" svg:height="14.697cm" svg:x="9.068cm" svg:y="19.993cm" svg:viewBox="0 0 8823 14698" draw:points="4412,14698 0,14698 0,0 8823,0 8823,14698">
            <text:p/>
          </draw:polygon>
          <draw:path draw:style-name="gr2" draw:text-style-name="P2" draw:layer="layout" svg:width="8.25cm" svg:height="1.077cm" svg:x="9.348cm" svg:y="20.264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9.365cm" svg:y="21.517cm" svg:viewBox="0 0 3779 1207" draw:points="1889,1207 0,1207 0,0 3779,0 3779,1207">
            <text:p/>
          </draw:polygon>
          <draw:polygon draw:style-name="gr2" draw:text-style-name="P2" draw:layer="layout" svg:width="3.778cm" svg:height="1.206cm" svg:x="13.736cm" svg:y="21.521cm" svg:viewBox="0 0 3779 1207" draw:points="1889,1207 0,1207 0,0 3779,0 3779,1207">
            <text:p/>
          </draw:polygon>
          <draw:polygon draw:style-name="gr2" draw:text-style-name="P2" draw:layer="layout" svg:width="3.778cm" svg:height="1.206cm" svg:x="13.736cm" svg:y="22.926cm" svg:viewBox="0 0 3779 1207" draw:points="1889,1207 0,1207 0,0 3779,0 3779,1207">
            <text:p/>
          </draw:polygon>
          <draw:polygon draw:style-name="gr2" draw:text-style-name="P2" draw:layer="layout" svg:width="3.778cm" svg:height="1.206cm" svg:x="9.43cm" svg:y="22.926cm" svg:viewBox="0 0 3779 1207" draw:points="1889,1207 0,1207 0,0 3779,0 3779,1207">
            <text:p/>
          </draw:polygon>
          <draw:path draw:style-name="gr3" draw:text-style-name="P3" draw:layer="layout" svg:width="8.086cm" svg:height="9.557cm" svg:x="9.43cm" svg:y="24.723cm" svg:viewBox="0 0 8087 9558" svg:d="M0 0h8087c0 0 0 5881 0 8838 0 737-1011 720-1011 720h-1011-2021-2022-1011c0 0-1011 2-1011-676 0-2489 0-8882 0-8882z">
            <text:p/>
          </draw:path>
          <draw:frame draw:style-name="gr4" draw:text-style-name="P4" draw:layer="layout" svg:width="0.002cm" svg:height="0.937cm" svg:x="9.588cm" svg:y="21.658cm">
            <draw:text-box>
              <text:p/>
            </draw:text-box>
          </draw:frame>
          <draw:frame draw:style-name="gr5" draw:text-style-name="P4" draw:layer="layout" svg:width="3.448cm" svg:height="0.615cm" svg:x="9.588cm" svg:y="21.558cm">
            <draw:text-box>
  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  </draw:text-box>
          </draw:frame>
          <draw:frame draw:style-name="gr4" draw:text-style-name="P4" draw:layer="layout" svg:width="0.002cm" svg:height="0.937cm" svg:x="14.774cm" svg:y="21.658cm">
            <draw:text-box>
              <text:p/>
            </draw:text-box>
          </draw:frame>
          <draw:frame draw:style-name="gr6" draw:text-style-name="P4" draw:layer="layout" svg:width="1.661cm" svg:height="0.615cm" svg:x="14.774cm" svg:y="21.558cm">
            <draw:text-box>
  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  </draw:text-box>
          </draw:frame>
          <draw:frame draw:style-name="gr4" draw:text-style-name="P4" draw:layer="layout" svg:width="0.002cm" svg:height="0.937cm" svg:x="14.472cm" svg:y="23.062cm">
            <draw:text-box>
              <text:p/>
            </draw:text-box>
          </draw:frame>
          <draw:frame draw:style-name="gr7" draw:text-style-name="P4" draw:layer="layout" svg:width="2.296cm" svg:height="0.615cm" svg:x="14.472cm" svg:y="22.962cm">
            <draw:text-box>
  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4" draw:text-style-name="P4" draw:layer="layout" svg:width="0.002cm" svg:height="0.937cm" svg:x="9.642cm" svg:y="23.039cm">
            <draw:text-box>
              <text:p/>
            </draw:text-box>
          </draw:frame>
          <draw:frame draw:style-name="gr8" draw:text-style-name="P4" draw:layer="layout" svg:width="3.342cm" svg:height="0.615cm" svg:x="9.642cm" svg:y="22.939cm">
            <draw:text-box>
  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  </draw:text-box>
          </draw:frame>
          <draw:frame draw:style-name="gr4" draw:text-style-name="P4" draw:layer="layout" svg:width="0.002cm" svg:height="0.937cm" svg:x="10.021cm" svg:y="22.2cm">
            <draw:text-box>
              <text:p/>
            </draw:text-box>
          </draw:frame>
          <draw:frame draw:style-name="gr4" draw:text-style-name="P4" draw:layer="layout" svg:width="0.002cm" svg:height="0.937cm" svg:x="14.627cm" svg:y="22.2cm">
            <draw:text-box>
              <text:p/>
            </draw:text-box>
          </draw:frame>
          <draw:frame draw:style-name="gr4" draw:text-style-name="P4" draw:layer="layout" svg:width="0.002cm" svg:height="0.937cm" svg:x="10.649cm" svg:y="23.582cm">
            <draw:text-box>
              <text:p/>
            </draw:text-box>
          </draw:frame>
          <draw:frame draw:style-name="gr4" draw:text-style-name="P4" draw:layer="layout" svg:width="0.002cm" svg:height="0.937cm" svg:x="13.915cm" svg:y="23.633cm">
            <draw:text-box>
              <text:p/>
            </draw:text-box>
          </draw:frame>
          <draw:frame draw:style-name="gr9" draw:text-style-name="P7" draw:layer="layout" svg:width="8.255cm" svg:height="1.016cm" svg:x="9.334cm" svg:y="20.311cm">
            <draw:text-box>
              <text:p text:style-name="P6">Cloak of Shadow</text:p>
            </draw:text-box>
          </draw:frame>
          <draw:frame draw:style-name="gr10" draw:text-style-name="P8" draw:layer="layout" svg:width="3.81cm" svg:height="0.645cm" svg:x="9.334cm" svg:y="22.079cm">
            <draw:text-box>
              <text:p text:style-name="P6"><text:span text:style-name="T2">1</text:span><text:span text:style-name="T2"> </text:span><text:span text:style-name="T2">b</text:span><text:span text:style-name="T2">o</text:span><text:span text:style-name="T2">n</text:span><text:span text:style-name="T2">u</text:span><text:span text:style-name="T2">s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  </draw:text-box>
          </draw:frame>
          <draw:frame draw:style-name="gr10" draw:text-style-name="P8" draw:layer="layout" svg:width="3.81cm" svg:height="0.645cm" svg:x="13.779cm" svg:y="22.079cm">
            <draw:text-box>
              <text:p text:style-name="P6"><text:span text:style-name="T2">S</text:span><text:span text:style-name="T2">e</text:span><text:span text:style-name="T2">l</text:span><text:span text:style-name="T2">f</text:span></text:p>
            </draw:text-box>
          </draw:frame>
          <draw:frame draw:style-name="gr10" draw:text-style-name="P8" draw:layer="layout" svg:width="3.81cm" svg:height="0.645cm" svg:x="9.434cm" svg:y="23.49cm">
            <draw:text-box>
              <text:p text:style-name="P6"><text:span text:style-name="T2">V</text:span></text:p>
            </draw:text-box>
          </draw:frame>
          <draw:frame draw:style-name="gr10" draw:text-style-name="P8" draw:layer="layout" svg:width="3.81cm" svg:height="0.645cm" svg:x="13.734cm" svg:y="23.49cm">
            <draw:text-box>
              <text:p text:style-name="P6"><text:span text:style-name="T2">1</text:span><text:span text:style-name="T2"> </text:span><text:span text:style-name="T2">m</text:span><text:span text:style-name="T2">i</text:span><text:span text:style-name="T2">n</text:span><text:span text:style-name="T2"> </text:span><text:span text:style-name="T2">(</text:span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)</text:span></text:p>
            </draw:text-box>
          </draw:frame>
          <draw:frame draw:style-name="gr16" draw:text-style-name="P9" draw:layer="layout" svg:width="8.001cm" svg:height="9.323cm" svg:x="9.461cm" svg:y="24.756cm">
            <draw:text-box>
              <text:p><text:span text:style-name="T4">Y</text:span><text:span text:style-name="T4">o</text:span><text:span text:style-name="T4">u</text:span><text:span text:style-name="T4"> </text:span><text:span text:style-name="T4">c</text:span><text:span text:style-name="T4">l</text:span><text:span text:style-name="T4">o</text:span><text:span text:style-name="T4">a</text:span><text:span text:style-name="T4">k</text:span><text:span text:style-name="T4"> </text:span><text:span text:style-name="T4">y</text:span><text:span text:style-name="T4">o</text:span><text:span text:style-name="T4">u</text:span><text:span text:style-name="T4">r</text:span><text:span text:style-name="T4">s</text:span><text:span text:style-name="T4">e</text:span><text:span text:style-name="T4">l</text:span><text:span text:style-name="T4">f</text:span><text:span text:style-name="T4"> </text:span><text:span text:style-name="T4">i</text:span><text:span text:style-name="T4">n</text:span><text:span text:style-name="T4"> </text:span><text:span text:style-name="T4">s</text:span><text:span text:style-name="T4">h</text:span><text:span text:style-name="T4">a</text:span><text:span text:style-name="T4">d</text:span><text:span text:style-name="T4">o</text:span><text:span text:style-name="T4">w</text:span><text:span text:style-name="T4">,</text:span><text:span text:style-name="T4"> </text:span><text:span text:style-name="T4">g</text:span><text:span text:style-name="T4">i</text:span><text:span text:style-name="T4">v</text:span><text:span text:style-name="T4">i</text:span><text:span text:style-name="T4">n</text:span><text:span text:style-name="T4">g</text:span><text:span text:style-name="T4"> </text:span><text:span text:style-name="T4">y</text:span><text:span text:style-name="T4">o</text:span><text:span text:style-name="T4">u</text:span><text:span text:style-name="T4"> </text:span><text:span text:style-name="T3">a</text:span><text:span text:style-name="T3">d</text:span><text:span text:style-name="T3">v</text:span><text:span text:style-name="T3">a</text:span><text:span text:style-name="T3">n</text:span><text:span text:style-name="T3">t</text:span><text:span text:style-name="T3">a</text:span><text:span text:style-name="T3">g</text:span><text:span text:style-name="T3">e</text:span><text:span text:style-name="T3"> </text:span><text:span text:style-name="T3">o</text:span><text:span text:style-name="T3">n</text:span><text:span text:style-name="T3"> </text:span><text:span text:style-name="T3">D</text:span><text:span text:style-name="T3">e</text:span><text:span text:style-name="T3">x</text:span><text:span text:style-name="T3">t</text:span><text:span text:style-name="T3">e</text:span><text:span text:style-name="T3">r</text:span><text:span text:style-name="T3">i</text:span><text:span text:style-name="T3">t</text:span><text:span text:style-name="T3">y</text:span><text:span text:style-name="T3"> </text:span><text:span text:style-name="T3">(</text:span><text:span text:style-name="T3">S</text:span><text:span text:style-name="T3">t</text:span><text:span text:style-name="T3">e</text:span><text:span text:style-name="T3">a</text:span><text:span text:style-name="T3">l</text:span><text:span text:style-name="T3">t</text:span><text:span text:style-name="T3">h</text:span><text:span text:style-name="T3">)</text:span><text:span text:style-name="T3"> </text:span><text:span text:style-name="T4">c</text:span><text:span text:style-name="T4">h</text:span><text:span text:style-name="T4">e</text:span><text:span text:style-name="T4">c</text:span><text:span text:style-name="T4">k</text:span><text:span text:style-name="T4">s</text:span><text:span text:style-name="T4"> </text:span><text:span text:style-name="T4">a</text:span><text:span text:style-name="T4">g</text:span><text:span text:style-name="T4">a</text:span><text:span text:style-name="T4">i</text:span><text:span text:style-name="T4">n</text:span><text:span text:style-name="T4">s</text:span><text:span text:style-name="T4">t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r</text:span><text:span text:style-name="T4">e</text:span><text:span text:style-name="T4">l</text:span><text:span text:style-name="T4">y</text:span><text:span text:style-name="T4"> </text:span><text:span text:style-name="T4">o</text:span><text:span text:style-name="T4">n</text:span><text:span text:style-name="T4"> </text:span><text:span text:style-name="T4">s</text:span><text:span text:style-name="T4">i</text:span><text:span text:style-name="T4">g</text:span><text:span text:style-name="T4">h</text:span><text:span text:style-name="T4">t</text:span><text:span text:style-name="T4">.</text:span></text:p>
            </draw:text-box>
          </draw:frame>
        </draw:g>
        <draw:g>
          <draw:polygon draw:style-name="gr1" draw:text-style-name="P1" draw:layer="layout" svg:width="8.822cm" svg:height="14.697cm" svg:x="17.969cm" svg:y="19.993cm" svg:viewBox="0 0 8823 14698" draw:points="4412,14698 0,14698 0,0 8823,0 8823,14698">
            <text:p/>
          </draw:polygon>
          <draw:path draw:style-name="gr2" draw:text-style-name="P2" draw:layer="layout" svg:width="8.25cm" svg:height="1.077cm" svg:x="18.249cm" svg:y="20.264cm" svg:viewBox="0 0 8251 1078" svg:d="M352 0h7547c195 0 352 162 352 363v352c0 385-3 363-352 363h-7547c-357 0-352 5-352-363v-352c0-201 157-363 352-363z">
            <text:p/>
          </draw:path>
          <draw:polygon draw:style-name="gr2" draw:text-style-name="P2" draw:layer="layout" svg:width="3.778cm" svg:height="1.206cm" svg:x="18.266cm" svg:y="21.517cm" svg:viewBox="0 0 3779 1207" draw:points="1889,1207 0,1207 0,0 3779,0 3779,1207">
            <text:p/>
          </draw:polygon>
          <draw:polygon draw:style-name="gr2" draw:text-style-name="P2" draw:layer="layout" svg:width="3.778cm" svg:height="1.206cm" svg:x="22.637cm" svg:y="21.521cm" svg:viewBox="0 0 3779 1207" draw:points="1889,1207 0,1207 0,0 3779,0 3779,1207">
            <text:p/>
          </draw:polygon>
          <draw:polygon draw:style-name="gr2" draw:text-style-name="P2" draw:layer="layout" svg:width="3.778cm" svg:height="1.206cm" svg:x="22.637cm" svg:y="22.926cm" svg:viewBox="0 0 3779 1207" draw:points="1889,1207 0,1207 0,0 3779,0 3779,1207">
            <text:p/>
          </draw:polygon>
          <draw:polygon draw:style-name="gr2" draw:text-style-name="P2" draw:layer="layout" svg:width="3.778cm" svg:height="1.206cm" svg:x="18.331cm" svg:y="22.926cm" svg:viewBox="0 0 3779 1207" draw:points="1889,1207 0,1207 0,0 3779,0 3779,1207">
            <text:p/>
          </draw:polygon>
          <draw:path draw:style-name="gr3" draw:text-style-name="P3" draw:layer="layout" svg:width="8.086cm" svg:height="9.557cm" svg:x="18.331cm" svg:y="24.723cm" svg:viewBox="0 0 8087 9558" svg:d="M0 0h8087c0 0 0 5881 0 8838 0 737-1011 720-1011 720h-1011-2021-2022-1011c0 0-1011 2-1011-676 0-2489 0-8882 0-8882z">
            <text:p/>
          </draw:path>
          <draw:frame draw:style-name="gr4" draw:text-style-name="P4" draw:layer="layout" svg:width="0.002cm" svg:height="0.937cm" svg:x="18.489cm" svg:y="21.658cm">
            <draw:text-box>
              <text:p/>
            </draw:text-box>
          </draw:frame>
          <draw:frame draw:style-name="gr5" draw:text-style-name="P4" draw:layer="layout" svg:width="3.448cm" svg:height="0.615cm" svg:x="18.489cm" svg:y="21.558cm">
            <draw:text-box>
  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  </draw:text-box>
          </draw:frame>
          <draw:frame draw:style-name="gr4" draw:text-style-name="P4" draw:layer="layout" svg:width="0.002cm" svg:height="0.937cm" svg:x="23.675cm" svg:y="21.658cm">
            <draw:text-box>
              <text:p/>
            </draw:text-box>
          </draw:frame>
          <draw:frame draw:style-name="gr6" draw:text-style-name="P4" draw:layer="layout" svg:width="1.661cm" svg:height="0.615cm" svg:x="23.675cm" svg:y="21.558cm">
            <draw:text-box>
  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  </draw:text-box>
          </draw:frame>
          <draw:frame draw:style-name="gr4" draw:text-style-name="P4" draw:layer="layout" svg:width="0.002cm" svg:height="0.937cm" svg:x="23.373cm" svg:y="23.062cm">
            <draw:text-box>
              <text:p/>
            </draw:text-box>
          </draw:frame>
          <draw:frame draw:style-name="gr7" draw:text-style-name="P4" draw:layer="layout" svg:width="2.296cm" svg:height="0.615cm" svg:x="23.373cm" svg:y="22.962cm">
            <draw:text-box>
  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4" draw:text-style-name="P4" draw:layer="layout" svg:width="0.002cm" svg:height="0.937cm" svg:x="18.543cm" svg:y="23.039cm">
            <draw:text-box>
              <text:p/>
            </draw:text-box>
          </draw:frame>
          <draw:frame draw:style-name="gr8" draw:text-style-name="P4" draw:layer="layout" svg:width="3.342cm" svg:height="0.615cm" svg:x="18.543cm" svg:y="22.939cm">
            <draw:text-box>
  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  </draw:text-box>
          </draw:frame>
          <draw:frame draw:style-name="gr4" draw:text-style-name="P4" draw:layer="layout" svg:width="0.002cm" svg:height="0.937cm" svg:x="18.922cm" svg:y="22.2cm">
            <draw:text-box>
              <text:p/>
            </draw:text-box>
          </draw:frame>
          <draw:frame draw:style-name="gr4" draw:text-style-name="P4" draw:layer="layout" svg:width="0.002cm" svg:height="0.937cm" svg:x="23.528cm" svg:y="22.2cm">
            <draw:text-box>
              <text:p/>
            </draw:text-box>
          </draw:frame>
          <draw:frame draw:style-name="gr4" draw:text-style-name="P4" draw:layer="layout" svg:width="0.002cm" svg:height="0.937cm" svg:x="19.55cm" svg:y="23.582cm">
            <draw:text-box>
              <text:p/>
            </draw:text-box>
          </draw:frame>
          <draw:frame draw:style-name="gr4" draw:text-style-name="P4" draw:layer="layout" svg:width="0.002cm" svg:height="0.937cm" svg:x="22.816cm" svg:y="23.633cm">
            <draw:text-box>
              <text:p/>
            </draw:text-box>
          </draw:frame>
          <draw:frame draw:style-name="gr9" draw:text-style-name="P7" draw:layer="layout" svg:width="8.255cm" svg:height="1.016cm" svg:x="18.235cm" svg:y="20.311cm">
            <draw:text-box>
              <text:p text:style-name="P6">Analyze Device</text:p>
            </draw:text-box>
          </draw:frame>
          <draw:frame draw:style-name="gr10" draw:text-style-name="P8" draw:layer="layout" svg:width="3.81cm" svg:height="0.645cm" svg:x="18.235cm" svg:y="22.079cm">
            <draw:text-box>
              <text:p text:style-name="P6"><text:span text:style-name="T2">1</text:span><text:span text:style-name="T2"> </text:span><text:span text:style-name="T2">h</text:span><text:span text:style-name="T2">o</text:span><text:span text:style-name="T2">u</text:span><text:span text:style-name="T2">r</text:span><text:span text:style-name="T2"> </text:span><text:span text:style-name="T2">/</text:span><text:span text:style-name="T2"> </text:span><text:span text:style-name="T2">r</text:span><text:span text:style-name="T2">i</text:span><text:span text:style-name="T2">t</text:span><text:span text:style-name="T2">u</text:span><text:span text:style-name="T2">a</text:span><text:span text:style-name="T2">l</text:span></text:p>
            </draw:text-box>
          </draw:frame>
          <draw:frame draw:style-name="gr10" draw:text-style-name="P8" draw:layer="layout" svg:width="3.81cm" svg:height="0.645cm" svg:x="22.68cm" svg:y="22.079cm">
            <draw:text-box>
              <text:p text:style-name="P6"><text:span text:style-name="T2">T</text:span><text:span text:style-name="T2">o</text:span><text:span text:style-name="T2">u</text:span><text:span text:style-name="T2">c</text:span><text:span text:style-name="T2">h</text:span><text:span text:style-name="T2"> </text:span><text:span text:style-name="T2">(</text:span><text:span text:style-name="T2">1</text:span><text:span text:style-name="T2">2</text:span><text:span text:style-name="T2">0</text:span><text:span text:style-name="T2"> </text:span><text:span text:style-name="T2">f</text:span><text:span text:style-name="T2">t</text:span><text:span text:style-name="T2">.</text:span><text:span text:style-name="T2">)</text:span></text:p>
            </draw:text-box>
          </draw:frame>
          <draw:frame draw:style-name="gr10" draw:text-style-name="P8" draw:layer="layout" svg:width="3.81cm" svg:height="0.645cm" svg:x="18.335cm" svg:y="23.49cm">
            <draw:text-box>
              <text:p text:style-name="P6"><text:span text:style-name="T2">V</text:span><text:span text:style-name="T2">,</text:span><text:span text:style-name="T2"> </text:span><text:span text:style-name="T2">S</text:span></text:p>
            </draw:text-box>
          </draw:frame>
          <draw:frame draw:style-name="gr10" draw:text-style-name="P8" draw:layer="layout" svg:width="3.81cm" svg:height="0.645cm" svg:x="22.635cm" svg:y="23.49cm">
            <draw:text-box>
              <text:p text:style-name="P6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  </draw:text-box>
          </draw:frame>
          <draw:frame draw:style-name="gr16" draw:text-style-name="P9" draw:layer="layout" svg:width="8.001cm" svg:height="9.323cm" svg:x="18.362cm" svg:y="24.756cm">
            <draw:text-box>
              <text:p><text:span text:style-name="T4">Y</text:span><text:span text:style-name="T4">o</text:span><text:span text:style-name="T4">u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 </text:span><text:span text:style-name="T4">a</text:span><text:span text:style-name="T4">l</text:span><text:span text:style-name="T4">l</text:span><text:span text:style-name="T4"> </text:span><text:span text:style-name="T4">m</text:span><text:span text:style-name="T4">e</text:span><text:span text:style-name="T4">c</text:span><text:span text:style-name="T4">h</text:span><text:span text:style-name="T4">a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p</text:span><text:span text:style-name="T4">r</text:span><text:span text:style-name="T4">o</text:span><text:span text:style-name="T4">p</text:span><text:span text:style-name="T4">e</text:span><text:span text:style-name="T4">r</text:span><text:span text:style-name="T4">t</text:span><text:span text:style-name="T4">i</text:span><text:span text:style-name="T4">e</text:span><text:span text:style-name="T4">s</text:span><text:span text:style-name="T4">,</text:span><text:span text:style-name="T4"> </text:span><text:span text:style-name="T4">m</text:span><text:span text:style-name="T4">e</text:span><text:span text:style-name="T4">c</text:span><text:span text:style-name="T4">h</text:span><text:span text:style-name="T4">a</text:span><text:span text:style-name="T4">n</text:span><text:span text:style-name="T4">i</text:span><text:span text:style-name="T4">s</text:span><text:span text:style-name="T4">m</text:span><text:span text:style-name="T4">s</text:span><text:span text:style-name="T4">,</text:span><text:span text:style-name="T4"> </text:span><text:span text:style-name="T4">a</text:span><text:span text:style-name="T4">n</text:span><text:span text:style-name="T4">d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o</text:span><text:span text:style-name="T4">f</text:span><text:span text:style-name="T4"> </text:span><text:span text:style-name="T4">a</text:span><text:span text:style-name="T4"> </text:span><text:span text:style-name="T4">s</text:span><text:span text:style-name="T4">i</text:span><text:span text:style-name="T4">n</text:span><text:span text:style-name="T4">g</text:span><text:span text:style-name="T4">l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 </text:span><text:span text:style-name="T4">o</text:span><text:span text:style-name="T4">r</text:span><text:span text:style-name="T4"> </text:span><text:span text:style-name="T4">c</text:span><text:span text:style-name="T4">l</text:span><text:span text:style-name="T4">o</text:span><text:span text:style-name="T4">c</text:span><text:span text:style-name="T4">k</text:span><text:span text:style-name="T4">w</text:span><text:span text:style-name="T4">o</text:span><text:span text:style-name="T4">r</text:span><text:span text:style-name="T4">k</text:span><text:span text:style-name="T4"> </text:span><text:span text:style-name="T4">d</text:span><text:span text:style-name="T4">e</text:span><text:span text:style-name="T4">v</text:span><text:span text:style-name="T4">i</text:span><text:span text:style-name="T4">c</text:span><text:span text:style-name="T4">e</text:span><text:span text:style-name="T4">,</text:span><text:span text:style-name="T4"> </text:span><text:span text:style-name="T4">i</text:span><text:span text:style-name="T4">n</text:span><text:span text:style-name="T4">c</text:span><text:span text:style-name="T4">l</text:span><text:span text:style-name="T4">u</text:span><text:span text:style-name="T4">d</text:span><text:span text:style-name="T4">i</text:span><text:span text:style-name="T4">n</text:span><text:span text:style-name="T4">g</text:span><text:span text:style-name="T4"> </text:span><text:span text:style-name="T4">h</text:span><text:span text:style-name="T4">o</text:span><text:span text:style-name="T4">w</text:span><text:span text:style-name="T4"> </text:span><text:span text:style-name="T4">t</text:span><text:span text:style-name="T4">o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t</text:span><text:span text:style-name="T4">e</text:span><text:span text:style-name="T4"> </text:span><text:span text:style-name="T4">o</text:span><text:span text:style-name="T4">r</text:span><text:span text:style-name="T4"> </text:span><text:span text:style-name="T4">d</text:span><text:span text:style-name="T4">e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o</text:span><text:span text:style-name="T4">s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text:span text:style-name="T4">,</text:span><text:span text:style-name="T4"> </text:span><text:span text:style-name="T4">i</text:span><text:span text:style-name="T4">f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p</text:span><text:span text:style-name="T4">r</text:span><text:span text:style-name="T4">i</text:span><text:span text:style-name="T4">a</text:span><text:span text:style-name="T4">t</text:span><text:span text:style-name="T4">e</text:span><text:span text:style-name="T4">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88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6-30T11:37:53.651092311</dc:date>
    <meta:editing-duration>PT38M28S</meta:editing-duration>
    <meta:editing-cycles>11</meta:editing-cycles>
    <meta:generator>LibreOffice/6.0.7.3$Linux_X86_64 LibreOffice_project/00m0$Build-3</meta:generator>
    <meta:document-statistic meta:object-count="361"/>
  </office:meta>
</office:document-meta>
</file>